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ucida Sans Unicode" svg:font-family="'Lucida Sans Unicode'" style:font-family-generic="system" style:font-pitch="variable"/>
    <style:font-face style:name="Luxi Mono" svg:font-family="'Luxi Mono'" style:font-pitch="fixed"/>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0835in" style:contextual-spacing="false" fo:line-height="100%" fo:text-align="center" style:justify-single-word="false"/>
    </style:style>
    <style:style style:name="P3" style:family="paragraph" style:parent-style-name="Standard">
      <style:paragraph-properties fo:margin-top="0in" fo:margin-bottom="0in" style:contextual-spacing="false" fo:line-height="100%" fo:text-align="center" style:justify-single-word="false"/>
      <style:text-properties officeooo:paragraph-rsid="001c1466"/>
    </style:style>
    <style:style style:name="P4" style:family="paragraph" style:parent-style-name="Standard">
      <style:paragraph-properties fo:margin-top="0in" fo:margin-bottom="0in" style:contextual-spacing="false" fo:line-height="150%" fo:text-align="center" style:justify-single-word="false" fo:text-indent="0.4925in" style:auto-text-indent="false"/>
    </style:style>
    <style:style style:name="P5" style:family="paragraph" style:parent-style-name="Standard">
      <style:paragraph-properties fo:margin-top="0in" fo:margin-bottom="0in" style:contextual-spacing="false" fo:line-height="150%" fo:text-align="center" style:justify-single-word="false" fo:text-indent="0.4925in" style:auto-text-indent="false">
        <style:tab-stops>
          <style:tab-stop style:position="6.6937in" style:leader-style="solid" style:leader-text="_"/>
        </style:tab-stops>
      </style:paragraph-properties>
    </style:style>
    <style:style style:name="P6" style:family="paragraph" style:parent-style-name="Standard">
      <style:paragraph-properties fo:margin-top="0in" fo:margin-bottom="0in" style:contextual-spacing="false" fo:line-height="150%" fo:text-align="center" style:justify-single-word="false">
        <style:tab-stops>
          <style:tab-stop style:position="6.6937in" style:leader-style="solid" style:leader-text="_"/>
        </style:tab-stops>
      </style:paragraph-properties>
    </style:style>
    <style:style style:name="P7" style:family="paragraph" style:parent-style-name="Standard">
      <style:paragraph-properties fo:margin-top="0in" fo:margin-bottom="0in" style:contextual-spacing="false" fo:line-height="150%" fo:text-align="end" style:justify-single-word="false" fo:text-indent="0.4925in" style:auto-text-indent="false">
        <style:tab-stops>
          <style:tab-stop style:position="6.6937in" style:leader-style="solid" style:leader-text="_"/>
        </style:tab-stops>
      </style:paragraph-properties>
    </style:style>
    <style:style style:name="P8" style:family="paragraph" style:parent-style-name="Standard">
      <style:paragraph-properties fo:margin-top="0in" fo:margin-bottom="0in" style:contextual-spacing="false" fo:line-height="150%" fo:text-align="start" style:justify-single-word="false">
        <style:tab-stops>
          <style:tab-stop style:position="6.6937in" style:leader-style="solid" style:leader-text="_"/>
        </style:tab-stops>
      </style:paragraph-properties>
      <style:text-properties officeooo:paragraph-rsid="001febef"/>
    </style:style>
    <style:style style:name="P9" style:family="paragraph" style:parent-style-name="Standard">
      <style:paragraph-properties fo:margin-top="0in" fo:margin-bottom="0in" style:contextual-spacing="false" fo:line-height="150%" fo:text-align="start" style:justify-single-word="false">
        <style:tab-stops>
          <style:tab-stop style:position="6.6937in" style:leader-style="solid" style:leader-text="_"/>
        </style:tab-stops>
      </style:paragraph-properties>
      <style:text-properties officeooo:paragraph-rsid="00201166"/>
    </style:style>
    <style:style style:name="P10" style:family="paragraph" style:parent-style-name="Standard">
      <style:paragraph-properties fo:margin-top="0in" fo:margin-bottom="0in" style:contextual-spacing="false" fo:line-height="150%" fo:text-indent="0.4925in" style:auto-text-indent="false">
        <style:tab-stops>
          <style:tab-stop style:position="6.6937in" style:leader-style="solid" style:leader-text="_"/>
        </style:tab-stops>
      </style:paragraph-properties>
    </style:style>
    <style:style style:name="P11" style:family="paragraph" style:parent-style-name="Standard">
      <style:paragraph-properties fo:margin-top="0in" fo:margin-bottom="0in" style:contextual-spacing="false" fo:line-height="150%" fo:text-align="center" style:justify-single-word="false">
        <style:tab-stops>
          <style:tab-stop style:position="6.6937in" style:leader-style="solid" style:leader-text="_"/>
        </style:tab-stops>
      </style:paragraph-properties>
      <style:text-properties officeooo:rsid="001d5572" officeooo:paragraph-rsid="001d5572"/>
    </style:style>
    <style:style style:name="P12" style:family="paragraph" style:parent-style-name="Standard">
      <style:paragraph-properties fo:margin-top="0in" fo:margin-bottom="0in" style:contextual-spacing="false" fo:line-height="150%" fo:text-align="center" style:justify-single-word="false">
        <style:tab-stops>
          <style:tab-stop style:position="6.6937in" style:leader-style="solid" style:leader-text="_"/>
        </style:tab-stops>
      </style:paragraph-properties>
      <style:text-properties fo:font-weight="bold" officeooo:rsid="001dfc04" officeooo:paragraph-rsid="001dfc04" style:font-weight-asian="bold" style:font-weight-complex="bold"/>
    </style:style>
    <style:style style:name="P13" style:family="paragraph" style:parent-style-name="Heading_20_1">
      <style:paragraph-properties fo:text-align="center" style:justify-single-word="false"/>
      <style:text-properties fo:font-weight="bold" officeooo:rsid="00317621" officeooo:paragraph-rsid="00317621" style:font-weight-asian="bold" style:font-weight-complex="bold"/>
    </style:style>
    <style:style style:name="P14" style:family="paragraph" style:parent-style-name="Standard">
      <style:paragraph-properties fo:text-align="center" style:justify-single-word="false"/>
      <style:text-properties fo:font-weight="bold" officeooo:rsid="00317621" officeooo:paragraph-rsid="00317621" style:font-weight-asian="bold" style:font-weight-complex="bold"/>
    </style:style>
    <style:style style:name="P15" style:family="paragraph" style:parent-style-name="Heading_20_1">
      <style:paragraph-properties fo:text-align="center" style:justify-single-word="false"/>
      <style:text-properties fo:font-weight="bold" style:font-weight-asian="bold" style:font-weight-complex="bold"/>
    </style:style>
    <style:style style:name="P16" style:family="paragraph" style:parent-style-name="Heading_20_1">
      <style:paragraph-properties fo:text-align="center" style:justify-single-word="false"/>
      <style:text-properties fo:font-weight="bold" officeooo:paragraph-rsid="00882e98" style:font-weight-asian="bold" style:font-weight-complex="bold"/>
    </style:style>
    <style:style style:name="P17" style:family="paragraph" style:parent-style-name="Heading_20_1">
      <style:paragraph-properties fo:text-align="center" style:justify-single-word="false"/>
      <style:text-properties fo:font-weight="bold" officeooo:paragraph-rsid="00fd3e31" style:font-weight-asian="bold" style:font-weight-complex="bold"/>
    </style:style>
    <style:style style:name="P18" style:family="paragraph" style:parent-style-name="Standard">
      <style:paragraph-properties fo:text-align="center" style:justify-single-word="false"/>
      <style:text-properties fo:font-weight="bold" officeooo:paragraph-rsid="00fd3e31" style:font-weight-asian="bold" style:font-weight-complex="bold"/>
    </style:style>
    <style:style style:name="P19" style:family="paragraph" style:parent-style-name="Heading_20_1">
      <style:paragraph-properties fo:text-align="center" style:justify-single-word="false"/>
      <style:text-properties fo:font-weight="bold" officeooo:rsid="00d31e2c" officeooo:paragraph-rsid="00fd3e31" style:font-weight-asian="bold" style:font-weight-complex="bold"/>
    </style:style>
    <style:style style:name="P20" style:family="paragraph" style:parent-style-name="Standard">
      <style:paragraph-properties fo:text-align="center" style:justify-single-word="false"/>
      <style:text-properties fo:font-weight="bold" officeooo:rsid="00d31e2c" officeooo:paragraph-rsid="00fd3e31" style:font-weight-asian="bold" style:font-weight-complex="bold"/>
    </style:style>
    <style:style style:name="P21" style:family="paragraph" style:parent-style-name="Standard">
      <style:paragraph-properties fo:margin-top="0in" fo:margin-bottom="0in" style:contextual-spacing="false" fo:line-height="150%" fo:text-align="start" style:justify-single-word="false">
        <style:tab-stops>
          <style:tab-stop style:position="6.6937in" style:leader-style="solid" style:leader-text="_"/>
        </style:tab-stops>
      </style:paragraph-properties>
      <style:text-properties fo:font-weight="bold" officeooo:rsid="002cb787" officeooo:paragraph-rsid="001dfc04" style:font-weight-asian="bold" style:font-weight-complex="bold"/>
    </style:style>
    <style:style style:name="P22" style:family="paragraph" style:parent-style-name="Standard">
      <style:paragraph-properties fo:margin-top="0in" fo:margin-bottom="0in" style:contextual-spacing="false" fo:line-height="150%" fo:text-align="start" style:justify-single-word="false">
        <style:tab-stops>
          <style:tab-stop style:position="6.6937in" style:leader-style="solid" style:leader-text="_"/>
        </style:tab-stops>
      </style:paragraph-properties>
      <style:text-properties fo:font-weight="normal" officeooo:rsid="001dfc04" officeooo:paragraph-rsid="001dfc04" style:font-weight-asian="normal" style:font-weight-complex="normal"/>
    </style:style>
    <style:style style:name="P23" style:family="paragraph" style:parent-style-name="Standard">
      <style:paragraph-properties fo:margin-top="0in" fo:margin-bottom="0in" style:contextual-spacing="false" fo:line-height="150%" fo:text-align="start" style:justify-single-word="false">
        <style:tab-stops>
          <style:tab-stop style:position="6.6937in" style:leader-style="solid" style:leader-text="_"/>
        </style:tab-stops>
      </style:paragraph-properties>
      <style:text-properties fo:font-weight="normal" officeooo:rsid="001dfc04" officeooo:paragraph-rsid="001febef" style:font-weight-asian="normal" style:font-weight-complex="normal"/>
    </style:style>
    <style:style style:name="P24" style:family="paragraph" style:parent-style-name="Standard">
      <style:paragraph-properties fo:margin-top="0in" fo:margin-bottom="0in" style:contextual-spacing="false" fo:line-height="150%" fo:text-align="start" style:justify-single-word="false">
        <style:tab-stops>
          <style:tab-stop style:position="6.6937in" style:leader-style="solid" style:leader-text="_"/>
        </style:tab-stops>
      </style:paragraph-properties>
      <style:text-properties fo:font-weight="normal" officeooo:rsid="001dfc04" officeooo:paragraph-rsid="00201166" style:font-weight-asian="normal" style:font-weight-complex="normal"/>
    </style:style>
    <style:style style:name="P25" style:family="paragraph" style:parent-style-name="Standard">
      <style:paragraph-properties fo:text-align="start" style:justify-single-word="false"/>
      <style:text-properties fo:font-weight="normal" officeooo:paragraph-rsid="00882e98" style:font-weight-asian="normal" style:font-weight-complex="normal"/>
    </style:style>
    <style:style style:name="P26" style:family="paragraph" style:parent-style-name="Standard">
      <style:paragraph-properties fo:text-align="start" style:justify-single-word="false"/>
      <style:text-properties fo:font-weight="normal" officeooo:paragraph-rsid="008b839a" style:font-weight-asian="normal" style:font-weight-complex="normal"/>
    </style:style>
    <style:style style:name="P27" style:family="paragraph" style:parent-style-name="Standard">
      <style:paragraph-properties fo:text-align="start" style:justify-single-word="false"/>
      <style:text-properties fo:font-weight="normal" officeooo:paragraph-rsid="008c03e9" style:font-weight-asian="normal" style:font-weight-complex="normal"/>
    </style:style>
    <style:style style:name="P28" style:family="paragraph" style:parent-style-name="Standard">
      <style:paragraph-properties fo:text-align="start" style:justify-single-word="false"/>
      <style:text-properties fo:font-weight="normal" officeooo:paragraph-rsid="009a2176" style:font-weight-asian="normal" style:font-weight-complex="normal"/>
    </style:style>
    <style:style style:name="P29" style:family="paragraph" style:parent-style-name="Standard">
      <style:paragraph-properties fo:text-align="start" style:justify-single-word="false"/>
      <style:text-properties fo:font-weight="normal" officeooo:paragraph-rsid="00e0afa1" style:font-weight-asian="normal" style:font-weight-complex="normal"/>
    </style:style>
    <style:style style:name="P30" style:family="paragraph" style:parent-style-name="Standard">
      <style:paragraph-properties fo:text-align="start" style:justify-single-word="false"/>
      <style:text-properties fo:font-weight="normal" officeooo:paragraph-rsid="00e19cb9" style:font-weight-asian="normal" style:font-weight-complex="normal"/>
    </style:style>
    <style:style style:name="P31" style:family="paragraph" style:parent-style-name="Standard">
      <style:paragraph-properties fo:text-align="start" style:justify-single-word="false"/>
      <style:text-properties fo:font-weight="normal" officeooo:paragraph-rsid="00fd3e31" style:font-weight-asian="normal" style:font-weight-complex="normal"/>
    </style:style>
    <style:style style:name="P32" style:family="paragraph" style:parent-style-name="Standard">
      <style:paragraph-properties fo:text-align="start" style:justify-single-word="false"/>
      <style:text-properties fo:font-weight="normal" officeooo:rsid="008ec70b" officeooo:paragraph-rsid="008ec70b" style:font-weight-asian="normal" style:font-weight-complex="normal"/>
    </style:style>
    <style:style style:name="P33" style:family="paragraph" style:parent-style-name="Standard">
      <style:paragraph-properties fo:text-align="start" style:justify-single-word="false"/>
      <style:text-properties fo:font-weight="normal" officeooo:rsid="008ec70b" officeooo:paragraph-rsid="0091fa9f" style:font-weight-asian="normal" style:font-weight-complex="normal"/>
    </style:style>
    <style:style style:name="P34" style:family="paragraph" style:parent-style-name="Standard">
      <style:paragraph-properties fo:text-align="center" style:justify-single-word="false"/>
      <style:text-properties fo:font-weight="normal" officeooo:paragraph-rsid="00882e98" style:font-weight-asian="normal" style:font-weight-complex="normal"/>
    </style:style>
    <style:style style:name="P35" style:family="paragraph" style:parent-style-name="Standard">
      <style:paragraph-properties fo:text-align="start" style:justify-single-word="false"/>
      <style:text-properties fo:font-weight="normal" officeooo:rsid="00c1fbd6" officeooo:paragraph-rsid="00fd3e31" style:font-weight-asian="normal" style:font-weight-complex="normal"/>
    </style:style>
    <style:style style:name="P36" style:family="paragraph" style:parent-style-name="Standard">
      <style:paragraph-properties fo:text-align="start" style:justify-single-word="false"/>
      <style:text-properties fo:font-weight="normal" officeooo:rsid="00ecaeec" officeooo:paragraph-rsid="008ec70b" style:font-weight-asian="normal" style:font-weight-complex="normal"/>
    </style:style>
    <style:style style:name="P37" style:family="paragraph" style:parent-style-name="Standard">
      <style:paragraph-properties fo:text-align="start" style:justify-single-word="false"/>
      <style:text-properties fo:font-weight="normal" officeooo:rsid="00ecaeec" officeooo:paragraph-rsid="00fd3e31" style:font-weight-asian="normal" style:font-weight-complex="normal"/>
    </style:style>
    <style:style style:name="P38" style:family="paragraph" style:parent-style-name="Standard">
      <style:paragraph-properties fo:margin-top="0in" fo:margin-bottom="0in" style:contextual-spacing="false" fo:line-height="100%" fo:text-align="center" style:justify-single-word="false"/>
      <style:text-properties fo:color="#000000" loext:opacity="100%" style:font-name="Times New Roman1" fo:font-size="14pt" officeooo:paragraph-rsid="001c1466" style:font-name-asian="Times New Roman2" style:font-size-asian="14pt" style:language-asian="ru" style:country-asian="RU" style:font-name-complex="Times New Roman2" style:font-size-complex="14pt"/>
    </style:style>
    <style:style style:name="P39" style:family="paragraph" style:parent-style-name="Standard">
      <style:paragraph-properties fo:margin-top="0in" fo:margin-bottom="0in" style:contextual-spacing="false" fo:line-height="100%" fo:text-align="center" style:justify-single-word="false"/>
      <style:text-properties fo:color="#000000" loext:opacity="100%" style:font-name="Times New Roman1" fo:font-size="14pt" officeooo:paragraph-rsid="001c1466" style:letter-kerning="true" style:font-name-asian="Times New Roman2" style:font-size-asian="14pt" style:language-asian="ru" style:country-asian="RU" style:font-name-complex="Times New Roman2" style:font-size-complex="14pt"/>
    </style:style>
    <style:style style:name="P40" style:family="paragraph" style:parent-style-name="Heading_20_1">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41" style:family="paragraph" style:parent-style-name="Heading_20_1">
      <style:text-properties style:font-name="Times New Roman" fo:font-size="14pt" fo:font-style="normal" fo:font-weight="bold" officeooo:paragraph-rsid="006b8e5a" style:font-size-asian="14pt" style:font-style-asian="normal" style:font-weight-asian="bold" style:font-size-complex="14pt" style:font-style-complex="normal" style:font-weight-complex="bold"/>
    </style:style>
    <style:style style:name="P42" style:family="paragraph" style:parent-style-name="Standard">
      <style:text-properties style:font-name="Times New Roman" fo:font-size="14pt" fo:font-style="normal" fo:font-weight="normal" officeooo:rsid="004d3e51" officeooo:paragraph-rsid="004d3e51" style:font-size-asian="14pt" style:font-style-asian="normal" style:font-weight-asian="normal" style:font-size-complex="14pt" style:font-style-complex="normal" style:font-weight-complex="normal"/>
    </style:style>
    <style:style style:name="P43" style:family="paragraph" style:parent-style-name="Standard">
      <style:text-properties style:font-name="Times New Roman" fo:font-size="14pt" fo:font-style="normal" fo:font-weight="normal" officeooo:rsid="004d3e51" officeooo:paragraph-rsid="005a698b" style:font-size-asian="14pt" style:font-style-asian="normal" style:font-weight-asian="normal" style:font-size-complex="14pt" style:font-style-complex="normal" style:font-weight-complex="normal"/>
    </style:style>
    <style:style style:name="P44" style:family="paragraph" style:parent-style-name="Standard">
      <style:text-properties style:font-name="Times New Roman" fo:font-size="14pt" fo:font-style="normal" fo:font-weight="normal" officeooo:rsid="004d3e51" officeooo:paragraph-rsid="0077eff4" style:font-size-asian="14pt" style:font-style-asian="normal" style:font-weight-asian="normal" style:font-size-complex="14pt" style:font-style-complex="normal" style:font-weight-complex="normal"/>
    </style:style>
    <style:style style:name="P45" style:family="paragraph" style:parent-style-name="Standard">
      <style:text-properties style:font-name="Times New Roman" fo:font-size="14pt" fo:font-style="normal" fo:font-weight="normal" officeooo:rsid="005bd7fb" officeooo:paragraph-rsid="005bd7fb" style:font-size-asian="14pt" style:font-style-asian="normal" style:font-weight-asian="normal" style:font-size-complex="14pt" style:font-style-complex="normal" style:font-weight-complex="normal"/>
    </style:style>
    <style:style style:name="P46" style:family="paragraph" style:parent-style-name="Standard">
      <style:text-properties style:font-name="Times New Roman" fo:font-size="14pt" fo:font-style="normal" fo:font-weight="normal" officeooo:rsid="0034bb45" officeooo:paragraph-rsid="006b8e5a" style:font-size-asian="14pt" style:font-style-asian="normal" style:font-weight-asian="normal" style:font-size-complex="14pt" style:font-style-complex="normal" style:font-weight-complex="normal"/>
    </style:style>
    <style:style style:name="P47" style:family="paragraph" style:parent-style-name="Standard">
      <style:text-properties style:font-name="Times New Roman" fo:font-size="14pt" fo:font-style="normal" fo:font-weight="normal" officeooo:rsid="00735e00" officeooo:paragraph-rsid="00735e00"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Times New Roman" fo:font-size="14pt" fo:font-style="normal" fo:font-weight="normal" officeooo:rsid="00882e98" officeooo:paragraph-rsid="00882e98"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Times New Roman" fo:font-size="14pt" fo:font-style="normal" fo:font-weight="normal" officeooo:rsid="00882e98" officeooo:paragraph-rsid="008b839a"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Times New Roman" fo:font-size="14pt" fo:font-style="normal" fo:font-weight="normal" officeooo:rsid="00882e98" officeooo:paragraph-rsid="008ec70b"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Times New Roman" fo:font-size="14pt" fo:font-style="normal" fo:font-weight="normal" officeooo:rsid="00882e98" officeooo:paragraph-rsid="00e0afa1"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Times New Roman" fo:font-size="14pt" fo:font-style="normal" fo:font-weight="normal" officeooo:rsid="00882e98" officeooo:paragraph-rsid="00e19cb9"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Times New Roman" fo:font-size="14pt" fo:font-style="normal" fo:font-weight="normal" officeooo:rsid="00882e98" officeooo:paragraph-rsid="009a2176"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Times New Roman" fo:font-size="14pt" fo:font-style="normal" fo:font-weight="normal" officeooo:rsid="00882e98" officeooo:paragraph-rsid="00fd3e31"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Times New Roman" fo:font-size="14pt" fo:font-style="normal" fo:font-weight="normal" officeooo:rsid="008b839a" officeooo:paragraph-rsid="00882e98"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Times New Roman" fo:font-size="14pt" fo:font-style="normal" fo:font-weight="normal" officeooo:rsid="009a2176" officeooo:paragraph-rsid="009a2176"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Times New Roman" fo:font-size="14pt" fo:font-style="normal" fo:font-weight="normal" officeooo:rsid="009a2176" officeooo:paragraph-rsid="00a4c8fd"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Times New Roman" fo:font-size="14pt" fo:font-style="normal" fo:font-weight="normal" officeooo:rsid="00df0c1a" officeooo:paragraph-rsid="009a2176"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Times New Roman" fo:font-size="14pt" fo:font-style="normal" fo:font-weight="normal" officeooo:rsid="00e0afa1" officeooo:paragraph-rsid="00e0afa1"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Times New Roman" fo:font-size="14pt" fo:font-style="normal" fo:font-weight="normal" officeooo:rsid="00e37506" officeooo:paragraph-rsid="00e19cb9"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Times New Roman" fo:font-size="14pt" fo:font-style="normal" fo:font-weight="normal" officeooo:rsid="00e37506" officeooo:paragraph-rsid="00e37506"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Times New Roman" fo:font-size="14pt" fo:font-style="normal" fo:font-weight="normal" officeooo:rsid="00ecaeec" officeooo:paragraph-rsid="00fd3e31" style:font-size-asian="14pt" style:font-style-asian="normal" style:font-weight-asian="normal" style:font-size-complex="14pt" style:font-style-complex="normal" style:font-weight-complex="normal"/>
    </style:style>
    <style:style style:name="P63" style:family="paragraph" style:parent-style-name="Text_20_body">
      <style:text-properties style:font-name="Times New Roman" fo:font-size="14pt" fo:font-style="normal" style:text-underline-style="none" fo:font-weight="normal" officeooo:rsid="005bd7fb" officeooo:paragraph-rsid="005bd7fb" style:font-size-asian="14pt" style:font-style-asian="normal" style:font-weight-asian="normal" style:font-size-complex="14pt" style:font-style-complex="normal" style:font-weight-complex="normal"/>
    </style:style>
    <style:style style:name="P64" style:family="paragraph" style:parent-style-name="Text_20_body">
      <style:paragraph-properties fo:margin-top="0in" fo:margin-bottom="0.1965in" style:contextual-spacing="false"/>
      <style:text-properties style:font-name="Times New Roman" fo:font-size="14pt" fo:font-style="normal" style:text-underline-style="none" fo:font-weight="normal" officeooo:paragraph-rsid="0064ade0" style:font-size-asian="14pt" style:font-style-asian="normal" style:font-weight-asian="normal" style:font-size-complex="14pt" style:font-style-complex="normal" style:font-weight-complex="normal"/>
    </style:style>
    <style:style style:name="P65" style:family="paragraph" style:parent-style-name="Text_20_body">
      <style:paragraph-properties fo:margin-top="0in" fo:margin-bottom="0.1965in" style:contextual-spacing="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66" style:family="paragraph" style:parent-style-name="Text_20_body">
      <style:paragraph-properties fo:margin-top="0in" fo:margin-bottom="0.1965in" style:contextual-spacing="false"/>
      <style:text-properties style:font-name="Times New Roman" fo:font-size="14pt" fo:font-style="normal" style:text-underline-style="none" fo:font-weight="normal" officeooo:paragraph-rsid="0063cba1" style:font-size-asian="14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Times New Roman" fo:font-size="14pt" fo:font-style="normal" officeooo:paragraph-rsid="00fd3e31" style:font-size-asian="14pt" style:font-style-asian="normal" style:font-size-complex="14pt" style:font-style-complex="normal"/>
    </style:style>
    <style:style style:name="P68" style:family="paragraph" style:parent-style-name="Standard">
      <style:text-properties officeooo:paragraph-rsid="00735e00"/>
    </style:style>
    <style:style style:name="P69" style:family="paragraph" style:parent-style-name="Standard">
      <style:text-properties officeooo:paragraph-rsid="004d3e51"/>
    </style:style>
    <style:style style:name="P70" style:family="paragraph" style:parent-style-name="Standard">
      <style:text-properties officeooo:paragraph-rsid="007aa6c4"/>
    </style:style>
    <style:style style:name="P71" style:family="paragraph" style:parent-style-name="Standard">
      <style:paragraph-properties fo:text-align="start" style:justify-single-word="false"/>
      <style:text-properties officeooo:paragraph-rsid="008ec70b"/>
    </style:style>
    <style:style style:name="P72" style:family="paragraph" style:parent-style-name="Standard">
      <style:paragraph-properties fo:text-align="start" style:justify-single-word="false"/>
      <style:text-properties officeooo:paragraph-rsid="00fd3e31"/>
    </style:style>
    <style:style style:name="P73" style:family="paragraph" style:parent-style-name="Standard">
      <style:paragraph-properties fo:text-align="start" style:justify-single-word="false"/>
      <style:text-properties style:font-name="Luxi Mono" fo:font-size="12pt" fo:font-style="normal" fo:font-weight="normal" officeooo:rsid="009a2176" officeooo:paragraph-rsid="009a2176"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uxi Mono" fo:font-size="12pt" fo:font-style="normal" fo:font-weight="normal" officeooo:rsid="00a4c8fd" officeooo:paragraph-rsid="00a4c8fd"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uxi Mono" fo:font-size="12pt" fo:font-style="normal" fo:font-weight="normal" officeooo:rsid="00882e98" officeooo:paragraph-rsid="008ec70b"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uxi Mono" fo:font-size="12pt" fo:font-weight="normal" officeooo:rsid="008ec70b" officeooo:paragraph-rsid="008ec70b" style:font-size-asian="12pt" style:font-weight-asian="normal" style:font-size-complex="12pt" style:font-weight-complex="normal"/>
    </style:style>
    <style:style style:name="P77" style:family="paragraph" style:parent-style-name="Contents_20_1">
      <style:paragraph-properties>
        <style:tab-stops>
          <style:tab-stop style:position="6.6925in" style:type="right" style:leader-style="dotted" style:leader-text="."/>
        </style:tab-stops>
      </style:paragraph-properties>
    </style:style>
    <style:style style:name="P78" style:family="paragraph" style:parent-style-name="Standard">
      <style:paragraph-properties fo:margin-top="0in" fo:margin-bottom="0in" style:contextual-spacing="false" fo:line-height="100%" fo:text-align="center" style:justify-single-word="false"/>
    </style:style>
    <style:style style:name="P79" style:family="paragraph" style:parent-style-name="Standard">
      <style:paragraph-properties fo:margin-top="0in" fo:margin-bottom="0.0835in" style:contextual-spacing="false" fo:line-height="100%" fo:text-align="center" style:justify-single-word="false"/>
    </style:style>
    <style:style style:name="P80" style:family="paragraph" style:parent-style-name="Standard">
      <style:paragraph-properties fo:margin-right="-0.0984in" fo:margin-top="0in" fo:margin-bottom="0in" style:contextual-spacing="false" fo:line-height="100%" fo:text-align="end" style:justify-single-word="false" fo:orphans="0" fo:widows="0" fo:text-indent="0.4925in" style:auto-text-indent="false"/>
    </style:style>
    <style:style style:name="P81" style:family="paragraph" style:parent-style-name="Standard">
      <style:paragraph-properties fo:margin-right="-0.0984in" fo:margin-top="0in" fo:margin-bottom="0in" style:contextual-spacing="false" fo:line-height="100%" fo:orphans="0" fo:widows="0" fo:text-indent="0.4925in" style:auto-text-indent="false"/>
    </style:style>
    <style:style style:name="P82" style:family="paragraph" style:parent-style-name="Standard">
      <style:paragraph-properties fo:margin-right="-0.0984in" fo:margin-top="0in" fo:margin-bottom="0in" style:contextual-spacing="false" fo:line-height="150%" fo:text-align="end" style:justify-single-word="false" fo:orphans="0" fo:widows="0" fo:text-indent="0.4925in" style:auto-text-indent="false"/>
    </style:style>
    <style:style style:name="P83" style:family="paragraph" style:parent-style-name="Standard">
      <style:paragraph-properties fo:margin-right="0.3937in" fo:margin-top="0in" fo:margin-bottom="0in" style:contextual-spacing="false" fo:line-height="150%" fo:text-align="center" style:justify-single-word="false" fo:orphans="0" fo:widows="0"/>
      <style:text-properties officeooo:paragraph-rsid="001b1f61"/>
    </style:style>
    <style:style style:name="P84" style:family="paragraph" style:parent-style-name="Standard">
      <style:paragraph-properties fo:margin-right="0.3937in" fo:margin-top="0in" fo:margin-bottom="0in" style:contextual-spacing="false" fo:line-height="150%" fo:text-align="center" style:justify-single-word="false" fo:orphans="0" fo:widows="0" fo:text-indent="0.4925in" style:auto-text-indent="false"/>
      <style:text-properties style:letter-kerning="true" style:font-name-asian="Lucida Sans Unicode" style:language-asian="ru" style:country-asian="RU" style:font-name-complex="Tahoma1"/>
    </style:style>
    <style:style style:name="P85" style:family="paragraph" style:parent-style-name="Standard">
      <style:paragraph-properties fo:text-align="start" style:justify-single-word="false"/>
      <style:text-properties style:font-name="Times New Roman" fo:font-size="14pt" fo:font-style="normal" fo:font-weight="normal" officeooo:rsid="009a2176" officeooo:paragraph-rsid="009a2176" style:font-size-asian="14pt" style:font-style-asian="normal" style:font-weight-asian="normal" style:font-size-complex="14pt" style:font-style-complex="normal" style:font-weight-complex="normal"/>
    </style:style>
    <style:style style:name="P86" style:family="paragraph" style:parent-style-name="Text_20_body" style:list-style-name="L1">
      <style:text-properties officeooo:paragraph-rsid="00fd3e31"/>
    </style:style>
    <style:style style:name="P87" style:family="paragraph" style:parent-style-name="Text_20_body" style:list-style-name="L1">
      <style:paragraph-properties fo:margin-top="0in" fo:margin-bottom="0.1965in" style:contextual-spacing="false"/>
      <style:text-properties officeooo:paragraph-rsid="00fd3e31"/>
    </style:style>
    <style:style style:name="P88" style:family="paragraph" style:parent-style-name="Text_20_body" style:list-style-name="L2">
      <style:text-properties officeooo:paragraph-rsid="00fd3e31"/>
    </style:style>
    <style:style style:name="P89" style:family="paragraph" style:parent-style-name="Text_20_body" style:list-style-name="L2">
      <style:paragraph-properties fo:margin-top="0in" fo:margin-bottom="0.1965in" style:contextual-spacing="false"/>
      <style:text-properties officeooo:paragraph-rsid="00fd3e31"/>
    </style:style>
    <style:style style:name="P90" style:family="paragraph" style:parent-style-name="Text_20_body" style:list-style-name="L3">
      <style:paragraph-properties fo:margin-top="0in" fo:margin-bottom="0.1965in" style:contextual-spacing="false"/>
      <style:text-properties officeooo:paragraph-rsid="00fd3e31"/>
    </style:style>
    <style:style style:name="P91" style:family="paragraph" style:parent-style-name="Text_20_body" style:list-style-name="L4">
      <style:paragraph-properties fo:margin-top="0in" fo:margin-bottom="0.1965in" style:contextual-spacing="false"/>
      <style:text-properties officeooo:paragraph-rsid="007784aa"/>
    </style:style>
    <style:style style:name="P92" style:family="paragraph" style:parent-style-name="Text_20_body" style:list-style-name="L4">
      <style:paragraph-properties fo:margin-top="0in" fo:margin-bottom="0.1965in" style:contextual-spacing="false"/>
    </style:style>
    <style:style style:name="P93" style:family="paragraph" style:parent-style-name="Text_20_body" style:list-style-name="L4">
      <style:paragraph-properties fo:margin-top="0in" fo:margin-bottom="0.1965in" style:contextual-spacing="false"/>
      <style:text-properties style:font-name="Times New Roman" fo:font-size="14pt" fo:font-style="normal" style:text-underline-style="none" fo:font-weight="normal" officeooo:paragraph-rsid="007784aa" style:font-size-asian="14pt" style:font-style-asian="normal" style:font-weight-asian="normal" style:font-size-complex="14pt" style:font-style-complex="normal" style:font-weight-complex="normal"/>
    </style:style>
    <style:style style:name="P94" style:family="paragraph" style:parent-style-name="Text_20_body" style:list-style-name="L4">
      <style:paragraph-properties fo:margin-top="0in" fo:margin-bottom="0.1965in" style:contextual-spacing="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95" style:family="paragraph" style:parent-style-name="Text_20_body">
      <style:paragraph-properties fo:text-align="start"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6" style:family="paragraph" style:parent-style-name="Text_20_body" style:list-style-name="L5">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97" style:family="paragraph" style:parent-style-name="Text_20_body" style:list-style-name="L5">
      <style:paragraph-properties fo:margin-top="0in" fo:margin-bottom="0.1965in" style:contextual-spacing="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98" style:family="paragraph" style:parent-style-name="Text_20_body" style:list-style-name="L6">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99" style:family="paragraph" style:parent-style-name="Text_20_body" style:list-style-name="L6">
      <style:paragraph-properties fo:margin-top="0in" fo:margin-bottom="0.1965in" style:contextual-spacing="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00" style:family="paragraph">
      <loext:graphic-properties draw:fill="none"/>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style:letter-kerning="true" style:font-name-asian="Lucida Sans Unicode" style:language-asian="ru" style:country-asian="RU" style:font-name-complex="Tahoma1"/>
    </style:style>
    <style:style style:name="T3" style:family="text">
      <style:text-properties officeooo:rsid="001b1f61" style:letter-kerning="true" style:font-name-asian="Lucida Sans Unicode" style:language-asian="ru" style:country-asian="RU" style:font-name-complex="Tahoma1"/>
    </style:style>
    <style:style style:name="T4" style:family="text">
      <style:text-properties officeooo:rsid="001d68c6" style:letter-kerning="true" style:font-name-asian="Lucida Sans Unicode" style:language-asian="ru" style:country-asian="RU" style:font-name-complex="Tahoma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d5572"/>
    </style:style>
    <style:style style:name="T7" style:family="text">
      <style:text-properties fo:color="#000000" loext:opacity="100%"/>
    </style:style>
    <style:style style:name="T8" style:family="text">
      <style:text-properties fo:color="#000000" loext:opacity="100%" style:text-underline-style="solid" style:text-underline-width="auto" style:text-underline-color="font-color" officeooo:rsid="001d5572"/>
    </style:style>
    <style:style style:name="T9" style:family="text">
      <style:text-properties fo:color="#000000" loext:opacity="100%" style:font-name="Times New Roman1" fo:font-size="14pt" fo:font-style="normal" style:text-underline-style="none" style:letter-kerning="true" style:font-name-asian="Lucida Sans Unicode" style:font-size-asian="14pt" style:language-asian="ru" style:country-asian="RU" style:font-style-asian="normal" style:font-name-complex="Times New Roman2" style:font-size-complex="14pt" style:font-style-complex="normal"/>
    </style:style>
    <style:style style:name="T10" style:family="text">
      <style:text-properties fo:color="#000000" loext:opacity="100%" style:font-name="Times New Roman1" fo:font-size="14pt" fo:font-style="normal" style:text-underline-style="none" officeooo:rsid="004e2dd1" style:letter-kerning="true" style:font-name-asian="Lucida Sans Unicode" style:font-size-asian="14pt" style:language-asian="ru" style:country-asian="RU" style:font-style-asian="normal" style:font-name-complex="Times New Roman2" style:font-size-complex="14pt" style:font-style-complex="normal"/>
    </style:style>
    <style:style style:name="T11" style:family="text">
      <style:text-properties fo:color="#000000" loext:opacity="100%" style:font-name="Times New Roman1" fo:font-size="14pt" fo:font-style="normal" style:text-underline-style="none" officeooo:rsid="0094721f" style:letter-kerning="true" style:font-name-asian="Lucida Sans Unicode" style:font-size-asian="14pt" style:language-asian="ru" style:country-asian="RU" style:font-style-asian="normal" style:font-name-complex="Times New Roman2" style:font-size-complex="14pt" style:font-style-complex="normal"/>
    </style:style>
    <style:style style:name="T12" style:family="text">
      <style:text-properties fo:color="#000000" loext:opacity="100%" style:font-name="Times New Roman1" fo:font-size="14pt" style:letter-kerning="true" style:font-name-asian="Times New Roman2" style:font-size-asian="14pt" style:language-asian="ru" style:country-asian="RU" style:font-name-complex="Times New Roman2" style:font-size-complex="14pt"/>
    </style:style>
    <style:style style:name="T13" style:family="text">
      <style:text-properties officeooo:rsid="001d5572"/>
    </style:style>
    <style:style style:name="T14" style:family="text">
      <style:text-properties officeooo:rsid="001febef"/>
    </style:style>
    <style:style style:name="T15" style:family="text">
      <style:text-properties fo:font-weight="normal" officeooo:rsid="001dfc04" style:font-weight-asian="normal" style:font-weight-complex="normal"/>
    </style:style>
    <style:style style:name="T16" style:family="text">
      <style:text-properties fo:font-weight="normal" officeooo:rsid="001febef" style:font-weight-asian="normal" style:font-weight-complex="normal"/>
    </style:style>
    <style:style style:name="T17" style:family="text">
      <style:text-properties fo:font-weight="normal" officeooo:rsid="00201166" style:font-weight-asian="normal" style:font-weight-complex="normal"/>
    </style:style>
    <style:style style:name="T18" style:family="text">
      <style:text-properties fo:font-weight="normal" officeooo:rsid="0021af20" style:font-weight-asian="normal" style:font-weight-complex="normal"/>
    </style:style>
    <style:style style:name="T19" style:family="text">
      <style:text-properties fo:font-weight="normal" officeooo:rsid="0095c39e" style:font-weight-asian="normal" style:font-weight-complex="normal"/>
    </style:style>
    <style:style style:name="T20" style:family="text">
      <style:text-properties style:font-name="Times New Roman" fo:font-size="14pt" fo:font-style="normal" style:font-size-asian="14pt" style:font-style-asian="normal" style:font-size-complex="14pt" style:font-style-complex="normal"/>
    </style:style>
    <style:style style:name="T21" style:family="text">
      <style:text-properties style:font-name="Times New Roman" fo:font-size="14pt" fo:font-style="normal" officeooo:rsid="0034bb45" style:font-size-asian="14pt" style:font-style-asian="normal" style:font-size-complex="14pt" style:font-style-complex="normal"/>
    </style:style>
    <style:style style:name="T22" style:family="text">
      <style:text-properties style:font-name="Times New Roman" fo:font-size="14pt" fo:font-style="normal" officeooo:rsid="0037b8da" style:font-size-asian="14pt" style:font-style-asian="normal" style:font-size-complex="14pt" style:font-style-complex="normal"/>
    </style:style>
    <style:style style:name="T23" style:family="text">
      <style:text-properties style:font-name="Times New Roman" fo:font-size="14pt" fo:font-style="normal" officeooo:rsid="004b123d" style:font-size-asian="14pt" style:font-style-asian="normal" style:font-size-complex="14pt" style:font-style-complex="normal"/>
    </style:style>
    <style:style style:name="T24" style:family="text">
      <style:text-properties style:font-name="Times New Roman" fo:font-size="14pt" fo:font-style="normal" officeooo:rsid="00882e98" style:font-size-asian="14pt" style:font-style-asian="normal" style:font-size-complex="14pt" style:font-style-complex="normal"/>
    </style:style>
    <style:style style:name="T25" style:family="text">
      <style:text-properties style:font-name="Times New Roman" fo:font-size="14pt" fo:font-style="normal" officeooo:rsid="0089ac3d" style:font-size-asian="14pt" style:font-style-asian="normal" style:font-size-complex="14pt" style:font-style-complex="normal"/>
    </style:style>
    <style:style style:name="T26" style:family="text">
      <style:text-properties style:font-name="Times New Roman" fo:font-size="14pt" fo:font-style="normal" officeooo:rsid="008ab485" style:font-size-asian="14pt" style:font-style-asian="normal" style:font-size-complex="14pt" style:font-style-complex="normal"/>
    </style:style>
    <style:style style:name="T27" style:family="text">
      <style:text-properties style:font-name="Times New Roman" fo:font-size="14pt" fo:font-style="normal" officeooo:rsid="008b839a" style:font-size-asian="14pt" style:font-style-asian="normal" style:font-size-complex="14pt" style:font-style-complex="normal"/>
    </style:style>
    <style:style style:name="T28" style:family="text">
      <style:text-properties style:font-name="Times New Roman" fo:font-size="14pt" fo:font-style="normal" officeooo:rsid="008c03e9" style:font-size-asian="14pt" style:font-style-asian="normal" style:font-size-complex="14pt" style:font-style-complex="normal"/>
    </style:style>
    <style:style style:name="T29" style:family="text">
      <style:text-properties style:font-name="Times New Roman" fo:font-size="14pt" fo:font-style="normal" officeooo:rsid="009120d4" style:font-size-asian="14pt" style:font-style-asian="normal" style:font-size-complex="14pt" style:font-style-complex="normal"/>
    </style:style>
    <style:style style:name="T30" style:family="text">
      <style:text-properties style:font-name="Times New Roman" fo:font-size="14pt" fo:font-style="normal" officeooo:rsid="00914b3f" style:font-size-asian="14pt" style:font-style-asian="normal" style:font-size-complex="14pt" style:font-style-complex="normal"/>
    </style:style>
    <style:style style:name="T31" style:family="text">
      <style:text-properties style:font-name="Times New Roman" fo:font-size="14pt" fo:font-style="normal" officeooo:rsid="0091fa9f" style:font-size-asian="14pt" style:font-style-asian="normal" style:font-size-complex="14pt" style:font-style-complex="normal"/>
    </style:style>
    <style:style style:name="T32" style:family="text">
      <style:text-properties style:font-name="Times New Roman" fo:font-size="14pt" fo:font-style="normal" officeooo:rsid="0094721f" style:font-size-asian="14pt" style:font-style-asian="normal" style:font-size-complex="14pt" style:font-style-complex="normal"/>
    </style:style>
    <style:style style:name="T33" style:family="text">
      <style:text-properties style:font-name="Times New Roman" fo:font-size="14pt" fo:font-style="normal" officeooo:rsid="009a2176" style:font-size-asian="14pt" style:font-style-asian="normal" style:font-size-complex="14pt" style:font-style-complex="normal"/>
    </style:style>
    <style:style style:name="T34" style:family="text">
      <style:text-properties style:font-name="Times New Roman" fo:font-size="14pt" fo:font-style="normal" officeooo:rsid="00b35384" style:font-size-asian="14pt" style:font-style-asian="normal" style:font-size-complex="14pt" style:font-style-complex="normal"/>
    </style:style>
    <style:style style:name="T35" style:family="text">
      <style:text-properties style:font-name="Times New Roman" fo:font-size="14pt" fo:font-style="normal" officeooo:rsid="00c06ea1" style:font-size-asian="14pt" style:font-style-asian="normal" style:font-size-complex="14pt" style:font-style-complex="normal"/>
    </style:style>
    <style:style style:name="T36" style:family="text">
      <style:text-properties style:font-name="Times New Roman" fo:font-size="14pt" fo:font-style="normal" officeooo:rsid="00d45ede" style:font-size-asian="14pt" style:font-style-asian="normal" style:font-size-complex="14pt" style:font-style-complex="normal"/>
    </style:style>
    <style:style style:name="T37" style:family="text">
      <style:text-properties style:font-name="Times New Roman" fo:font-size="14pt" fo:font-style="normal" officeooo:rsid="00d5b1fd" style:font-size-asian="14pt" style:font-style-asian="normal" style:font-size-complex="14pt" style:font-style-complex="normal"/>
    </style:style>
    <style:style style:name="T38" style:family="text">
      <style:text-properties style:font-name="Times New Roman" fo:font-size="14pt" fo:font-style="normal" officeooo:rsid="00d74981" style:font-size-asian="14pt" style:font-style-asian="normal" style:font-size-complex="14pt" style:font-style-complex="normal"/>
    </style:style>
    <style:style style:name="T39" style:family="text">
      <style:text-properties style:font-name="Times New Roman" fo:font-size="14pt" fo:font-style="normal" officeooo:rsid="00d75475" style:font-size-asian="14pt" style:font-style-asian="normal" style:font-size-complex="14pt" style:font-style-complex="normal"/>
    </style:style>
    <style:style style:name="T40" style:family="text">
      <style:text-properties style:font-name="Times New Roman" fo:font-size="14pt" fo:font-style="normal" officeooo:rsid="00d80186" style:font-size-asian="14pt" style:font-style-asian="normal" style:font-size-complex="14pt" style:font-style-complex="normal"/>
    </style:style>
    <style:style style:name="T41" style:family="text">
      <style:text-properties style:font-name="Times New Roman" fo:font-size="14pt" fo:font-style="normal" officeooo:rsid="00d99d5b" style:font-size-asian="14pt" style:font-style-asian="normal" style:font-size-complex="14pt" style:font-style-complex="normal"/>
    </style:style>
    <style:style style:name="T42" style:family="text">
      <style:text-properties style:font-name="Times New Roman" fo:font-size="14pt" fo:font-style="normal" officeooo:rsid="00da6a41" style:font-size-asian="14pt" style:font-style-asian="normal" style:font-size-complex="14pt" style:font-style-complex="normal"/>
    </style:style>
    <style:style style:name="T43" style:family="text">
      <style:text-properties style:font-name="Times New Roman" fo:font-size="14pt" fo:font-style="normal" officeooo:rsid="00de4f24" style:font-size-asian="14pt" style:font-style-asian="normal" style:font-size-complex="14pt" style:font-style-complex="normal"/>
    </style:style>
    <style:style style:name="T44" style:family="text">
      <style:text-properties style:font-name="Times New Roman" fo:font-size="14pt" fo:font-style="normal" officeooo:rsid="00debe5f" style:font-size-asian="14pt" style:font-style-asian="normal" style:font-size-complex="14pt" style:font-style-complex="normal"/>
    </style:style>
    <style:style style:name="T45" style:family="text">
      <style:text-properties style:font-name="Times New Roman" fo:font-size="14pt" fo:font-style="normal" officeooo:rsid="00df0c1a" style:font-size-asian="14pt" style:font-style-asian="normal" style:font-size-complex="14pt" style:font-style-complex="normal"/>
    </style:style>
    <style:style style:name="T46" style:family="text">
      <style:text-properties style:font-name="Times New Roman" fo:font-size="14pt" fo:font-style="normal" officeooo:rsid="00e0afa1" style:font-size-asian="14pt" style:font-style-asian="normal" style:font-size-complex="14pt" style:font-style-complex="normal"/>
    </style:style>
    <style:style style:name="T47" style:family="text">
      <style:text-properties style:font-name="Times New Roman" fo:font-size="14pt" fo:font-style="normal" officeooo:rsid="00e37506" style:font-size-asian="14pt" style:font-style-asian="normal" style:font-size-complex="14pt" style:font-style-complex="normal"/>
    </style:style>
    <style:style style:name="T48" style:family="text">
      <style:text-properties style:font-name="Times New Roman" fo:font-size="14pt" fo:font-style="normal" officeooo:rsid="00e37b2f" style:font-size-asian="14pt" style:font-style-asian="normal" style:font-size-complex="14pt" style:font-style-complex="normal"/>
    </style:style>
    <style:style style:name="T49" style:family="text">
      <style:text-properties style:font-name="Times New Roman" fo:font-size="14pt" fo:font-style="normal" officeooo:rsid="00e98563" style:font-size-asian="14pt" style:font-style-asian="normal" style:font-size-complex="14pt" style:font-style-complex="normal"/>
    </style:style>
    <style:style style:name="T50" style:family="text">
      <style:text-properties style:font-name="Times New Roman" fo:font-size="14pt" fo:font-style="normal" officeooo:rsid="00eb7fc6" style:font-size-asian="14pt" style:font-style-asian="normal" style:font-size-complex="14pt" style:font-style-complex="normal"/>
    </style:style>
    <style:style style:name="T51" style:family="text">
      <style:text-properties style:font-name="Times New Roman" fo:font-size="14pt" fo:font-style="normal" officeooo:rsid="00effd22" style:font-size-asian="14pt" style:font-style-asian="normal" style:font-size-complex="14pt" style:font-style-complex="normal"/>
    </style:style>
    <style:style style:name="T52" style:family="text">
      <style:text-properties style:font-name="Times New Roman" fo:font-size="14pt" fo:font-style="normal" officeooo:rsid="00f86b89" style:font-size-asian="14pt" style:font-style-asian="normal" style:font-size-complex="14pt" style:font-style-complex="normal"/>
    </style:style>
    <style:style style:name="T53" style:family="text">
      <style:text-properties style:font-name="Times New Roman" fo:font-size="14pt" fo:font-style="normal" officeooo:rsid="00fa0fa2" style:font-size-asian="14pt" style:font-style-asian="normal" style:font-size-complex="14pt" style:font-style-complex="normal"/>
    </style:style>
    <style:style style:name="T54" style:family="text">
      <style:text-properties style:font-name="Times New Roman" fo:font-size="14pt" fo:font-style="normal" officeooo:rsid="00fd0907" style:font-size-asian="14pt" style:font-style-asian="normal" style:font-size-complex="14pt" style:font-style-complex="normal"/>
    </style:style>
    <style:style style:name="T55" style:family="text">
      <style:text-properties style:font-name="Times New Roman" fo:font-size="14pt" fo:font-style="normal" officeooo:rsid="00d31e2c" style:font-size-asian="14pt" style:font-style-asian="normal" style:font-size-complex="14pt" style:font-style-complex="normal"/>
    </style:style>
    <style:style style:name="T56" style:family="text">
      <style:text-properties style:font-name="Times New Roman" fo:font-size="14pt" fo:font-style="normal" fo:font-weight="normal" officeooo:rsid="00735e00" style:font-size-asian="14pt" style:font-style-asian="normal" style:font-weight-asian="normal" style:font-size-complex="14pt" style:font-style-complex="normal" style:font-weight-complex="normal"/>
    </style:style>
    <style:style style:name="T57" style:family="text">
      <style:text-properties style:font-name="Times New Roman" fo:font-size="14pt" fo:font-style="normal" fo:font-weight="normal" officeooo:rsid="007505a1" style:font-size-asian="14pt" style:font-style-asian="normal" style:font-weight-asian="normal" style:font-size-complex="14pt" style:font-style-complex="normal" style:font-weight-complex="normal"/>
    </style:style>
    <style:style style:name="T58" style:family="text">
      <style:text-properties style:font-name="Times New Roman" fo:font-size="14pt" fo:font-style="normal" fo:font-weight="normal" officeooo:rsid="004d3e51" style:font-size-asian="14pt" style:font-style-asian="normal" style:font-weight-asian="normal" style:font-size-complex="14pt" style:font-style-complex="normal" style:font-weight-complex="normal"/>
    </style:style>
    <style:style style:name="T59" style:family="text">
      <style:text-properties style:font-name="Times New Roman" fo:font-size="14pt" fo:font-style="normal" fo:font-weight="normal" officeooo:rsid="008478b9" style:font-size-asian="14pt" style:font-style-asian="normal" style:font-weight-asian="normal" style:font-size-complex="14pt" style:font-style-complex="normal" style:font-weight-complex="normal"/>
    </style:style>
    <style:style style:name="T60" style:family="text">
      <style:text-properties style:font-name="Times New Roman" fo:font-size="14pt" fo:font-style="normal" fo:font-weight="normal" officeooo:rsid="00882e98" style:font-size-asian="14pt" style:font-style-asian="normal" style:font-weight-asian="normal" style:font-size-complex="14pt" style:font-style-complex="normal" style:font-weight-complex="normal"/>
    </style:style>
    <style:style style:name="T61" style:family="text">
      <style:text-properties style:font-name="Times New Roman" fo:font-size="14pt" fo:font-style="normal" fo:font-weight="normal" officeooo:rsid="00914b3f" style:font-size-asian="14pt" style:font-style-asian="normal" style:font-weight-asian="normal" style:font-size-complex="14pt" style:font-style-complex="normal" style:font-weight-complex="normal"/>
    </style:style>
    <style:style style:name="T62" style:family="text">
      <style:text-properties style:font-name="Times New Roman" fo:font-size="14pt" fo:font-style="normal" fo:font-weight="normal" officeooo:rsid="00d45ede" style:font-size-asian="14pt" style:font-style-asian="normal" style:font-weight-asian="normal" style:font-size-complex="14pt" style:font-style-complex="normal" style:font-weight-complex="normal"/>
    </style:style>
    <style:style style:name="T63" style:family="text">
      <style:text-properties style:font-name="Times New Roman" fo:font-size="14pt" fo:font-style="normal" fo:font-weight="normal" officeooo:rsid="00ecaeec" style:font-size-asian="14pt" style:font-style-asian="normal" style:font-weight-asian="normal" style:font-size-complex="14pt" style:font-style-complex="normal" style:font-weight-complex="normal"/>
    </style:style>
    <style:style style:name="T64" style:family="text">
      <style:text-properties style:font-name="Times New Roman" fo:font-size="14pt" fo:font-style="normal" fo:font-weight="normal" officeooo:rsid="00ee0082" style:font-size-asian="14pt" style:font-style-asian="normal" style:font-weight-asian="normal" style:font-size-complex="14pt" style:font-style-complex="normal" style:font-weight-complex="normal"/>
    </style:style>
    <style:style style:name="T65"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66" style:family="text">
      <style:text-properties style:font-name="Times New Roman" fo:font-size="14pt" fo:font-style="normal" style:text-underline-style="none" fo:font-weight="normal" officeooo:rsid="004d3e51" style:font-size-asian="14pt" style:font-style-asian="normal" style:font-weight-asian="normal" style:font-size-complex="14pt" style:font-style-complex="normal" style:font-weight-complex="normal"/>
    </style:style>
    <style:style style:name="T67" style:family="text">
      <style:text-properties style:font-name="Times New Roman" fo:font-size="14pt" fo:font-style="normal" style:text-underline-style="none" fo:font-weight="normal" officeooo:rsid="00da6a41" style:font-size-asian="14pt" style:font-style-asian="normal" style:font-weight-asian="normal" style:font-size-complex="14pt" style:font-style-complex="normal" style:font-weight-complex="normal"/>
    </style:style>
    <style:style style:name="T68" style:family="text">
      <style:text-properties style:font-name="Times New Roman" fo:font-size="14pt" fo:font-style="normal" style:text-underline-style="none" style:font-size-asian="14pt" style:font-style-asian="normal" style:font-size-complex="14pt" style:font-style-complex="normal"/>
    </style:style>
    <style:style style:name="T69" style:family="text">
      <style:text-properties style:font-name="Times New Roman" fo:font-size="14pt" fo:font-style="normal" fo:font-weight="bold" style:font-size-asian="14pt" style:font-style-asian="normal" style:font-size-complex="14pt" style:font-style-complex="normal"/>
    </style:style>
    <style:style style:name="T70" style:family="text">
      <style:text-properties officeooo:rsid="00510cc5"/>
    </style:style>
    <style:style style:name="T71" style:family="text">
      <style:text-properties officeooo:rsid="005215fb"/>
    </style:style>
    <style:style style:name="T72" style:family="text">
      <style:text-properties officeooo:rsid="0053920d"/>
    </style:style>
    <style:style style:name="T73" style:family="text">
      <style:text-properties officeooo:rsid="0053ca1c"/>
    </style:style>
    <style:style style:name="T74" style:family="text">
      <style:text-properties officeooo:rsid="0056f1e7"/>
    </style:style>
    <style:style style:name="T75" style:family="text">
      <style:text-properties officeooo:rsid="005aabcc"/>
    </style:style>
    <style:style style:name="T76" style:family="text">
      <style:text-properties officeooo:rsid="005b12ec"/>
    </style:style>
    <style:style style:name="T77" style:family="text">
      <style:text-properties officeooo:rsid="005b6ec8"/>
    </style:style>
    <style:style style:name="T78" style:family="text">
      <style:text-properties officeooo:rsid="005eb005"/>
    </style:style>
    <style:style style:name="T79" style:family="text">
      <style:text-properties officeooo:rsid="006e2f0f"/>
    </style:style>
    <style:style style:name="T80" style:family="text">
      <style:text-properties officeooo:rsid="006efb50"/>
    </style:style>
    <style:style style:name="T81" style:family="text">
      <style:text-properties officeooo:rsid="007505a1"/>
    </style:style>
    <style:style style:name="T82" style:family="text">
      <style:text-properties officeooo:rsid="0076c31d"/>
    </style:style>
    <style:style style:name="T83" style:family="text">
      <style:text-properties officeooo:rsid="007784aa"/>
    </style:style>
    <style:style style:name="T84" style:family="text">
      <style:text-properties officeooo:rsid="007aa6c4"/>
    </style:style>
    <style:style style:name="T85" style:family="text">
      <style:text-properties officeooo:rsid="007bf280"/>
    </style:style>
    <style:style style:name="T86" style:family="text">
      <style:text-properties officeooo:rsid="007c4f8e"/>
    </style:style>
    <style:style style:name="T87" style:family="text">
      <style:text-properties officeooo:rsid="007cfa2f"/>
    </style:style>
    <style:style style:name="T88" style:family="text">
      <style:text-properties style:text-underline-style="none"/>
    </style:style>
    <style:style style:name="T89" style:family="text">
      <style:text-properties style:text-underline-style="none" officeooo:rsid="007922c4"/>
    </style:style>
    <style:style style:name="T90" style:family="text">
      <style:text-properties style:text-underline-style="none" fo:font-weight="bold" style:font-weight-asian="bold" style:font-weight-complex="bold"/>
    </style:style>
    <style:style style:name="T91" style:family="text">
      <style:text-properties style:text-underline-style="none" fo:font-weight="bold" officeooo:rsid="0086e919" style:font-weight-asian="bold" style:font-weight-complex="bold"/>
    </style:style>
    <style:style style:name="T92" style:family="text">
      <style:text-properties officeooo:rsid="0081d727"/>
    </style:style>
    <style:style style:name="T93" style:family="text">
      <style:text-properties officeooo:rsid="0082d98b"/>
    </style:style>
    <style:style style:name="T94" style:family="text">
      <style:text-properties officeooo:rsid="0082ec44"/>
    </style:style>
    <style:style style:name="T95" style:family="text">
      <style:text-properties officeooo:rsid="008478b9"/>
    </style:style>
    <style:style style:name="T96" style:family="text">
      <style:text-properties officeooo:rsid="00859d08"/>
    </style:style>
    <style:style style:name="T97" style:family="text">
      <style:text-properties officeooo:rsid="00914b3f"/>
    </style:style>
    <style:style style:name="T98" style:family="text">
      <style:text-properties officeooo:rsid="009ea3bc"/>
    </style:style>
    <style:style style:name="T99" style:family="text">
      <style:text-properties officeooo:rsid="009fdd33"/>
    </style:style>
    <style:style style:name="T100" style:family="text">
      <style:text-properties officeooo:rsid="00a215a0"/>
    </style:style>
    <style:style style:name="T101" style:family="text">
      <style:text-properties officeooo:rsid="00a31f1d"/>
    </style:style>
    <style:style style:name="T102" style:family="text">
      <style:text-properties officeooo:rsid="00a46d49"/>
    </style:style>
    <style:style style:name="T103" style:family="text">
      <style:text-properties officeooo:rsid="00a4c8fd"/>
    </style:style>
    <style:style style:name="T104" style:family="text">
      <style:text-properties officeooo:rsid="00a4cc94"/>
    </style:style>
    <style:style style:name="T105" style:family="text">
      <style:text-properties officeooo:rsid="00a6fe61"/>
    </style:style>
    <style:style style:name="T106" style:family="text">
      <style:text-properties officeooo:rsid="00a8785b"/>
    </style:style>
    <style:style style:name="T107" style:family="text">
      <style:text-properties officeooo:rsid="00ad5fb7"/>
    </style:style>
    <style:style style:name="T108" style:family="text">
      <style:text-properties officeooo:rsid="00b057c8"/>
    </style:style>
    <style:style style:name="T109" style:family="text">
      <style:text-properties officeooo:rsid="00b6a29d"/>
    </style:style>
    <style:style style:name="T110" style:family="text">
      <style:text-properties fo:font-style="normal" officeooo:rsid="00882e98" style:font-style-asian="normal" style:font-style-complex="normal"/>
    </style:style>
    <style:style style:name="T111" style:family="text">
      <style:text-properties fo:font-style="normal" officeooo:rsid="00914b3f" style:font-style-asian="normal" style:font-style-complex="normal"/>
    </style:style>
    <style:style style:name="T112" style:family="text">
      <style:text-properties officeooo:rsid="00bcd978"/>
    </style:style>
    <style:style style:name="T113" style:family="text">
      <style:text-properties officeooo:rsid="00c06ea1"/>
    </style:style>
    <style:style style:name="T114" style:family="text">
      <style:text-properties officeooo:rsid="00c1fbd6"/>
    </style:style>
    <style:style style:name="T115" style:family="text">
      <style:text-properties officeooo:rsid="00c2b0eb"/>
    </style:style>
    <style:style style:name="T116" style:family="text">
      <style:text-properties fo:font-weight="bold" style:font-weight-asian="bold" style:font-weight-complex="bold"/>
    </style:style>
    <style:style style:name="T117" style:family="text">
      <style:text-properties officeooo:rsid="00c6adb4"/>
    </style:style>
    <style:style style:name="T118" style:family="text">
      <style:text-properties officeooo:rsid="00c7c8f8"/>
    </style:style>
    <style:style style:name="T119" style:family="text">
      <style:text-properties officeooo:rsid="00c8256d"/>
    </style:style>
    <style:style style:name="T120" style:family="text">
      <style:text-properties officeooo:rsid="00c89a76"/>
    </style:style>
    <style:style style:name="T121" style:family="text">
      <style:text-properties officeooo:rsid="00c8ac6a"/>
    </style:style>
    <style:style style:name="T122" style:family="text">
      <style:text-properties officeooo:rsid="00c92569"/>
    </style:style>
    <style:style style:name="T123" style:family="text">
      <style:text-properties officeooo:rsid="00cfcaf0"/>
    </style:style>
    <style:style style:name="T124" style:family="text">
      <style:text-properties officeooo:rsid="00d02cf2"/>
    </style:style>
    <style:style style:name="T125" style:family="text">
      <style:text-properties officeooo:rsid="00d1e013"/>
    </style:style>
    <style:style style:name="T126" style:family="text">
      <style:text-properties officeooo:rsid="00d26625"/>
    </style:style>
    <style:style style:name="T127" style:family="text">
      <style:text-properties fo:font-size="14pt" fo:font-style="normal" style:font-size-asian="14pt" style:font-style-asian="normal" style:font-size-complex="14pt" style:font-style-complex="normal"/>
    </style:style>
    <style:style style:name="T128" style:family="text">
      <style:text-properties fo:font-size="14pt" fo:font-style="normal" officeooo:rsid="00d45ede" style:font-size-asian="14pt" style:font-style-asian="normal" style:font-size-complex="14pt" style:font-style-complex="normal"/>
    </style:style>
    <style:style style:name="T129" style:family="text">
      <style:text-properties officeooo:rsid="00fa0fa2"/>
    </style:style>
    <style:style style:name="T130" style:family="text">
      <style:text-properties officeooo:rsid="0101097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028in" svg:stroke-color="#000000" draw:stroke-linejoin="miter" draw:fill="none" loext:fill-use-slide-background="false" draw:textarea-vertical-align="top" draw:auto-grow-height="false" fo:min-height="11.0272in" fo:min-width="7.0256in" fo:padding-top="0.0492in" fo:padding-bottom="0.0492in" fo:padding-left="0.0984in" fo:padding-right="0.0984in" fo:wrap-option="wrap" loext:decorative="false" fo:margin-left="0in" fo:margin-right="0.028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char" draw:z-index="0" draw:name="Прямоугольник 1" draw:style-name="gr1" draw:text-style-name="P100" svg:width="7.2224in" svg:height="11.1252in" svg:x="-0.1965in" svg:y="-0.506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МИНИСТЕРСТВО ЦИФРОВОГО РАЗВИТИЯ, СВЯЗИ И МАССОВЫХ КОММУНИКАЦИЙ РОССИЙСКОЙ ФЕДЕРАЦИИ</text:p>
      <text:p text:style-name="P2"><text:span text:style-name="T1"/></text:p>
      <text:p text:style-name="P78" loext:marker-style-name="T1"><text:span text:style-name="T1">ОРДЕНА ТРУДОВОГО КРАСНОГО ЗНАМЕНИ ФЕДЕРАЛЬНОГО ГОСУДАРСТВЕННОГО БЮДЖЕТНОГО ОБРАЗОВАТЕЛЬНОГО УЧРЕЖДЕНИЯ ВЫСШЕГО ОБРАЗОВАНИЯ</text:span><text:span text:style-name="T1"/></text:p>
      <text:p text:style-name="P2" loext:marker-style-name="T1"><text:span text:style-name="T1">«МОСКОВСКИЙ ТЕХНИЧЕСКИЙ УНИВЕРСИТЕТ СВЯЗИ И ИНФОРМАТИКИ»</text:span><text:span text:style-name="T1"/></text:p>
      <text:p text:style-name="P2">Кафедра «Инфокоммуникационные технологии и системы связи»</text:p>
      <text:p text:style-name="P4"/>
      <text:p text:style-name="P4"/>
      <text:p text:style-name="P82" loext:marker-style-name="T2"><text:span text:style-name="T2">«ДОПУСТИТЬ К ЗАЩИТЕ» <text:line-break/>«_____»_____________202</text:span><text:span text:style-name="T3">4</text:span><text:span text:style-name="T2"> г.</text:span></text:p>
      <text:p text:style-name="P80" loext:marker-style-name="T2"><text:span text:style-name="T2">_____</text:span><text:span text:style-name="T4">_____________</text:span><text:span text:style-name="T2">______________</text:span><text:span text:style-name="T3">____________</text:span></text:p>
      <text:p text:style-name="P81" loext:marker-style-name="T2"><text:span text:style-name="T2"><text:s text:c="75"/></text:span></text:p>
      <text:p text:style-name="P84" loext:marker-style-name="T2"/>
      <text:p text:style-name="P84" loext:marker-style-name="T2"/>
      <text:p text:style-name="P38">ВЫПУСКНАЯ КВАЛИФИКАЦИОННАЯ РАБОТА</text:p>
      <text:p text:style-name="P39">ПО ПРОГРАММЕ ПОДГОТОВКИ БАКАЛАВРИАТА</text:p>
      <text:p text:style-name="P3"><text:span text:style-name="T12"/></text:p>
      <text:p text:style-name="P83" loext:marker-style-name="T2"><text:span text:style-name="T2">Тема: <text:s/></text:span><text:span text:style-name="T9">Разработка высокоуровневого типизированного языка программирования </text:span><text:span text:style-name="T10">JadeLoom</text:span><text:span text:style-name="T9"> на основе виртуальной машины J</text:span><text:span text:style-name="T11">VM</text:span><text:span text:style-name="T9"> для упрощения разработки программного обеспечения и улучшения производительности.</text:span></text:p>
      <text:p text:style-name="P4"/>
      <text:p text:style-name="P10"/>
      <text:p text:style-name="P7">Студент <text:span text:style-name="T13">Абакаров Г.Г.</text:span><text:span text:style-name="T5">.</text:span></text:p>
      <text:p text:style-name="P7"><text:span text:style-name="T7">Направление </text:span><text:span text:style-name="T8">09.03.01</text:span></text:p>
      <text:p text:style-name="P7">Группа <text:span text:style-name="T13">БВТ2003</text:span> Курс <text:span text:style-name="T5">4</text:span></text:p>
      <text:p text:style-name="P7">Шифр ст. билета <text:span text:style-name="T5">19</text:span><text:span text:style-name="T6">001</text:span></text:p>
      <text:p text:style-name="P7">Дата «____»________202<text:span text:style-name="T13">4</text:span> г.</text:p>
      <text:p text:style-name="P5"/>
      <text:p text:style-name="P6"/>
      <text:p text:style-name="P6"/>
      <text:p text:style-name="P11"><text:bookmark text:name="_GoBack"/>Москва</text:p>
      <text:p text:style-name="P6">202<text:span text:style-name="T13">4</text:span></text:p>
      <text:p text:style-name="P12"><text:soft-page-break/>Аннотация</text:p>
      <text:p text:style-name="P24">В данной <text:span text:style-name="T114">выпускной квалификационной</text:span> работе <text:span text:style-name="T79">была </text:span><text:span text:style-name="T114">продемонстрирована</text:span> возможность разработки высокоуровневого типизированного, компилируемого языка программирования для виртуальной машины <text:span text:style-name="T70">jvm, </text:span><text:span text:style-name="T80">а также был реализован язык программирования JadeLoom для демонстрации возможности разрааботки.</text:span> </text:p>
      <text:p text:style-name="P24"/>
      <text:p text:style-name="P24">Цель работы заключается в создании языка программирования, способная упростить процесс разработки программного обеспечения и улучшить его производительность.</text:p>
      <text:p text:style-name="P23"/>
      <text:p text:style-name="P23">В работе проведен анализ библи<text:span text:style-name="T14">отек ANTLR4, ASM, а также языков программирования </text:span><text:span text:style-name="T109">C++, Java,</text:span> и их применения в различных областях. </text:p>
      <text:p text:style-name="P8"><text:span text:style-name="T15"/></text:p>
      <text:p text:style-name="P9"><text:span text:style-name="T15">На основе проведенного анализа был разработан новый язык программирования. Язык </text:span><text:span text:style-name="T16">написан для виртуальной машины</text:span><text:span text:style-name="T15"> J</text:span><text:span text:style-name="T19">VM</text:span><text:span text:style-name="T15"> </text:span><text:span text:style-name="T16">на языке программирования Java </text:span><text:span text:style-name="T19">и C++</text:span><text:span text:style-name="T15">, что позволяет использовать существующую экосистему инструментов и библиотек, </text:span><text:span text:style-name="T16">является обратно совместимой с языком программирования </text:span>Java. Это означает, что программы, написанные на языке Java, могут быть выполнены без изменений на разработанном языке. Код, написанный на языке Java, будет <text:span text:style-name="T14">компилироваться</text:span> при использовании разработанного языка программирования, <text:span text:style-name="T14">в том числе код компилятора.</text:span><text:span text:style-name="T15"> </text:span></text:p>
      <text:p text:style-name="P9"><text:span text:style-name="T15"/></text:p>
      <text:p text:style-name="P9"><text:span text:style-name="T16">Язык</text:span><text:span text:style-name="T15"> предлагает высокоуровневые абстракции и улучшенные механизмы типизации, что способствует упрощению процесса разработки и повышению качества программного обеспечения. </text:span><text:span text:style-name="T17">Также язык предлагает наследование модификаторов, поддержку оператора goto, </text:span><text:span text:style-name="T18">перегрузку арифметических операторов, regex</text:span><text:span text:style-name="T17">, текстовые блоки, конфигурацию, используемую в ходе компиляции, которая, например, содержит информацию, какой файл содержит класс, или какой класс генерирует файл по умолчанию.</text:span></text:p>
      <text:p text:style-name="P22"><text:soft-page-break/>В ходе работы был разработан прототип языка программирования, реализован на виртуальной машине Java. Произведено тестирование и сравнение производительности разработанного языка с другими существующими языками программирования. Результаты показали, что разработанный язык обладает улучшенной производительностью и удобством использования, что делает его привлекательным инструментом для разработчиков программного обеспечения.</text:p>
      <text:p text:style-name="P22"/>
      <text:p text:style-name="P22">Таким образом, данная дипломная работа представляет собой важный вклад в область разработки языков программирования и предлагает новый подход к упрощению разработки программного обеспечения и повышению его производительности.</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Содержание</text:p>
          </text:index-title>
          <text:p text:style-name="P77"><text:a xlink:type="simple" xlink:href="#__RefHeading___Toc503_1120542175" text:style-name="Index_20_Link" text:visited-style-name="Index_20_Link">Введение.<text:tab/>5</text:a></text:p>
          <text:p text:style-name="P77"><text:a xlink:type="simple" xlink:href="#__RefHeading___Toc1583_2781087820" text:style-name="Index_20_Link" text:visited-style-name="Index_20_Link">Глава 1. Teоретический обзор структуры JVM, принципы работы JVM.<text:tab/>6</text:a></text:p>
          <text:p text:style-name="P77"><text:a xlink:type="simple" xlink:href="#__RefHeading___Toc1583_2781087820%20Copy%201" text:style-name="Index_20_Link" text:visited-style-name="Index_20_Link">Структура файла-байткода JVM<text:tab/>12</text:a></text:p>
          <text:p text:style-name="P77"><text:a xlink:type="simple" xlink:href="#__RefHeading___Toc1583_2781087820%20Copy%201%20Copy%201" text:style-name="Index_20_Link" text:visited-style-name="Index_20_Link">Инструкции JVM<text:tab/>16</text:a></text:p>
          <text:p text:style-name="P77"><text:a xlink:type="simple" xlink:href="#__RefHeading___Toc561_1120542175" text:style-name="Index_20_Link" text:visited-style-name="Index_20_Link">Глава 2. Oбзор конструкций языка программирования.<text:tab/>17</text:a></text:p>
          <text:p text:style-name="P77"><text:a xlink:type="simple" xlink:href="#__RefHeading___Toc780_3146935759" text:style-name="Index_20_Link" text:visited-style-name="Index_20_Link">Синтаксис и семантика языка программирования JadeLoom.<text:tab/>22</text:a></text:p>
        </text:index-body>
      </text:table-of-content>
      <text:h text:style-name="P13" text:outline-level="1"><text:span text:style-name="T21"/></text:h>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text:h text:style-name="P13" text:outline-level="1"><text:span text:style-name="T21"/></text:h>
      <text:p text:style-name="P14"><text:span text:style-name="T21"/></text:p>
      <text:h text:style-name="P13" text:outline-level="1"><text:bookmark-start text:name="__RefHeading___Toc503_1120542175"/><text:span text:style-name="T21">В</text:span><text:span text:style-name="T22">в</text:span><text:span text:style-name="T21">едение.</text:span><text:bookmark-end text:name="__RefHeading___Toc503_1120542175"/></text:h>
      <text:h text:style-name="P41" text:outline-level="1"/>
      <text:p text:style-name="P46"><text:tab/>Исследование, проведенное в ходе написания <text:span text:style-name="T98">дипломной</text:span> работы посвящено разработке нового языка программирования <text:span text:style-name="T108">JadeLoom</text:span>, который <text:soft-page-break/>обладает обратной совместимостью с языком Java. Обратная совместимость позволяет использовать существующий код, написанный на языке Java, без необходимости его изменения, при разработке с использованием нового языка.</text:p>
      <text:p text:style-name="P46"><text:tab/>Целью данного исследования является создание нового языка программирования, который наследует преимущества языка Java и предоставляет дополнительные возможности и улучшения. Однако, при этом, новый язык должен быть совместимым с существующим кодом на языке Java, чтобы минимизировать усилия по переносу и адаптации уже существующих проектов.</text:p>
      <text:p text:style-name="P46"><text:tab/>Обратная совместимость с языком Java означает, что программы, написанные на языке Java, могут быть выполнены без изменений на новом языке программирования. Это включает возможность использования существующих библиотек, классов и функциональности языка Java в новом языке.</text:p>
      <text:p text:style-name="P46"><text:tab/>В ходе данного исследования будет проведен анализ языка Java и его особенностей, а также определены ключевые аспекты, которые должны быть учтены при разработке нового языка с обратной совместимостью. Результаты исследования будут использованы для создания прототипа нового языка программирования, который будет проверен на примерах существующего кода на языке Java.</text:p>
      <text:p text:style-name="P46"><text:tab/>Разработка нового языка программирования с обратной совместимостью с языком Java имеет потенциал значительно упростить процесс разработки программного обеспечения, улучшить его производительность и повысить эффективность использования существующего кода.</text:p>
      <text:p text:style-name="P46"/>
      <text:p text:style-name="P46"/>
      <text:p text:style-name="P46"/>
      <text:p text:style-name="P46"/>
      <text:p text:style-name="P46"/>
      <text:p text:style-name="P46"/>
      <text:p text:style-name="P46"/>
      <text:p text:style-name="P46"/>
      <text:p text:style-name="P46"/>
      <text:p text:style-name="P54"/>
      <text:h text:style-name="P17" text:outline-level="1"><text:bookmark-start text:name="__RefHeading___Toc1583_2781087820"/><text:soft-page-break/><text:span text:style-name="T23">Глава </text:span><text:span text:style-name="T54">1</text:span><text:span text:style-name="T23">. <text:s/></text:span><text:span text:style-name="T35">Teоретический обзор структуры JVM, принципы работы JVM</text:span><text:span text:style-name="T68">.</text:span><text:bookmark-end text:name="__RefHeading___Toc1583_2781087820"/></text:h>
      <text:p text:style-name="P18"><text:span text:style-name="T68"/></text:p>
      <text:p text:style-name="P31"><text:tab/>JVM являет<text:span text:style-name="T113">ся основной платформой для исполнения программ, написаных и скомпилированых на языке программирования JadeLoom</text:span> и отвечает за исполнение <text:span text:style-name="T113">байткода, сгенерированого в ходе компиляции программ JadeLoom</text:span>. Основные компоненты JVM включают в себя, <text:span text:style-name="T113">но не ограничиваются ими:</text:span></text:p>
      <text:p text:style-name="P31"/>
      <text:p text:style-name="P31"><text:span text:style-name="Strong_20_Emphasis"><text:tab/></text:span><text:span text:style-name="Strong_20_Emphasis"><text:span text:style-name="T113">З</text:span></text:span><text:span text:style-name="Strong_20_Emphasis">агрузчик (Class Loader)</text:span>: <text:span text:style-name="T113">Объект класса загрузчика отвечает</text:span> за загрузку и инициализацию <text:span text:style-name="T113">классов, </text:span><text:span text:style-name="T114">которые представляют собой байткод,</text:span> по мере необходимости во время выполнения программы. Класс-загрузчик загружает байт-код из <text:span text:style-name="T114">файловой системы или сети</text:span> и преобразует его в внутреннее представление JVM.</text:p>
      <text:p text:style-name="P35">Существуют различные интерпретации загрузчиков, как системные интерпретации, так и пользовательские, нацеленые на выполнение задач по загрузке классов из файлов различного формата, например, позволяют загрузить класс из машинного кода или из программного кода, выполняя роль интерпретатора.</text:p>
      <text:p text:style-name="P31"/>
      <text:p text:style-name="P31">1. Системные <text:span text:style-name="T117">загрузчики</text:span>:</text:p>
      <text:p text:style-name="P31"/>
      <text:p text:style-name="P31"><text:s text:c="3"/>- Bootstrap ClassLoader: Это <text:span text:style-name="T118">базовый </text:span>низкоуровневый загрузчик, который отвечает за загрузку основных Java-классов, необходимых для запуска <text:span text:style-name="T118">и работы функционала JVM</text:span>.</text:p>
      <text:p text:style-name="P31"><text:s text:c="3"/>- Extension ClassLoader: <text:span text:style-name="T119">Oтвечает за з</text:span>агру<text:span text:style-name="T119">зку</text:span> расширения J<text:span text:style-name="T120">VM</text:span>, которые находятся в директории $JAVA_HOME/jre/lib/ext. <text:span text:style-name="T120">Данные расширения </text:span>позволяет добавлять дополнительные функциональные возможности в стандартную Java-платформу.</text:p>
      <text:p text:style-name="P31"><text:s text:c="3"/>- Application ClassLoader: Отвечает за загрузку классов из classpath приложения. Classpath может включать локальные директории, JAR-файлы и даже удаленные URL-адреса.</text:p>
      <text:p text:style-name="P31"/>
      <text:p text:style-name="P31">2. Пользовательские ClassLoaders:</text:p>
      <text:p text:style-name="P31"><text:s text:c="3"/>- Разработчики могут создавать собственные реализации ClassLoader, расширяя базовый класс `<text:span text:style-name="T121">ClassLoader</text:span>`.</text:p>
      <text:p text:style-name="P31"><text:s text:c="3"/>- Это позволяет загружать классы из альтернативных источников, таких как:</text:p>
      <text:p text:style-name="P31"><text:soft-page-break/><text:s text:c="5"/>- Файловая система: Загрузка классов из произвольной локации на диске</text:p>
      <text:p text:style-name="P31"><text:s text:c="5"/>- Сетевые ресурсы: Загрузка классов по HTTP, FTP или другим протоколам</text:p>
      <text:p text:style-name="P31"><text:s text:c="5"/>- Базы данных: Извлечение классов из хранилищ данных</text:p>
      <text:p text:style-name="P31"><text:s text:c="5"/>- Другие форматы: Загрузка классов, представленных в виде машинного кода, байт-кода для других VM, интерпретируемого программного кода и т.д.</text:p>
      <text:p text:style-name="P31"><text:s text:c="3"/>- Пользовательские загрузчики часто используются в следующих сценариях:</text:p>
      <text:p text:style-name="P31"><text:s text:c="5"/>- Создание модульных приложений</text:p>
      <text:p text:style-name="P31"><text:s text:c="5"/>- Динамическая загрузка плагинов или компонентов</text:p>
      <text:p text:style-name="P31"><text:s text:c="5"/>- Реализация специализированных сред выполнения (например, для языков, компилируемых в Java-байт-код)</text:p>
      <text:p text:style-name="P31"/>
      <text:p text:style-name="P31">3. OSGi ClassLoaders:</text:p>
      <text:p text:style-name="P31"/>
      <text:p text:style-name="P31"><text:s text:c="3"/>- Используются в модульных системах OSGi для обеспечения изолированной загрузки классов в каждом модуле.</text:p>
      <text:p text:style-name="P31"><text:s text:c="3"/>- Каждый модуль OSGi имеет свой собственный загрузчик, который загружает только те классы, которые явно экспортируются другими модулями.</text:p>
      <text:p text:style-name="P31"><text:s text:c="3"/>- Это позволяет избежать конфликтов между зависимостями классов в разных модулях.</text:p>
      <text:p text:style-name="P31"><text:s text:c="3"/>- OSGi ClassLoaders обеспечивают более контролируемую и управляемую среду выполнения для модульных <text:span text:style-name="T122">JVM </text:span>приложений.</text:p>
      <text:p text:style-name="P31"/>
      <text:p text:style-name="P31"><text:tab/>Runtime Data Areas - это набор логических областей памяти, используемых JVM для хранения различных типов данных во время выполнения Java-программы. Основные области входящие в Runtime Data Areas <text:span text:style-name="T115">включают в себя</text:span>:</text:p>
      <text:p text:style-name="P31"><text:s text:c="4"/><text:span text:style-name="T116">Heap (Куча):</text:span></text:p>
      <text:p text:style-name="P31"><text:s text:c="8"/>Это основная область памяти, где хранятся объекты, создаваемые во время выполнения программы.</text:p>
      <text:p text:style-name="P31"><text:s text:c="8"/>Heap управляется Garbage Collector, который автоматически освобождает память от неиспользуемых объектов.</text:p>
      <text:p text:style-name="P31"><text:soft-page-break/><text:s text:c="8"/>Heap разделен на несколько поколений (new, old, permanent) для более эффективного управления памятью.</text:p>
      <text:p text:style-name="P31"/>
      <text:p text:style-name="P31"><text:s text:c="4"/><text:span text:style-name="T116">Method Area:</text:span></text:p>
      <text:p text:style-name="P31"><text:s text:c="8"/>Здесь хранится структурная информация о загруженных классах, такая как определение классов, методов, полей и констант.</text:p>
      <text:p text:style-name="P31"><text:s text:c="8"/>Method Area является общей для всех потоков выполнения в JVM.</text:p>
      <text:p text:style-name="P31"/>
      <text:p text:style-name="P31"><text:s text:c="2"/><text:span text:style-name="T116"><text:s text:c="2"/>Java Stack:</text:span></text:p>
      <text:p text:style-name="P31"><text:s text:c="8"/>Каждый поток выполнения в JVM имеет свой собственный стек вызовов методов.</text:p>
      <text:p text:style-name="P31"><text:s text:c="8"/>Стек хранит фреймы вызовов методов, включая локальные переменные и промежуточные результаты.</text:p>
      <text:p text:style-name="P31"><text:s text:c="8"/>При вызове метода создается новый фрейм на верхушке стека, при возврате из метода - фрейм удаляется.</text:p>
      <text:p text:style-name="P31"/>
      <text:p text:style-name="P31"><text:s text:c="2"/><text:span text:style-name="T116"><text:s text:c="2"/>Program Counter Register:</text:span></text:p>
      <text:p text:style-name="P31"><text:s text:c="8"/>Хранит адрес (указатель) текущей выполняемой инструкции для каждого потока выполнения.</text:p>
      <text:p text:style-name="P31"/>
      <text:p text:style-name="P31"><text:s text:c="4"/><text:span text:style-name="T116">Native Method Stacks:</text:span></text:p>
      <text:p text:style-name="P31"><text:s text:c="8"/>Хранит стек вызовов для нативных (написанных на других языках <text:span text:style-name="T117">и скомпилированных в машинный код</text:span>) методов, используемых Java-программой.</text:p>
      <text:p text:style-name="P31"/>
      <text:p text:style-name="P31"><text:tab/>Сборщик мусора <text:span text:style-name="T123">(Garbage Collector)</text:span> - это один из ключевых <text:span text:style-name="T123">компонентов</text:span> JVM, отвечающий за автоматическое управление памятью, используемой объектами JadeLoom. Он выполняет следующие основные функции:</text:p>
      <text:p text:style-name="P31"/>
      <text:p text:style-name="P31">1. Отслеживание ссылок: Сборщик мусора отслеживает, какие объекты в памяти JVM все еще имеют действительные ссылки на них (то есть, на них ссылаются другие объекты или части кода). Объекты без действительных ссылок считаются "мусором" и подлежат удалению.</text:p>
      <text:p text:style-name="P31"><text:soft-page-break/>2. Освобождение памяти: Когда сборщик мусора определяет, что объект больше не используется, он автоматически освобождает память, занимаемую этим объектом, делая ее доступной для повторного использования.</text:p>
      <text:p text:style-name="P31">3. Алгоритмы сбора мусора: JVM может использовать различные алгоритмы сбора мусора, такие как "Поколенческий" (Generational), "Параллельный" (Parallel) или "Инкрементальный" (Incremental). Эти алгоритмы оптимизируют производительность очистки памяти с учетом характеристик приложения JadeLoom.</text:p>
      <text:p text:style-name="P31">4. Планирование сбора мусора: Сборщик мусора определяет, когда необходимо проводить очистку памяти, чтобы избежать дефицита свободной памяти. Он может делать это автоматически или по запросу программы.</text:p>
      <text:p text:style-name="P31">5. Сохранение целостности данных: Сборщик мусора обеспечивает, чтобы во время сбора мусора не было потери или повреждения данных, используемых программой JadeLoom.</text:p>
      <text:p text:style-name="P31">Благодаря этим функциям, сборщик мусора JVM значительно упрощает разработку программ на JadeLoom, избавляя разработчиков от необходимости явного управления памятью. Это повышает производительность и надежность приложений. <text:span text:style-name="T123">Необходимо также рассмотреть основные достоинства и недостатки сборщика мусора в JadeLoom.</text:span></text:p>
      <text:p text:style-name="P31">Основные достоинства сборщика мусора:</text:p>
      <text:p text:style-name="P31">1. Автоматизация управления памятью: Сборщик мусора автоматически отслеживает и освобождает неиспользуемую память, избавляя разработчиков от необходимости выполнять это вручную. Это значительно упрощает разработку приложений на JadeLoom.</text:p>
      <text:p text:style-name="P31">2. Повышение надежности: Автоматическое управление памятью сводит к минимуму риск возникновения ошибок, связанных с утечками памяти или повреждением данных.</text:p>
      <text:p text:style-name="P31">3. Увеличение производительности: Эффективные алгоритмы сбора мусора могут значительно повысить производительность приложений JadeLoom за счет оптимизации использования памяти.</text:p>
      <text:p text:style-name="P31">4. Масштабируемость: Сборщик мусора позволяет JVM поддерживать приложения JadeLoom, использующие большие объемы данных и память.</text:p>
      <text:p text:style-name="P31"/>
      <text:p text:style-name="P31">Основные недостатки сборщика мусора:</text:p>
      <text:p text:style-name="P31">1. Накладные расходы: Работа сборщика мусора сама по себе требует вычислительных ресурсов, что может привести к временным задержкам в работе приложения.</text:p>
      <text:p text:style-name="P31"><text:soft-page-break/>2. Непредсказуемость производительности: Запуск сборки мусора в неподходящие моменты может привести к периодам снижения производительности приложения.</text:p>
      <text:p text:style-name="P31">3. Сложность оптимизации: Настройка параметров сборщика мусора для оптимизации производительности может быть непростой задачей, особенно для крупных и сложных приложений.</text:p>
      <text:p text:style-name="P31">4. Ограничения обнаружения утечек памяти: Сборщик мусора не может обнаружить все возможные ситуации утечек памяти, особенно связанные с циклическими ссылками.</text:p>
      <text:p text:style-name="P31"/>
      <text:p text:style-name="P31">Несмотря на <text:span text:style-name="T124">перечисленные выще</text:span> недостатки, сборщик мусора в целом значительно упрощает разработку и эксплуатацию приложений на JadeLoom, предоставляя разработчикам инструмент автоматического управления памятью.</text:p>
      <text:p text:style-name="P31"/>
      <text:p text:style-name="P31">Хорошо, рассмотрим подробнее Execution Engine (Исполняющий Движок) в контексте JVM для языка программирования JadeLoom.</text:p>
      <text:p text:style-name="P31"/>
      <text:p text:style-name="P31"><text:span text:style-name="T125">Также необходимо рассмотреть ключевой компонент JVM - </text:span>Execution Engine - отвечающий за непосредственное исполнение байт-кода, <text:span text:style-name="T125">сгенерированного</text:span> <text:span text:style-name="T125">в ходе компиляции программ, написаных на языке программирования </text:span>JadeLoom. Его основные функции <text:span text:style-name="T125">включают в себя</text:span>:</text:p>
      <text:p text:style-name="P31"/>
      <text:p text:style-name="P31">1. Интерпретаци<text:span text:style-name="T125">ю</text:span> байт-кода: Execution Engine интерпретирует и выполняет инструкции байт-кода, генерируемого компилятором JadeLoom.</text:p>
      <text:p text:style-name="P31"/>
      <text:p text:style-name="P31"><text:span text:style-name="T126">2</text:span>. Оптимизация производительности: Одна из ключевых задач Execution Engine - повышение производительности исполнения кода JadeLoom. Для этого использу<text:span text:style-name="T126">ются</text:span> несколько основных оптимизирующих техник:</text:p>
      <text:p text:style-name="P31"><text:span text:style-name="T126">J</text:span>ust-In-Time (JIT) компиляция:</text:p>
      <text:p text:style-name="P31">Execution Engine может применять динамическую (Just-In-Time) компиляцию, преобразуя <text:span text:style-name="T125">некоторые, наиболее часто используемые</text:span> участки байт-кода в оптимизированный машинный код для повышения производительности.</text:p>
      <text:p text:style-name="P31"/>
      <text:p text:style-name="P31"><text:s/>Инлайнинг методов:</text:p>
      <text:p text:style-name="P31"><text:soft-page-break/><text:s text:c="3"/>- Execution Engine анализирует вызовы методов и может "встраивать" код небольших, часто используемых методов прямо в место вызова.</text:p>
      <text:p text:style-name="P31"><text:s text:c="3"/>- Это устраняет накладные расходы на вызов методов и позволяет применять дополнительные оптимизации.</text:p>
      <text:p text:style-name="P31"/>
      <text:p text:style-name="P31">Удаление общих подвыражений:</text:p>
      <text:p text:style-name="P31"><text:s text:c="3"/>- Execution Engine обнаруживает и устраняет повторяющиеся вычисления одних и тех же выражений. <text:span text:style-name="T126">Данная техника оптимизации</text:span> помогает избежать <text:span text:style-name="T126">выполнения некоторых</text:span> вычислений, ускоряет <text:span text:style-name="T126">и оптимизирует</text:span> выполнение программы.</text:p>
      <text:p text:style-name="P31"/>
      <text:p text:style-name="P31"><text:s/>Развертывание циклов</text:p>
      <text:p text:style-name="P31"><text:s text:c="3"/>- Для коротких, часто выполняемых циклов Execution Engine может развернуть их тело, заменив цикл прямым кодом. <text:span text:style-name="T126">Данная техника оптимизации</text:span> позволяет избежать накладных расходов на управление циклом.</text:p>
      <text:p text:style-name="P31">Профилирование и адаптивная оптимизация:</text:p>
      <text:p text:style-name="P31">- Execution Engine собирает профилирующую информацию о выполнении программы и динамически применяет оптимизации к <text:span text:style-name="T126">наиболее часто исполняемым</text:span> участкам кода, <text:span text:style-name="T126">что </text:span>позволяет непрерывно совершенствовать производительность в процессе работы приложения.</text:p>
      <text:p text:style-name="P31">.</text:p>
      <text:p text:style-name="P31"><text:span text:style-name="T126">3</text:span>. Управление стеком вызовов: Execution Engine отвечает за организацию и управление стеком вызовов методов, обеспечивая правильность и целостность выполнения программы.</text:p>
      <text:p text:style-name="P31"/>
      <text:p text:style-name="P31"><text:span text:style-name="T126">4</text:span>. Встроенные библиотеки: Execution Engine предоставляет доступ к большому набору встроенных библиотек JadeLoom, реализующих стандартные функциональные возможности.</text:p>
      <text:p text:style-name="P31"/>
      <text:p text:style-name="P31"><text:span text:style-name="T126">5</text:span>. Взаимодействие с другими компонентами JVM: Execution Engine тесно взаимодействует с другими основными компонентами JVM, такими как сборщик мусора, загрузчик классов и системой безопасности.</text:p>
      <text:p text:style-name="P31"/>
      <text:p text:style-name="P31"/>
      <text:h text:style-name="P19" text:outline-level="1"><text:bookmark-start text:name="__RefHeading___Toc1583_2781087820 Copy 1"/><text:soft-page-break/><text:span text:style-name="T35">С</text:span><text:span text:style-name="T20">труктура </text:span><text:span text:style-name="T41">файла-байткода JVM</text:span><text:span text:style-name="T20"> </text:span><text:bookmark-end text:name="__RefHeading___Toc1583_2781087820 Copy 1"/></text:h>
      <text:p text:style-name="P20"><text:span text:style-name="T20"/></text:p>
      <text:p text:style-name="P72"><text:span text:style-name="T62"><text:tab/>Во время компиляции программ, написаных на языке программирования JadeLoom, исходный код генерируется в файл, имеющий бинарный формат, содержащий байткод для загрузки и исполнения в JVM.</text:span><text:span text:style-name="T20"> Информация в нем <text:s/>записывается без отступов между последовательными частями информации. 16-битные и 32-битные значения записываются с помощью двух или четырех последовательных 8-битных байтов.</text:span></text:p>
      <text:p text:style-name="P72"><text:span text:style-name="T36">Ф</text:span><text:span text:style-name="T20">айл </text:span><text:span text:style-name="T36">с байткодом</text:span><text:span text:style-name="T20"> содержит следующую информацию.<text:line-break/><text:line-break/></text:span><text:span text:style-name="T69">Магическое число, сигнатура</text:span><text:span text:style-name="T20">. Первые четыре байта каждого файла, </text:span><text:span text:style-name="T36">сгенерированного после компиляции программ JadeLoom</text:span><text:span text:style-name="T20"> всегда </text:span><text:span text:style-name="T36">равны значениям</text:span><text:span text:style-name="T20"> </text:span><text:span text:style-name="Source_20_Text"><text:span text:style-name="T127">0xCA </text:span></text:span><text:span text:style-name="Source_20_Text"><text:span text:style-name="T128">0х</text:span></text:span><text:span text:style-name="Source_20_Text"><text:span text:style-name="T127">FE </text:span></text:span><text:span text:style-name="Source_20_Text"><text:span text:style-name="T128">0х</text:span></text:span><text:span text:style-name="Source_20_Text"><text:span text:style-name="T127">BA </text:span></text:span><text:span text:style-name="Source_20_Text"><text:span text:style-name="T128">0х</text:span></text:span><text:span text:style-name="Source_20_Text"><text:span text:style-name="T127">BE</text:span></text:span><text:span text:style-name="T20">. </text:span><text:span text:style-name="T36">Данные</text:span><text:span text:style-name="T20"> четыре байта идентифицируют </text:span><text:span text:style-name="T37">наиболее часто используемый формат файла, содержащий байткод, для выполнения на JVM</text:span><text:span text:style-name="T20">.<text:line-break/><text:line-break/></text:span><text:span text:style-name="T69">Версия файла.</text:span><text:span text:style-name="T20"> Следующие четыре байта содержат мажорную и минорную версию </text:span><text:span text:style-name="T38">JVM</text:span><text:span text:style-name="T20">. </text:span><text:span text:style-name="T38">Н</text:span><text:span text:style-name="T20">омера определяют </text:span><text:span text:style-name="T38">совместимую версию</text:span><text:span text:style-name="T20"> формата </text:span><text:span text:style-name="T38">файла</text:span><text:span text:style-name="T20">. Если файл имеет основной мажорную версию M и минорную m, то мы обозначаем эту версию как M.m.<text:line-break/><text:line-break/>У каждой JVM есть ограничения по поддерживаемым версиям class-файлов. Например, Java 11 поддерживает major версию с 45 до 55, Java 12 — с 45 по 56.<text:line-break/><text:line-break/></text:span><text:span text:style-name="T69">Пул констант.</text:span><text:span text:style-name="T20"> </text:span><text:span text:style-name="T38">Данный участок представляют из себя таблицу</text:span><text:span text:style-name="T20"> структур, представляющих строковые константы, имена классов, интерфейсов, полей, методов и другие константы, которые есть в структуре ClassFile и ее подструктурах. Каждый элемент пула констант начинается с однобайтового тега, определяющего тип константы. В зависимости от типа константы следующие байты могут быть непосредственным значением константы или ссылкой на другой элемент в пуле. Основными </text:span><text:span text:style-name="T41">типами</text:span><text:span text:style-name="T20"> элемент</text:span><text:span text:style-name="T41">ов</text:span><text:span text:style-name="T20"> пула констант явля</text:span><text:span text:style-name="T41">ются:</text:span></text:p>
      <text:p text:style-name="P67">1. Константы примитивных типов:</text:p>
      <text:p text:style-name="P72"><text:span text:style-name="T20"><text:s text:c="3"/>- `CONSTANT_Integer_info` - целочисленные константы, </text:span><text:span text:style-name="T43">4 байта</text:span></text:p>
      <text:p text:style-name="P72"><text:span text:style-name="T20"><text:s text:c="3"/>- `CONSTANT_Float_info` - константы с плавающей точкой, </text:span><text:span text:style-name="T43">4 байта</text:span></text:p>
      <text:p text:style-name="P72"><text:span text:style-name="T20"><text:s text:c="3"/>- `CONSTANT_Long_info` - длинные целочисленные константы, </text:span><text:span text:style-name="T43">8 байт</text:span></text:p>
      <text:p text:style-name="P72"><text:span text:style-name="T41"><text:s text:c="3"/></text:span><text:span text:style-name="T20">- `CONSTANT_Double_info` - константы с двойной точностью, </text:span><text:span text:style-name="T43">8 байт</text:span></text:p>
      <text:p text:style-name="P72"><text:span text:style-name="T20"/></text:p>
      <text:p text:style-name="P72"><text:span text:style-name="T20"/></text:p>
      <text:p text:style-name="P67"><text:soft-page-break/>2. Ссылки на классы, интерфейсы и пакеты:</text:p>
      <text:p text:style-name="P72"><text:span text:style-name="T20"><text:s text:c="3"/>- `CONSTANT_Class_info` - ссылка на класс или интерфейс, </text:span><text:span text:style-name="T43">2 байта</text:span></text:p>
      <text:p text:style-name="P72"><text:span text:style-name="T20"><text:s text:c="3"/>- `CONSTANT_Package_info` - ссылка на пакет, </text:span><text:span text:style-name="T43">2 байта</text:span></text:p>
      <text:p text:style-name="P72"><text:span text:style-name="T20"/></text:p>
      <text:p text:style-name="P67">3. Ссылки на поля и методы:</text:p>
      <text:p text:style-name="P67"><text:s text:c="3"/>- `CONSTANT_Fieldref_info` - ссылка на поле класса</text:p>
      <text:p text:style-name="P67"><text:s text:c="3"/>- `CONSTANT_Methodref_info` - ссылка на метод класса</text:p>
      <text:p text:style-name="P67"><text:s text:c="3"/>- `CONSTANT_InterfaceMethodref_info` - ссылка на метод интерфейса</text:p>
      <text:p text:style-name="P72"><text:span text:style-name="T20"/></text:p>
      <text:p text:style-name="P67">4. Строковые константы:</text:p>
      <text:p text:style-name="P67"><text:s text:c="3"/>- `CONSTANT_String_info` - строковые литералы</text:p>
      <text:p text:style-name="P72"><text:span text:style-name="T20"/></text:p>
      <text:p text:style-name="P67">5. Имена и дескрипторы:</text:p>
      <text:p text:style-name="P67"><text:s text:c="3"/>- `CONSTANT_NameAndType_info` - имя и дескриптор (сигнатура) поля или метода</text:p>
      <text:p text:style-name="P67"><text:s text:c="3"/>- `CONSTANT_Utf8_info` - строковые представления имен и дескрипторов</text:p>
      <text:p text:style-name="P72"><text:span text:style-name="T20"/></text:p>
      <text:p text:style-name="P67">Пул констант организован в виде массива записей переменной длины, где каждая запись представляет одну константу. Он используется для эффективного доступа к различным сущностям, таким как классы, методы, поля и литералы, во время выполнения программы.</text:p>
      <text:p text:style-name="P72"><text:span text:style-name="T20">Структура и содержимое пула констант являются ключевыми аспектами, определяющими внутреннее представление Java-классов в байт-коде JVM.<text:line-break/><text:line-break/></text:span><text:span text:style-name="T69">Флаги доступа.</text:span><text:span text:style-name="T20"> — </text:span><text:span text:style-name="T42">Это поле занимает 2 байта и содержит следующие флаги:</text:span></text:p>
      <text:list text:style-name="L1">
        <text:list-item>
          <text:p text:style-name="P86"><text:span text:style-name="Source_20_Text"><text:span text:style-name="T65">ACC_PRIVATE</text:span></text:span><text:span text:style-name="T65"> - класс доступен только внутри определяющего пакета</text:span></text:p>
        </text:list-item>
        <text:list-item>
          <text:p text:style-name="P86"><text:span text:style-name="Source_20_Text"><text:span text:style-name="T65">ACC_PUBLIC</text:span></text:span><text:span text:style-name="T65"> - класс доступен из любо</text:span><text:span text:style-name="T67">й зоны видимости</text:span><text:span text:style-name="T65"> </text:span></text:p>
        </text:list-item>
        <text:list-item>
          <text:p text:style-name="P86"><text:span text:style-name="Source_20_Text"><text:span text:style-name="T65">ACC_PROTECTED</text:span></text:span><text:span text:style-name="T65"> - класс доступен в пределах пакета и наследующих классов </text:span></text:p>
        </text:list-item>
        <text:list-item>
          <text:p text:style-name="P86"><text:span text:style-name="Source_20_Text"><text:span text:style-name="T65">ACC_PACKAGE</text:span></text:span><text:span text:style-name="T65"> (отсутствие модификаторов) - класс доступен только внутри определяющего пакета </text:span></text:p>
        </text:list-item>
        <text:list-item>
          <text:p text:style-name="P86"><text:span text:style-name="Source_20_Text"><text:span text:style-name="T65">ACC_FINAL</text:span></text:span><text:span text:style-name="T65"> - класс не может быть унаследован <text:s/></text:span></text:p>
        </text:list-item>
        <text:list-item>
          <text:p text:style-name="P86"><text:span text:style-name="Source_20_Text"><text:span text:style-name="T65">ACC_INTERFACE</text:span></text:span><text:span text:style-name="T65"> - класс является интерфейсом </text:span></text:p>
        </text:list-item>
        <text:list-item>
          <text:p text:style-name="P86"><text:soft-page-break/><text:span text:style-name="Source_20_Text"><text:span text:style-name="T65">ACC_ABSTRACT</text:span></text:span><text:span text:style-name="T65"> - класс является абстрактным (не может быть напрямую инстанцирован) </text:span></text:p>
        </text:list-item>
        <text:list-item>
          <text:p text:style-name="P86"><text:span text:style-name="Source_20_Text"><text:span text:style-name="T65">ACC_SYNTHETIC</text:span></text:span><text:span text:style-name="T65"> - класс </text:span><text:span text:style-name="T67">сгенерирован компилятором.</text:span><text:span text:style-name="T65"> </text:span></text:p>
        </text:list-item>
        <text:list-item>
          <text:p text:style-name="P86"><text:span text:style-name="Source_20_Text"><text:span text:style-name="T65">ACC_ANNOTATION</text:span></text:span><text:span text:style-name="T65"> - класс является аннотацией </text:span></text:p>
        </text:list-item>
        <text:list-item>
          <text:p text:style-name="P87"><text:span text:style-name="Source_20_Text"><text:span text:style-name="T65">ACC_ENUM</text:span></text:span><text:span text:style-name="T65"> - класс является перечислением (enum) </text:span></text:p>
        </text:list-item>
      </text:list>
      <text:p text:style-name="P72"><text:span text:style-name="T20"><text:line-break/><text:line-break/></text:span><text:span text:style-name="T69">This class.</text:span><text:span text:style-name="T20"> Ссылка на запись </text:span><text:span text:style-name="T38">имени класса</text:span><text:span text:style-name="T20"> в пуле констант.<text:line-break/><text:line-break/></text:span><text:span text:style-name="T69">Super class.</text:span><text:span text:style-name="T20"> Ссылка на запись </text:span><text:span text:style-name="T38">имени родительского класса</text:span><text:span text:style-name="T20"> в пуле констант.<text:line-break/><text:line-break/></text:span><text:span text:style-name="T69">Интерфейсы.</text:span><text:span text:style-name="T20"> </text:span><text:span text:style-name="T38">Массив ссылок на интерфейсы, расширяющие представления класса</text:span><text:span text:style-name="T20">.<text:line-break/><text:line-break/></text:span><text:span text:style-name="T69">Поля.</text:span><text:span text:style-name="T20"> </text:span><text:span text:style-name="T38">Т</text:span><text:span text:style-name="T20">аблица структур переменной длины. По одной для каждого поля с описанием типа поля и названия (со ссылкой на пул констант).<text:line-break/><text:line-break/></text:span><text:span text:style-name="T69">Методы. </text:span><text:span text:style-name="T39">Таблица структур методов переменной длины</text:span><text:span text:style-name="T20">. Для каждого метода содержится следующая информация: дескриптор метода (тип возвращаемого значения и список аргументов), количество слов, необходимых для локальных переменных метода, максимальное количество слов стека, необходимых для стека операндов метода, таблицу исключений, перехватываемых методом, байт-коды метода и таблица номеров строк.</text:span></text:p>
      <text:p text:style-name="P67">Определение методов в class-файле содержит следующую информацию:</text:p>
      <text:p text:style-name="P67">1. Access Flags (2 байта):</text:p>
      <text:p text:style-name="P72"><text:span text:style-name="T20">- Флаги, определяющие модификаторы </text:span><text:span text:style-name="T43">доступа:</text:span></text:p>
      <text:list text:style-name="L2">
        <text:list-item>
          <text:p text:style-name="P88"><text:span text:style-name="Source_20_Text"><text:span text:style-name="T65">ACC_PUBLIC</text:span></text:span><text:span text:style-name="T65"> - метод является public (доступен из любого места) </text:span></text:p>
        </text:list-item>
        <text:list-item>
          <text:p text:style-name="P88"><text:span text:style-name="Source_20_Text"><text:span text:style-name="T65">ACC_PRIVATE</text:span></text:span><text:span text:style-name="T65"> - метод является private (доступен только внутри определяющего класса) </text:span></text:p>
        </text:list-item>
        <text:list-item>
          <text:p text:style-name="P88"><text:span text:style-name="Source_20_Text"><text:span text:style-name="T65">ACC_PROTECTED</text:span></text:span><text:span text:style-name="T65"> - метод является protected (доступен в пределах пакета и наследующих классов) </text:span></text:p>
        </text:list-item>
        <text:list-item>
          <text:p text:style-name="P88"><text:span text:style-name="Source_20_Text"><text:span text:style-name="T65">ACC_PACKAGE</text:span></text:span><text:span text:style-name="T65"> (отсутствие модификаторов) - метод является package-private (доступен только внутри определяющего пакета) </text:span></text:p>
        </text:list-item>
        <text:list-item>
          <text:p text:style-name="P88"><text:span text:style-name="Source_20_Text"><text:span text:style-name="T65">ACC_STATIC</text:span></text:span><text:span text:style-name="T65"> - метод является статическим </text:span></text:p>
        </text:list-item>
        <text:list-item>
          <text:p text:style-name="P88"><text:span text:style-name="Source_20_Text"><text:span text:style-name="T65">ACC_FINAL</text:span></text:span><text:span text:style-name="T65"> - метод является final (не может быть переопределен) </text:span></text:p>
        </text:list-item>
        <text:list-item>
          <text:p text:style-name="P88"><text:span text:style-name="Source_20_Text"><text:span text:style-name="T65">ACC_SYNCHRONIZED</text:span></text:span><text:span text:style-name="T65"> - метод является synchronized </text:span></text:p>
        </text:list-item>
        <text:list-item>
          <text:p text:style-name="P88"><text:span text:style-name="Source_20_Text"><text:span text:style-name="T65">ACC_BRIDGE</text:span></text:span><text:span text:style-name="T65"> - метод является synthetic bridge-методом </text:span></text:p>
        </text:list-item>
        <text:list-item>
          <text:p text:style-name="P88"><text:span text:style-name="Source_20_Text"><text:span text:style-name="T65">ACC_VARARGS</text:span></text:span><text:span text:style-name="T65"> - метод принимает переменное число аргументов </text:span></text:p>
        </text:list-item>
        <text:list-item>
          <text:p text:style-name="P88"><text:span text:style-name="Source_20_Text"><text:span text:style-name="T65">ACC_NATIVE</text:span></text:span><text:span text:style-name="T65"> - метод является native </text:span></text:p>
        </text:list-item>
        <text:list-item>
          <text:p text:style-name="P88"><text:span text:style-name="Source_20_Text"><text:span text:style-name="T65">ACC_ABSTRACT</text:span></text:span><text:span text:style-name="T65"> - метод является абстрактным </text:span></text:p>
        </text:list-item>
        <text:list-item>
          <text:p text:style-name="P88"><text:soft-page-break/><text:span text:style-name="Source_20_Text"><text:span text:style-name="T65">ACC_STRICT</text:span></text:span><text:span text:style-name="T65"> - метод требует строгое соблюдение IEEE 754 (плавающая точка) </text:span></text:p>
        </text:list-item>
        <text:list-item>
          <text:p text:style-name="P89"><text:span text:style-name="Source_20_Text"><text:span text:style-name="T65">ACC_SYNTHETIC</text:span></text:span><text:span text:style-name="T65"> - метод был сгенерирован компилятором, а не написан вручную </text:span></text:p>
        </text:list-item>
      </text:list>
      <text:p text:style-name="P72"><text:span text:style-name="T20"/></text:p>
      <text:p text:style-name="P67">2. Name Index (2 байта):</text:p>
      <text:p text:style-name="P67"><text:s text:c="3"/>- Индекс в Constant Pool, который ссылается на запись, содержащую имя метода.</text:p>
      <text:p text:style-name="P72"/>
      <text:p text:style-name="P67">3. Descriptor Index (2 байта):</text:p>
      <text:p text:style-name="P67"><text:s text:c="3"/>- Индекс в Constant Pool, который ссылается на запись, содержащую дескриптор (сигнатуру) метода.</text:p>
      <text:p text:style-name="P67"><text:s text:c="3"/>- Дескриптор описывает типы параметров и возвращаемый тип метода.</text:p>
      <text:p text:style-name="P72"/>
      <text:p text:style-name="P67">4. Attributes (variable length):</text:p>
      <text:p text:style-name="P67"><text:s text:c="3"/>- Список атрибутов метода, таких как:</text:p>
      <text:p text:style-name="P67"><text:s text:c="5"/>- `Code`: содержит байт-код метода и информацию об обработке исключений.</text:p>
      <text:p text:style-name="P67"><text:s text:c="5"/>- `Exceptions`: содержит список типов исключений, которые может выбрасывать метод.</text:p>
      <text:p text:style-name="P67"><text:s text:c="5"/>- `Signature`: содержит обобщенную сигнатуру метода.</text:p>
      <text:p text:style-name="P67"><text:s text:c="5"/>- `Annotations`: содержит аннотации, применяемые к методу.</text:p>
      <text:p text:style-name="P67"><text:s text:c="5"/>- `MethodParameters`: содержит информацию о параметрах метода.</text:p>
      <text:p text:style-name="P67"><text:s text:c="5"/>- и другие атрибуты.</text:p>
      <text:p text:style-name="P72"><text:span text:style-name="T20"/></text:p>
      <text:p text:style-name="P72"><text:span text:style-name="T20">Таким образом, определение метода в class-файле предоставляет всю необходимую информацию для виртуальной машины Java, чтобы выполнить этот метод, включая его сигнатуру, модификаторы доступа, байт-код и дополнительную метаинформацию.<text:line-break/><text:line-break/></text:span><text:span text:style-name="T69">Атрибуты.</text:span><text:span text:style-name="T20"> </text:span><text:span text:style-name="T40">С</text:span><text:span text:style-name="T20">труктуры переменной длины, описывающие каждый атрибут. Например, всегда есть атрибут “SourceFile”. Он содержит имя исходного файла, из которого был скомпилирован class-файл. </text:span></text:p>
      <text:h text:style-name="P17" text:outline-level="1"><text:bookmark-start text:name="__RefHeading___Toc1583_2781087820 Copy 1 Copy 1"/><text:soft-page-break/><text:span text:style-name="T50">Инструкции </text:span><text:span text:style-name="T41">JVM</text:span><text:span text:style-name="T55"> </text:span><text:bookmark-end text:name="__RefHeading___Toc1583_2781087820 Copy 1 Copy 1"/></text:h>
      <text:p text:style-name="P62"><text:tab/></text:p>
      <text:p text:style-name="P72"><text:span text:style-name="T63"><text:tab/>Инструкци</text:span><text:span text:style-name="T64">и</text:span><text:span text:style-name="T63"> JVM состо</text:span><text:span text:style-name="T64">я</text:span><text:span text:style-name="T63">т из опкода, определяющего выполняемую операцию, за которым следуют </text:span><text:span text:style-name="T64">одно</text:span><text:span text:style-name="T63"> или более операндов, </text:span><text:span text:style-name="T64">или не следует ни одного операнда</text:span><text:span text:style-name="T63">, представляющих собой значения, с которыми нужно работать. </text:span><text:span text:style-name="T64">Они </text:span><text:span text:style-name="T20">представляют собой базовые операции, которые выполняет виртуальная машина для интерпретации и выполнения Java-программ. </text:span><text:span text:style-name="T51">Инструкции JVM играют важную р</text:span><text:span text:style-name="T20">оль, </text:span><text:span text:style-name="T51">которая заключается </text:span><text:span text:style-name="T20">я в следующем:</text:span></text:p>
      <text:list text:style-name="L3">
        <text:list-item>
          <text:p text:style-name="P90"><text:span text:style-name="Strong_20_Emphasis"><text:span text:style-name="T65">Представление кода</text:span></text:span><text:span text:style-name="T65">: Инструкции JVM являются низкоуровневым представлением Java-кода. Когда Java-код компилируется, он преобразуется в последовательность инструкций JVM, которые могут быть выполнены виртуальной машиной.</text:span></text:p>
        </text:list-item>
        <text:list-item>
          <text:p text:style-name="P90"><text:span text:style-name="Strong_20_Emphasis"><text:span text:style-name="T65">Обеспечение портативности</text:span></text:span><text:span text:style-name="T65">: Инструкции JVM являются платформенно-независимым представлением кода. Это означает, что Java-программы, скомпилированные в инструкции JVM, могут быть выполнены на любой системе, где установлена Java Virtual Machine, независимо от аппаратной платформы.</text:span></text:p>
        </text:list-item>
        <text:list-item>
          <text:p text:style-name="P90"><text:span text:style-name="Strong_20_Emphasis"><text:span text:style-name="T65">Реализация функциональности</text:span></text:span><text:span text:style-name="T65">: Инструкции JVM определяют основные операции, которые могут выполняться виртуальной машиной, такие как загрузка и сохранение данных, арифметические и логические операции, управление потоком выполнения, работа с объектами и массивами, обработка исключений и т.д.</text:span></text:p>
        </text:list-item>
        <text:list-item>
          <text:p text:style-name="P90"><text:span text:style-name="Strong_20_Emphasis"><text:span text:style-name="T65">Оптимизация производительности</text:span></text:span><text:span text:style-name="T65">: Понимание инструкций JVM помогает разработчикам анализировать и оптимизировать производительность Java-приложений, поскольку они могут видеть, какие именно операции выполняет виртуальная машина.</text:span></text:p>
        </text:list-item>
        <text:list-item>
          <text:p text:style-name="P90"><text:span text:style-name="Strong_20_Emphasis"><text:span text:style-name="T65">Отладка и анализ кода</text:span></text:span><text:span text:style-name="T65">: Знание инструкций JVM важно для отладки и анализа Java-приложений, поскольку позволяет изучать и понимать внутреннее представление кода на низком уровне.</text:span></text:p>
        </text:list-item>
      </text:list>
      <text:p text:style-name="P37"><text:span text:style-name="T20"/></text:p>
      <text:p text:style-name="P46"/>
      <text:h text:style-name="P15" text:outline-level="1"><text:bookmark-start text:name="__RefHeading___Toc561_1120542175"/><text:span text:style-name="T23">Глава </text:span><text:span text:style-name="T53">2</text:span><text:span text:style-name="T23">. <text:s/></text:span><text:span text:style-name="T52">O</text:span><text:span text:style-name="T20">бзор конструкций языка программирования.</text:span><text:bookmark-end text:name="__RefHeading___Toc561_1120542175"/></text:h>
      <text:p text:style-name="P95"><text:span text:style-name="T88"><text:tab/></text:span><text:span text:style-name="T90">Введение в конструкции языка программирования </text:span><text:span text:style-name="T91">JadeLoom</text:span><text:span text:style-name="T90">.</text:span></text:p>
      <text:h text:style-name="P40" text:outline-level="1"/>
      <text:p text:style-name="P42"><text:tab/><text:span text:style-name="T130">Разрабатываемый</text:span> язык программирования <text:span text:style-name="T130">должен быть</text:span> важным и значимым инструментом, с помощью которого разработчики могут в краткие сроки создать программное обеспечение для виртуальной машины <text:span text:style-name="T130">JVM</text:span>, что, в свою очередь, <text:span text:style-name="T130">гипотетически</text:span> может применяться при написании кода для <text:soft-page-break/>андроид. <text:span text:style-name="T130">Несмотря на то, что андроид использует ART для исполнения программ, специально разработанных для платформы андроид, который, в свою очередь, использует DEX байткод (Dalvik executable), мы можем скомпилировать байткод JVM в DEX байткод, но возможности байткода JVM не ограничиваются компиляцией в DEX байткод. Например, байткод JVM можно скомпилировать в машинный код, или код javascript, с помощью GraalVM</text:span>. <text:span text:style-name="T129">Р</text:span>ассмотрим основные конструкции языка программирования, которые широко применяются в различных языках, в том числе языке <text:span text:style-name="T71">JadeLoom</text:span>. </text:p>
      <text:p text:style-name="P43"><text:tab/>Конструкции языка программирования <text:span text:style-name="T129">JadeLoom</text:span> включают в себя условные операторы, <text:span text:style-name="T72">операторы перехода</text:span>, циклы, функции, объекты, <text:span text:style-name="T73">методы</text:span>, <text:span text:style-name="T74">выьов и</text:span> обработку исключений. Каждая из этих конструкций предоставляет различные возможности для разработчиков.</text:p>
      <text:p text:style-name="P42"><text:tab/>Циклы, <text:span text:style-name="T76">условные операторы</text:span> <text:span text:style-name="T75">и операторы перехода</text:span> позволяют <text:span text:style-name="T76">выполнять блоки несколько раз в зависимости от условии</text:span>. Они особенно полезны для обработки повторяющихся задач, таких как обход элементов массива или выполнение итераций по определенному диапазону значений.</text:p>
      <text:p text:style-name="P47">Классы — это основные компоненты объектно ориентировочного языка программирования JadeLoom. Они представляют из себя шаблоны, формальные описания объектов, и определяют состояние и поведение объектов</text:p>
      <text:p text:style-name="P47">Определение классов содержат:</text:p>
      <text:p text:style-name="P68"><text:span text:style-name="T56"><text:tab/>- Поля, </text:span><text:span text:style-name="T57">или </text:span><text:span text:style-name="T56">переменные класса, </text:span><text:span text:style-name="T57">которые представляют</text:span><text:span text:style-name="T56"> </text:span>состояние объектов, созданных на основе класса. Они могут иметь различные типы данных и могут быть доступными только внутри класса или также доступными извне, в зависимости от модификатора доступа. <text:span text:style-name="T81">Также поля, или переменные класса, могут быть статическими, или динамическими. </text:span>Статические переменные класса (также известные как переменные класса или переменные уровня класса) относятся к переменным, которые разделяются между всеми объектами, созданными на основе этого класса. Они хранятся в единственном экземпляре и доступны для всех экземпляров класса. Динамические переменные класса (также известные как переменные экземпляра или переменные объекта) относятся к переменным, которые связаны с каждым отдельным объектом, созданным на основе класса. Каждый объект имеет свою собственную копию динамических переменных класса.</text:p>
      <text:p text:style-name="P44">- <text:span text:style-name="T82">М</text:span>етоды – <text:span text:style-name="T88">это </text:span><text:span text:style-name="T89">подпрограммы</text:span><text:span text:style-name="T88">, определенные внутри класса, которые определяют поведение объектов этого класса,</text:span> используемые для выполнения скомпилированного кода. Они позволяют группировать фрагменты кода в модули или подпрограммы. <text:span text:style-name="T83">M</text:span>етоды могут принимать параметры, передаваемые им для обработки, и могут возвращать значения, <text:span text:style-name="T78">полученые в ходе обработки параметров</text:span>, включая как одно значение, так и несколько значений, <text:span text:style-name="T78">или не возвращать значения</text:span>. Это обеспечивает модульность, <text:soft-page-break/>повторное использование кода и возможность работы с различными типами данных. <text:span text:style-name="T82">M</text:span><text:span text:style-name="T78">етоды могут обрабатывать не только полученые параметры, но и глобальные параметры, параметры класса или параметры, заданные в области видимости (scope).</text:span></text:p>
      <text:p text:style-name="P65">Описание метода класса включает в себя следующие аспекты:</text:p>
      <text:list text:style-name="L4">
        <text:list-item>
          <text:p text:style-name="P93">Имя метода: Методы имеют уникальное имя, которое идентифицирует их в рамках класса.</text:p>
        </text:list-item>
        <text:list-item>
          <text:p text:style-name="P91"><text:span text:style-name="T65">Тип возвращаемого значения: Методы могут иметь тип возвращаемого значения или быть объявлены с типом </text:span><text:span text:style-name="Source_20_Text"><text:span text:style-name="T65">void</text:span></text:span><text:span text:style-name="T65">, если они не возвращают значения. Тип возвращаемого значения определяет тип данных, который будет возвращен методом при его выполнении.</text:span></text:p>
        </text:list-item>
        <text:list-item>
          <text:p text:style-name="P94">Параметры: Методы могут принимать параметры, которые представляют собой значения, передаваемые в метод для его выполнения. Параметры определяются в сигнатуре метода и используются внутри метода для доступа к переданным значениям.</text:p>
        </text:list-item>
        <text:list-item>
          <text:p text:style-name="P94">Тело метода: Тело метода содержит набор инструкций, которые определяют действия, выполняемые методом. Оно определяет, что будет происходить при вызове метода и как будет обрабатываться переданные параметры.</text:p>
        </text:list-item>
        <text:list-item>
          <text:p text:style-name="P92"><text:span text:style-name="T65">Уровень доступа: Методы могут иметь различные уровни доступа, такие как </text:span><text:span text:style-name="Source_20_Text"><text:span text:style-name="T65">public</text:span></text:span><text:span text:style-name="T65">, </text:span><text:span text:style-name="Source_20_Text"><text:span text:style-name="T65">private</text:span></text:span><text:span text:style-name="T65">, </text:span><text:span text:style-name="Source_20_Text"><text:span text:style-name="T65">protected</text:span></text:span><text:span text:style-name="T65"> или без указания уровня доступа (пакетный уровень доступа). Уровень доступа определяет, где и как можно вызывать методы класса.</text:span></text:p>
        </text:list-item>
      </text:list>
      <text:p text:style-name="P65">Методы класса позволяют инкапсулировать поведение объектов и предоставлять интерфейс для взаимодействия с ними. Они могут быть использованы для выполнения различных операций, обработки данных, изменения состояния объектов и возврата результатов. Методы являются основным строительным блоком объектно-ориентированного программирования и позволяют разделить код на более мелкие и управляемые части. <text:span text:style-name="T87">Существуют статические методы класса и динамические методы класса, и отличаются они следующим образом:</text:span></text:p>
      <text:p text:style-name="P65">Статические методы:</text:p>
      <text:list text:style-name="L5">
        <text:list-item>
          <text:p text:style-name="P96">Статические методы принадлежат классу, а не конкретному экземпляру класса. Они могут быть вызваны без создания объекта класса. </text:p>
        </text:list-item>
        <text:list-item>
          <text:p text:style-name="P97">Статические методы не имеют доступа к нестатическим полям и методам класса, так как они не привязаны к конкретному экземпляру объекта.</text:p>
        </text:list-item>
      </text:list>
      <text:p text:style-name="P65"><text:soft-page-break/>Динамические методы:</text:p>
      <text:list text:style-name="L6">
        <text:list-item>
          <text:p text:style-name="P98">Динамические методы (или нестатические методы) привязаны к конкретному экземпляру класса. Они требуют создания объекта класса для вызова метода. </text:p>
        </text:list-item>
        <text:list-item>
          <text:p text:style-name="P98">Динамические методы имеют доступ к нестатическим полям и методам класса, а также к другим динамическим методам. </text:p>
        </text:list-item>
        <text:list-item>
          <text:p text:style-name="P99">Динамические методы могут быть переопределены в подклассах при наличии наследования.</text:p>
        </text:list-item>
      </text:list>
      <text:p text:style-name="P69"><text:span text:style-name="T66">- </text:span>Конструкторы <text:span text:style-name="T87">и блоки кода</text:span>: Конструкторы, <text:span text:style-name="T87">и блоки кода</text:span> - это специальные методы, которые вызываются при создании объектов класса. Они инициализируют начальные значения полей объекта и могут выполнять другие необходимые действия при создании объекта. <text:span text:style-name="T87">Конструкторы в JadeLoom могут быть определены только как динамические методы, в то время, как блоки кода могут быть определены как динамические методы, так и статические, но не могут принимать параметры. Конструкторы и блоки кода не возвращают значение.</text:span></text:p>
      <text:p text:style-name="P70"><text:span text:style-name="T84">- </text:span>Вложенные классы: <text:span text:style-name="T85">В языке программирования JadeLoom к</text:span>лассы могут быть вложены в другие классы. Вложенные классы <text:span text:style-name="T86">могут</text:span> использоваться для организации и структурирования кода.</text:p>
      <text:p text:style-name="P70">- Имя класса: Имя класса является идентификатором, который идентифицирует класс в программе. Имя класса должно быть уникальным в пределах пакета.</text:p>
      <text:p text:style-name="P42">Объекты и классы являются ключевыми концепциями объектно-ориентированного программирования. Они позволяют организовывать код в виде объектов <text:span text:style-name="T77">определенного класса</text:span>, которые имеют свою структуру. ООП обеспечивает принципы инкапсуляции, наследования и полиморфизма.</text:p>
      <text:p text:style-name="P45">Полиморфизм - это концепция объектно-ориентированного программирования, которая позволяет объектам одного типа проявлять различное поведение в зависимости от контекста использования. Это означает, что объекты могут быть рассмотрены и использованы как экземпляры своего собственного типа, а также как экземпляры типа, от которого они наследуются или реализуют интерфейс.</text:p>
      <text:p text:style-name="P45">Полиморфизм позволяет писать гибкий и расширяемый код, так как он способствует созданию общих интерфейсов и абстракций. Он облегчает работу с коллекциями объектов, позволяя одновременно обрабатывать объекты разных типов через общий интерфейс.</text:p>
      <text:p text:style-name="P45">Существуют два основных типа полиморфизма:</text:p>
      <text:p text:style-name="P45">1. Полиморфизм подтипов (Subtype Polymorphism): Этот тип полиморфизма основан на наследовании и возможности объектов-потомков быть использованными вместо объектов-родителей. При полиморфном <text:soft-page-break/>использовании объектов-потомков они могут вызывать свои собственные реализации методов, переопределяя поведение, определенное в родительском классе.</text:p>
      <text:p text:style-name="P45">2. Параметрический полиморфизм (Parametric Polymorphism): Этот тип полиморфизма позволяет писать обобщенный код, который может работать с различными типами данных, не зависимо от их конкретного типа. В языках программирования, поддерживающих параметрический полиморфизм, можно создавать шаблонные функции или классы, которые могут быть параметризованы различными типами данных.</text:p>
      <text:p text:style-name="P45"><text:tab/>Полиморфизм помогает создавать более гибкие и модульные программы, упрощает повторное использование кода и способствует разделению ответственности между объектами и классами. Он является одним из ключевых принципов объектно-ориентированного программирования.</text:p>
      <text:p text:style-name="P63">Наследование - это концепция объектно-ориентированного программирования, которая позволяет создавать новые классы (потомки) на основе уже существующих классов (родителей). При наследовании потомок наследует свойства и методы родителя, что позволяет расширять и переиспользовать код.</text:p>
      <text:p text:style-name="P65">В наследовании класс-потомок может наследовать все публичные и защищенные свойства и методы класса-родителя. Это означает, что потомок может использовать и изменять унаследованные свойства и методы, а также добавлять свои собственные.</text:p>
      <text:p text:style-name="P63"><text:tab/>Инкапсуляция является одним из основных принципов объектно-ориентированного программирования (ООП). Этот принцип заключается в объединении данных и методов, работающих с этими данными, внутри классов и скрытии их реализации от внешнего кода.</text:p>
      <text:p text:style-name="P64"><text:tab/></text:p>
      <text:p text:style-name="P64"><text:tab/>Инкапсуляция позволяет скрыть данные от прямого доступа извне класса. Таким образом, данные не могут быть изменены или получены напрямую. Вместо этого, доступ к данным осуществляется через специальные методы класса, называемые геттерами и сеттерами. Геттеры позволяют получить значения данных, а сеттеры - устанавливать новые значения. Это обеспечивает контролируемый доступ к данным и позволяет классу установить правила и проверки для доступа к своим данным.</text:p>
      <text:p text:style-name="P66"><text:tab/>Инкапсуляция также позволяет скрыть внутреннюю реализацию класса. Внешний код может использовать только публичные методы класса, которые определены интерфейсом класса. Внутренние детали реализации класса, такие как приватные методы или переменные, остаются скрытыми и недоступными для внешних объектов или классов. Это позволяет изменять внутреннюю реализацию класса без влияния на внешний код, что упрощает поддержку и развитие программных систем.</text:p>
      <text:p text:style-name="P42"><text:soft-page-break/><text:tab/>Ja<text:span text:style-name="T112">deLoom</text:span> поддерживает различные типы данных, которые могут быть использованы для объявления переменных, параметров методов, возвращаемых значений и других элементов программы. <text:span text:style-name="T92">O</text:span>сновные типы данных в <text:span text:style-name="T92">JadeLoom </text:span><text:span text:style-name="T93">включают в себя</text:span>:</text:p>
      <text:p text:style-name="P42">1. Примитивные типы данных:</text:p>
      <text:p text:style-name="P42"><text:s text:c="3"/>- boolean: логический тип данных, который может принимать значения true или false.</text:p>
      <text:p text:style-name="P42"><text:s text:c="3"/>- byte: 8-битное целое число со знаком, диапазон значений от -128 до 127.</text:p>
      <text:p text:style-name="P42"><text:s text:c="3"/>- short: 16-битное целое число со знаком, диапазон значений от -32,768 до 32,767.</text:p>
      <text:p text:style-name="P42"><text:s text:c="3"/>- int: 32-битное целое число со знаком, диапазон значений от -2,147,483,648 до 2,147,483,647.</text:p>
      <text:p text:style-name="P42"><text:s text:c="3"/>- long: 64-битное целое число со знаком, диапазон значений от -9,223,372,036,854,775,808 до 9,223,372,036,854,775,807.</text:p>
      <text:p text:style-name="P42"><text:s text:c="3"/>- float: 32-битное число с плавающей точкой, представленное в формате IEEE 754.</text:p>
      <text:p text:style-name="P42"><text:s text:c="3"/>- double: 64-битное число с плавающей точкой, представленное в формате IEEE 754.</text:p>
      <text:p text:style-name="P42"><text:s text:c="3"/>- char: 16-битный символ Unicode.</text:p>
      <text:p text:style-name="P42"><text:s text:c="3"/></text:p>
      <text:p text:style-name="P42">2. Ссылочные типы данных:</text:p>
      <text:p text:style-name="P42"><text:s text:c="3"/>- Object: тип данных, <text:span text:style-name="T94">являющийся суперклассом для всех классов в JadeLoom</text:span>.</text:p>
      <text:p text:style-name="P42"><text:span text:style-name="T95">3</text:span>. Специальные типы данных:</text:p>
      <text:p text:style-name="P69"><text:span text:style-name="T58"><text:s text:c="3"/>- </text:span><text:span text:style-name="T59">Массивы: тип данных, являющееся </text:span>упорядоченн<text:span text:style-name="T95">ой</text:span> коллекци<text:span text:style-name="T95">ей</text:span> элементов <text:span text:style-name="T95">указаного</text:span> типа <text:span text:style-name="T96">(кроме void)</text:span>.</text:p>
      <text:p text:style-name="P69"><text:s text:c="3"/><text:span text:style-name="T58">- void: тип данных, используемый для методов, которые не возвращают значения.</text:span></text:p>
      <text:p text:style-name="P42"><text:tab/>Обработка исключений позволяет программе обрабатывать ошибки и исключительные ситуации. Она помогает предотвратить аварийное завершение программы и предоставляет механизмы для управления и восстановления от ошибок.</text:p>
      <text:p text:style-name="P42"/>
      <text:p text:style-name="P42"/>
      <text:h text:style-name="P16" text:outline-level="1"><text:bookmark-start text:name="__RefHeading___Toc780_3146935759"/><text:soft-page-break/><text:span text:style-name="T20">Синтаксис и семантика языка программирования </text:span><text:span text:style-name="T24">JadeLoom.</text:span><text:bookmark-end text:name="__RefHeading___Toc780_3146935759"/></text:h>
      <text:p text:style-name="P34"/>
      <text:p text:style-name="P28"><text:span text:style-name="T24"><text:tab/>Исходный код Ja</text:span><text:span text:style-name="T44">deLoom</text:span><text:span text:style-name="T24"> состоит из следующих основных компонентов:</text:span></text:p>
      <text:p text:style-name="P28"><text:span text:style-name="T24"><text:s/></text:span><text:span text:style-name="T45">Объявление пакета:</text:span></text:p>
      <text:p text:style-name="P58"><text:tab/>В языке программирования JadeLoom пакет, к которому принадлежат классы, статические методы и поля класса, обычно варьируется от названия относительного пути, из которого импортируется класс. Пакет может быть объявлен единижды, с помощью ключевого слова package, например:</text:p>
      <text:p text:style-name="P58"><text:tab/>package пакет.имя;</text:p>
      <text:p text:style-name="P51"><text:s/>Импорты:</text:p>
      <text:p text:style-name="P29"><text:span text:style-name="T24"><text:tab/>Объявления, позволяющие использовать классы и пакеты из внешних библиотек. </text:span><text:span text:style-name="T46">Позволяют с</text:span><text:span text:style-name="T24">окр</text:span><text:span text:style-name="T46">атить</text:span><text:span text:style-name="T24"> необходимость полного указания имен классов. </text:span><text:span text:style-name="T46">Импорт выполняется следующим образом:</text:span></text:p>
      <text:p text:style-name="P59">import пакет.имя.имякласса;</text:p>
      <text:p text:style-name="P59">import пакет.имя.имякласса as новоеимя;</text:p>
      <text:p text:style-name="P59">import пакет.имя.имякласса.*;</text:p>
      <text:p text:style-name="P30"><text:span text:style-name="T24"/></text:p>
      <text:p text:style-name="P52"><text:s text:c="2"/>Комментарии:</text:p>
      <text:p text:style-name="P30"><text:span text:style-name="T24"><text:tab/>Текстовые пояснения, которые не влияют на выполнение программы. Помогают разработчикам понять логику и назначение различных частей кода. </text:span><text:span text:style-name="T47">Коментарии в языке программирования JadeLoom объявляются следующим образом:</text:span></text:p>
      <text:p text:style-name="P60">// однострочный коментарии</text:p>
      <text:p text:style-name="P61">/* многострочный коментарии */</text:p>
      <text:p text:style-name="P53"><text:s/>**Объявления классов:</text:p>
      <text:p text:style-name="P53"><text:s text:c="3"/>- Определение классов, которые являются основными строительными блоками программы.</text:p>
      <text:p text:style-name="P53"><text:s text:c="3"/>- В каждом классе содержатся поля (переменные) и методы.</text:p>
      <text:p text:style-name="P28"><text:span text:style-name="T24">Эти основные компоненты - классы, методы, переменные, операторы, ключевые слова, комментарии и импорты - образуют структуру исходного кода J</text:span><text:span text:style-name="T48">adeLoom</text:span><text:span text:style-name="T24">-программы. </text:span><text:span text:style-name="T49">K</text:span><text:span text:style-name="T33">лассы в Ja</text:span><text:span text:style-name="T34">deLoom</text:span><text:span text:style-name="T33"> определяются с использованием синтаксиса, который описывает их структуру и поведение, а также семантику, которая определяет их значение и смысл. </text:span></text:p>
      <text:p text:style-name="P56"><text:soft-page-break/>Синтаксис класса <text:span text:style-name="T99">языка программирования JadeLoom</text:span>:</text:p>
      <text:p text:style-name="P73">class &lt;имя&gt; [&lt;&lt;<text:span text:style-name="T97">обобщения</text:span>&gt;&gt;] [extends &lt;&gt;] [implements &lt;Интерфейсы&gt;] {</text:p>
      <text:p text:style-name="P73"><text:s text:c="4"/>// Поля (переменные класса)</text:p>
      <text:p text:style-name="P73"><text:s text:c="4"/>[модификаторы] Тип имяПоля;</text:p>
      <text:p text:style-name="P73"><text:s text:c="4"/>// Конструкторы</text:p>
      <text:p text:style-name="P73"><text:s text:c="4"/>[модификаторы] ИмяКласса([параметры]) {</text:p>
      <text:p text:style-name="P73"><text:s text:c="8"/>// Тело конструктора</text:p>
      <text:p text:style-name="P73"><text:s text:c="4"/>}</text:p>
      <text:p text:style-name="P73"/>
      <text:p text:style-name="P73"><text:s text:c="4"/>// Методы</text:p>
      <text:p text:style-name="P73"><text:s text:c="4"/>[модификаторы] Тип имяМетода([параметры]) {</text:p>
      <text:p text:style-name="P73"><text:s text:c="8"/>// Тело метода</text:p>
      <text:p text:style-name="P73"><text:s text:c="8"/>[return выражение;]</text:p>
      <text:p text:style-name="P73"><text:s text:c="4"/>}</text:p>
      <text:p text:style-name="P73"><text:s text:c="4"/>// <text:span text:style-name="T107">методы и поля с использованием опции наследования модификаторов</text:span></text:p>
      <text:p text:style-name="P73"><text:s text:c="4"/><text:span text:style-name="T107">[модификаторы] :</text:span><text:span text:style-name="T130">{</text:span></text:p>
      <text:p text:style-name="P73"><text:s text:c="8"/><text:span text:style-name="T107">Тип имяПоля;</text:span></text:p>
      <text:p text:style-name="P73"><text:s text:c="4"/><text:span text:style-name="T130">}</text:span></text:p>
      <text:p text:style-name="P73"><text:s text:c="4"/>// Вложенные классы, интерфейсы и т.д.</text:p>
      <text:p text:style-name="P73">}</text:p>
      <text:p text:style-name="P56">```</text:p>
      <text:p text:style-name="P56"/>
      <text:p text:style-name="P56">Семантика класса Ja<text:span text:style-name="T100">deLoom</text:span>:</text:p>
      <text:p text:style-name="P56">- Класс является основным строительным блоком объектно-ориентированного программирования в Ja<text:span text:style-name="T99">deLoom</text:span>.</text:p>
      <text:p text:style-name="P56">- Класс может содержать поля (переменные класса), которые определяют состояние объектов этого класса.</text:p>
      <text:p text:style-name="P56">- Класс также может иметь конструкторы, которые используются для инициализации объектов этого класса.</text:p>
      <text:p text:style-name="P56"><text:soft-page-break/>- Класс может определять методы, которые определяют поведение объектов этого класса. Методы могут возвращать значения и принимать параметры.</text:p>
      <text:p text:style-name="P56">- Класс может наследоваться от другого класса с использованием ключевого слова `extends`. Это позволяет классу наследовать поля и методы родительского класса.</text:p>
      <text:p text:style-name="P56">- Класс может реализовывать один или несколько интерфейсов с использованием ключевого слова `implements`. Интерфейсы определяют контракты, которые класс обязан выполнить.</text:p>
      <text:p text:style-name="P56">- В Ja<text:span text:style-name="T99">deLoom</text:span> классы могут быть вложенными, то есть один класс может быть определен внутри другого класса.</text:p>
      <text:p text:style-name="P56"/>
      <text:p text:style-name="P56">Пример класса J<text:span text:style-name="T101">аdeLoom</text:span>:</text:p>
      <text:p text:style-name="P57">``` </text:p>
      <text:p text:style-name="P73">public class <text:span text:style-name="T102">Main</text:span> {</text:p>
      <text:p text:style-name="P73"><text:s text:c="4"/><text:span text:style-name="T104">public :</text:span><text:span text:style-name="T130">{</text:span></text:p>
      <text:p text:style-name="P73"><text:s text:c="7"/><text:span text:style-name="T104">Main(){</text:span></text:p>
      <text:p text:style-name="P73"><text:s text:c="10"/><text:span text:style-name="T104">System.out.println(„привет мир“);</text:span></text:p>
      <text:p text:style-name="P73"><text:s text:c="7"/><text:span text:style-name="T104">}</text:span></text:p>
      <text:p text:style-name="P73"><text:s text:c="4"/><text:span text:style-name="T130">}</text:span></text:p>
      <text:p text:style-name="P73"><text:s text:c="4"/>private :<text:span text:style-name="T130">{</text:span></text:p>
      <text:p text:style-name="P73"><text:s text:c="8"/>// <text:span text:style-name="T103">поле</text:span></text:p>
      <text:p text:style-name="P73"><text:tab/> <text:s text:c="2"/><text:span text:style-name="T103">int поле;</text:span></text:p>
      <text:p text:style-name="P73"><text:s text:c="8"/>// <text:span text:style-name="T103">метод с обобщениями</text:span></text:p>
      <text:p text:style-name="P73"><text:s text:c="8"/><text:span text:style-name="T103">int &lt;обощенный_класс А&gt; метод(А б, int в){</text:span></text:p>
      <text:p text:style-name="P73"><text:s text:c="12"/><text:span text:style-name="T103">return 0;</text:span></text:p>
      <text:p text:style-name="P73"><text:s text:c="8"/><text:span text:style-name="T103">}</text:span></text:p>
      <text:p text:style-name="P74"><text:s text:c="4"/><text:span text:style-name="T130">}</text:span></text:p>
      <text:p text:style-name="P73">}</text:p>
      <text:p text:style-name="P56">```</text:p>
      <text:p text:style-name="P56"/>
      <text:p text:style-name="P56"><text:soft-page-break/>В этом примере у класса `<text:span text:style-name="T104">Main</text:span>` есть приватное поле `<text:span text:style-name="T104">поле</text:span>`, конструктор, метод `<text:span text:style-name="T105">метод</text:span>`.</text:p>
      <text:p text:style-name="P50"><text:tab/><text:span text:style-name="T106">Также с</text:span>интаксис и семантика методов в языке программирования Java включают в себя определение и использование методов.</text:p>
      <text:p text:style-name="P32"><text:span text:style-name="T24">Синтаксис определения метода </text:span><text:span text:style-name="T29">в языке программирования JadeLoom</text:span><text:span text:style-name="T24"> выглядит следующим образом:</text:span></text:p>
      <text:p text:style-name="P76"><text:span text:style-name="T110">&lt;&lt;</text:span><text:span text:style-name="T111">обобщения</text:span><text:span text:style-name="T110">&gt;&gt; &lt;возвращаемый_тип&gt; &lt;имя_метода&gt;(&lt;параметры&gt;) </text:span><text:span text:style-name="T111">[throws &lt;исключения&gt;]</text:span><text:span text:style-name="T110">{</text:span></text:p>
      <text:p text:style-name="P75"><text:s text:c="4"/>// Тело метода</text:p>
      <text:p text:style-name="P75">}</text:p>
      <text:p text:style-name="P50">- &lt;возвращаемый_тип&gt;: Возвращаемый тип указывает тип данных.</text:p>
      <text:p text:style-name="P32"><text:span text:style-name="T24">- &lt;имя_метода&gt;</text:span><text:span text:style-name="T30">:</text:span><text:span text:style-name="T24"> Имя метода должно быть уникальным в пределах класса и должно быть осмысленным, отражающим его назначение.</text:span></text:p>
      <text:p text:style-name="P71"><text:span text:style-name="T60">- &lt;</text:span><text:span text:style-name="T61">обобщения</text:span><text:span text:style-name="T60">&gt;: </text:span><text:span text:style-name="T30">Обобщенные типы позволяют указывать тип или типы данных, с которыми будет работать метод, путем добавления типизированных параметров в определение класса, метода или интерфейса. Типизированный параметр представляет собой параметр для фактического типа данных, который будет использоваться при вызове метода.</text:span></text:p>
      <text:p text:style-name="P50">- &lt;параметры&gt;: Параметры метода являются значениями, которые передаются в метод для выполнения операций. Они указываются внутри круглых скобок и могут быть необязательными. Если метод не принимает параметры, скобки остаются пустыми.</text:p>
      <text:p text:style-name="P50">- `// Тело метода`: Внутри фигурных скобок находится код, который будет выполняться при вызове метода.</text:p>
      <text:p text:style-name="P32"><text:span text:style-name="T24">Чтобы вызвать метод в J</text:span><text:span text:style-name="T31">adeLoom, </text:span><text:span text:style-name="T24">используется следующий синтаксис:</text:span></text:p>
      <text:p text:style-name="P33"><text:span text:style-name="T24">&lt;</text:span><text:span text:style-name="T31">выражение</text:span><text:span text:style-name="T24">&gt;.&lt;имя_метода&gt;(&lt;аргументы&gt;);</text:span></text:p>
      <text:p text:style-name="P33"><text:span text:style-name="T24">&lt;</text:span><text:span text:style-name="T31">выражение</text:span><text:span text:style-name="T24">&gt;.&lt;&lt;</text:span><text:span text:style-name="T31">обобщения</text:span><text:span text:style-name="T24">&gt;&gt; &lt;</text:span><text:span text:style-name="T31">имя_метода</text:span><text:span text:style-name="T24">&gt;</text:span><text:span text:style-name="T31">(&lt;аргументы&gt;);</text:span></text:p>
      <text:p text:style-name="P50">&lt;имя_метода&gt;(&lt;аргументы&gt;);</text:p>
      <text:p text:style-name="P32"><text:span text:style-name="T24">&lt;&lt;</text:span><text:span text:style-name="T31">обобщения</text:span><text:span text:style-name="T24">&gt;&gt; &lt;</text:span><text:span text:style-name="T31">имя_метода</text:span><text:span text:style-name="T24">&gt;</text:span><text:span text:style-name="T31">(&lt;аргументы&gt;);</text:span></text:p>
      <text:p text:style-name="P50">- `&lt;имя_метода&gt;` (Method Name): Указывается имя вызываемого метода.</text:p>
      <text:p text:style-name="P32"><text:span text:style-name="T24">- `&lt;аргументы&gt;` (Arguments): Аргументы представляют </text:span><text:span text:style-name="T32">выражения</text:span><text:span text:style-name="T24">, которые передаются в метод при его вызове. Они указываются внутри круглых скобок и разделяются запятыми. Аргументы должны соответствовать типам и порядку параметров, объявленным в определении метода.</text:span></text:p>
      <text:p text:style-name="P50"><text:soft-page-break/>Пример вызова метода:</text:p>
      <text:p text:style-name="P50">int result = myMethod(5, 10);</text:p>
      <text:p text:style-name="P50">System.out.println(result);</text:p>
      <text:p text:style-name="P50"><text:tab/>В приведенном выше примере вызывается метод `myMethod` с аргументами `5` и `10`. Результат метода присваивается переменной `result` и затем выводится на консоль с помощью метода `println` класса `System`.</text:p>
      <text:p text:style-name="P50"><text:tab/>Семантика методов включает их поведение и воздействие на программу. Методы могут выполнять различные операции, обрабатывать данные, изменять состояние объектов и возвращать результаты. Они позволяют организовать код в более модульную и повторно используемую структуру, улучшают читабельность и облегчают сопровождение программы.</text:p>
      <text:p text:style-name="P25"><text:span text:style-name="T24"><text:tab/></text:span><text:span text:style-name="T25">О</text:span><text:span text:style-name="T24">бъявление переменных, </text:span><text:span text:style-name="T25">и присвоение значения переменным</text:span><text:span text:style-name="T24"> является одной из основных </text:span><text:span text:style-name="T26">и наиболее используемых операции в JadeLoom</text:span><text:span text:style-name="T24">. Переменные используются для хранения данных.</text:span></text:p>
      <text:p text:style-name="P48">Объявление переменных:</text:p>
      <text:p text:style-name="P25"><text:span text:style-name="T24"><text:s text:c="3"/></text:span><text:span text:style-name="T27">В языке программирования JadeLoom п</text:span><text:span text:style-name="T24">еременные объявляются </text:span><text:span text:style-name="T27">явно, с указанием типа и имени, или неявно, с помощью ключевого слова var</text:span><text:span text:style-name="T24">. Синтаксис объявления переменной выглядит следующим образом:</text:span></text:p>
      <text:p text:style-name="P49"><text:s text:c="3"/>тип_переменной имя_переменной;</text:p>
      <text:p text:style-name="P26"><text:span text:style-name="T24"><text:s text:c="3"/>тип_переменной имя_переменной </text:span><text:span text:style-name="T27">= выражение</text:span><text:span text:style-name="T24">;</text:span></text:p>
      <text:p text:style-name="P25"><text:span text:style-name="T24"><text:s text:c="3"/></text:span><text:span text:style-name="T27">var имя_переменной = выражение;</text:span></text:p>
      <text:p text:style-name="P55"><text:s text:c="3"/>new тип_переменной имя_переменной (выражениe, ...)</text:p>
      <text:p text:style-name="P25"><text:span text:style-name="T24"><text:s text:c="3"/></text:span><text:span text:style-name="T27">new тип_переменной имя_переменной [выражение] ...</text:span></text:p>
      <text:p text:style-name="P48"><text:s text:c="3"/>Например, для объявления переменной целочисленного типа с именем "число", необходимо использовать следующую конструкцию:</text:p>
      <text:p text:style-name="P48"><text:s text:c="3"/>int число;</text:p>
      <text:p text:style-name="P25"><text:span text:style-name="T24"><text:s text:c="3"/>Объявление переменных может быть сопровождено их инициализацией, то есть присвоением начального значения в момент объявления, </text:span><text:span text:style-name="T27">например:</text:span></text:p>
      <text:p text:style-name="P55"><text:s text:c="3"/>new ArrayList list()</text:p>
      <text:p text:style-name="P48">Преобразование типов данных:</text:p>
      <text:p text:style-name="P25"><text:span text:style-name="T24"><text:s text:c="3"/></text:span><text:span text:style-name="T27">П</text:span><text:span text:style-name="T24">ри необходимости, </text:span><text:span text:style-name="T27">в JadeLoom</text:span><text:span text:style-name="T24"> значения могут быть преобразованы из одного типа в другой. Преобразование типов может быть явным или неявным. Например:</text:span></text:p>
      <text:p text:style-name="P48"><text:soft-page-break/><text:s text:c="3"/>int число = 10;</text:p>
      <text:p text:style-name="P48"><text:s text:c="3"/>double дробь = число; // Неявное преобразование типа данных</text:p>
      <text:p text:style-name="P25"><text:span text:style-name="T24"><text:s text:c="3"/>В данном примере </text:span><text:span text:style-name="T27">показано </text:span><text:span text:style-name="T24">неявно</text:span><text:span text:style-name="T27">е</text:span><text:span text:style-name="T24"> преобра</text:span><text:span text:style-name="T27">жение</text:span><text:span text:style-name="T24"> значени</text:span><text:span text:style-name="T27">я</text:span><text:span text:style-name="T24"> типа int в тип double при присваивании переменной "дробь" значению переменной "число".</text:span></text:p>
      <text:p text:style-name="P26"><text:span text:style-name="T24"><text:s text:c="3"/></text:span><text:span text:style-name="T28">new Integer</text:span><text:span text:style-name="T24"> число</text:span><text:span text:style-name="T28">(3)</text:span><text:span text:style-name="T24">;</text:span></text:p>
      <text:p text:style-name="P27"><text:span text:style-name="T24"><text:s text:c="3"/>double дробь = </text:span><text:span text:style-name="T28">(double) (int) </text:span><text:span text:style-name="T24">число; // </text:span><text:span text:style-name="T28">Я</text:span><text:span text:style-name="T24">вное преобразование типа данных</text:span></text:p>
      <text:p text:style-name="P27"><text:span text:style-name="T24"><text:s text:c="3"/>В данном примере </text:span><text:span text:style-name="T27">показано </text:span><text:span text:style-name="T24">явно</text:span><text:span text:style-name="T27">е</text:span><text:span text:style-name="T24"> преобра</text:span><text:span text:style-name="T27">жение</text:span><text:span text:style-name="T24"> значени</text:span><text:span text:style-name="T27">я</text:span><text:span text:style-name="T24"> типа </text:span><text:span text:style-name="T28">Integer </text:span><text:span text:style-name="T24">в тип double при присваивании переменной "дробь" значению переменной "число".</text:span></text:p>
      <text:p text:style-name="P50"><text:tab/></text:p>
      <text:p text:style-name="P50"/>
      <text:p text:style-name="P50"/>
      <text:p text:style-name="P50"/>
      <text:p text:style-name="P50"/>
      <text:p text:style-name="P50"/>
      <text:p text:style-name="P50"/>
      <text:p text:style-name="P50"/>
      <text:p text:style-name="P50"/>
      <text:p text:style-name="P50"/>
      <text:p text:style-name="P50"/>
      <text:p text:style-name="P50"/>
      <text:p text:style-name="P36"><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ucida Sans Unicode" svg:font-family="'Lucida Sans Unicode'" style:font-family-generic="system" style:font-pitch="variable"/>
    <style:font-face style:name="Luxi Mono" svg:font-family="'Luxi Mono'" style:font-pitch="fixed"/>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0pt" fo:language="ru" fo:country="RU" style:letter-kerning="false" style:font-name-asian="Calibri"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1" fo:font-size="10pt" fo:language="ru" fo:country="RU" style:letter-kerning="false" style:font-name-asian="Calibri" style:font-size-asian="10pt" style:language-asian="ru" style:country-asian="RU"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style:writing-mode="lr-tb"/>
      <style:text-properties fo:font-size="14pt" style:font-size-asian="14pt" style:language-asian="en" style:country-asian="US" style:font-size-complex="14pt"/>
    </style:style>
    <style:style style:name="Heading" style:family="paragraph" style:next-style-name="Text_20_body" style:class="text">
      <style:paragraph-properties fo:margin-top="0in" fo:margin-bottom="0in" style:contextual-spacing="false" fo:text-align="start" style:justify-single-word="false" fo:orphans="2" fo:widows="2" style:punctuation-wrap="hanging" style:vertical-align="baseline" style:writing-mode="lr-tb"/>
      <style:text-properties style:font-name="Arial" fo:font-family="Arial" style:font-family-generic="roman" style:font-pitch="variable" fo:font-size="11pt" fo:font-weight="bold" style:font-name-asian="Times New Roman2" style:font-family-asian="'Times New Roman'" style:font-family-generic-asian="system" style:font-pitch-asian="variable" style:font-size-asian="11pt" style:font-weight-asian="bold"/>
    </style:style>
    <style:style style:name="Text_20_body" style:display-name="Text body" style:family="paragraph" style:parent-style-name="Standard" loext:linked-style-name="Основной_20_текст_20_Знак" style:class="text">
      <style:paragraph-properties fo:margin-top="0in" fo:margin-bottom="0in" style:contextual-spacing="false" fo:line-height="100%" fo:text-align="justify" style:justify-single-word="false"/>
      <style:text-properties fo:font-size="16pt" fo:font-style="italic" style:text-underline-style="solid" style:text-underline-width="auto" style:text-underline-color="font-color" fo:font-weight="bold" style:font-name-asian="Times New Roman2" style:font-family-asian="'Times New Roman'" style:font-family-generic-asian="system" style:font-pitch-asian="variable" style:font-size-asian="16pt" style:language-asian="ru" style:country-asian="RU" style:font-style-asian="italic" style:font-weight-asian="bold" style:font-size-complex="10pt"/>
    </style:style>
    <style:style style:name="List" style:family="paragraph" style:parent-style-name="Standard" style:class="list">
      <style:paragraph-properties fo:margin-left="0.1965in" fo:margin-top="0in" fo:margin-bottom="0in" style:contextual-spacing="false" fo:line-height="100%" fo:text-indent="-0.1965in" style:auto-text-indent="false" style:punctuation-wrap="hanging" style:vertical-align="baseline"/>
      <style:text-properties fo:font-size="10pt" style:font-name-asian="Times New Roman2" style:font-family-asian="'Times New Roman'" style:font-family-generic-asian="system" style:font-pitch-asian="variable" style:font-size-asian="10pt" style:language-asian="ru" style:country-asian="RU" style:font-size-complex="10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in" fo:margin-bottom="0in" style:contextual-spacing="false" fo:line-height="100%" fo:text-align="justify" style:justify-single-word="false" fo:keep-with-next="always"/>
      <style:text-properties style:font-name="Arial" fo:font-family="Arial" style:font-family-generic="roman" style:font-pitch="variable" fo:font-size="9pt" fo:font-style="italic" style:font-name-asian="Times New Roman2" style:font-family-asian="'Times New Roman'" style:font-family-generic-asian="system" style:font-pitch-asian="variable" style:font-size-asian="9pt" style:language-asian="ru" style:country-asian="RU" style:font-style-asian="italic" style:font-size-complex="10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in" fo:margin-bottom="0in" style:contextual-spacing="false" fo:line-height="100%" fo:keep-with-next="always"/>
      <style:text-properties fo:font-size="16pt" fo:font-weight="bold" style:font-name-asian="Times New Roman2" style:font-family-asian="'Times New Roman'" style:font-family-generic-asian="system" style:font-pitch-asian="variable" style:font-size-asian="16pt" style:language-asian="ru" style:country-asian="RU" style:font-weight-asian="bold" style:font-size-complex="10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left="-0.3937in" fo:margin-right="-0.0402in" fo:margin-top="0in" fo:margin-bottom="0in" style:contextual-spacing="false" fo:line-height="100%" fo:text-indent="0.3937in" style:auto-text-indent="false" fo:keep-with-next="always"/>
      <style:text-properties fo:font-size="16pt" fo:font-weight="bold" style:font-name-asian="Times New Roman2" style:font-family-asian="'Times New Roman'" style:font-family-generic-asian="system" style:font-pitch-asian="variable" style:font-size-asian="16pt" style:language-asian="ru" style:country-asian="RU" style:font-weight-asian="bold" style:font-size-complex="10pt"/>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left="0.1972in" fo:margin-right="-0.2366in" fo:margin-top="0in" fo:margin-bottom="0in" style:contextual-spacing="false" fo:line-height="100%" fo:text-align="justify" style:justify-single-word="false" fo:keep-with-next="always"/>
      <style:text-properties style:font-name="Arial" fo:font-family="Arial" style:font-family-generic="roman" style:font-pitch="variable" fo:font-style="italic" style:font-name-asian="Times New Roman2" style:font-family-asian="'Times New Roman'" style:font-family-generic-asian="system" style:font-pitch-asian="variable" style:language-asian="ru" style:country-asian="RU" style:font-style-asian="italic" style:font-size-complex="10pt"/>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right="-0.0008in" fo:margin-top="0in" fo:margin-bottom="0in" style:contextual-spacing="false" fo:line-height="100%" fo:text-align="justify" style:justify-single-word="false" fo:keep-with-next="always"/>
      <style:text-properties style:font-name="Arial" fo:font-family="Arial" style:font-family-generic="roman" style:font-pitch="variable" fo:font-style="italic" style:font-name-asian="Times New Roman2" style:font-family-asian="'Times New Roman'" style:font-family-generic-asian="system" style:font-pitch-asian="variable" style:language-asian="ru" style:country-asian="RU" style:font-style-asian="italic" style:font-size-complex="10pt"/>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right="-0.0008in" fo:margin-top="0in" fo:margin-bottom="0in" style:contextual-spacing="false" fo:line-height="100%" fo:text-align="justify" style:justify-single-word="false" fo:keep-with-next="always"/>
      <style:text-properties style:font-name="Arial" fo:font-family="Arial" style:font-family-generic="roman" style:font-pitch="variable" fo:font-size="12pt" fo:font-style="italic" style:font-name-asian="Times New Roman2" style:font-family-asian="'Times New Roman'" style:font-family-generic-asian="system" style:font-pitch-asian="variable" style:font-size-asian="12pt" style:language-asian="ru" style:country-asian="RU" style:font-style-asian="italic" style:font-size-complex="10pt"/>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right="-0.0008in" fo:margin-top="0in" fo:margin-bottom="0in" style:contextual-spacing="false" fo:line-height="100%" fo:text-align="center" style:justify-single-word="false" fo:keep-with-next="always"/>
      <style:text-properties style:font-name="Arial" fo:font-family="Arial" style:font-family-generic="roman" style:font-pitch="variable" fo:language="en" fo:country="US" fo:font-style="italic" style:font-name-asian="Times New Roman2" style:font-family-asian="'Times New Roman'" style:font-family-generic-asian="system" style:font-pitch-asian="variable" style:language-asian="ru" style:country-asian="RU" style:font-style-asian="italic" style:font-size-complex="10pt"/>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in" fo:margin-bottom="0in" style:contextual-spacing="false" fo:line-height="100%" fo:text-align="center" style:justify-single-word="false" fo:keep-with-next="always"/>
      <style:text-properties style:font-name="Arial" fo:font-family="Arial" style:font-family-generic="roman" style:font-pitch="variable" fo:language="en" fo:country="US" fo:font-style="italic" style:font-name-asian="Times New Roman2" style:font-family-asian="'Times New Roman'" style:font-family-generic-asian="system" style:font-pitch-asian="variable" style:language-asian="ru" style:country-asian="RU" style:font-style-asian="italic" style:font-size-complex="10pt"/>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in" fo:margin-bottom="0in" style:contextual-spacing="false" fo:line-height="100%" fo:text-align="justify" style:justify-single-word="false" fo:keep-with-next="always"/>
      <style:text-properties style:font-name="Arial" fo:font-family="Arial" style:font-family-generic="roman" style:font-pitch="variable" fo:font-style="italic" style:font-name-asian="Times New Roman2" style:font-family-asian="'Times New Roman'" style:font-family-generic-asian="system" style:font-pitch-asian="variable" style:language-asian="ru" style:country-asian="RU" style:font-style-asian="italic" style:font-size-complex="10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Standard_20__28_WW_29_" style:display-name="Standard (WW)" style:family="paragraph">
      <style:paragraph-properties fo:margin-left="0.3937in" fo:margin-right="0.3937in" fo:margin-top="0.75in" fo:margin-bottom="0in" style:contextual-spacing="false" fo:text-align="center" style:justify-single-word="false" fo:orphans="0" fo:widows="0" style:vertical-align="baseline" style:writing-mode="lr-tb"/>
      <style:text-properties fo:font-size="12pt" style:letter-kerning="true" style:font-name-asian="Lucida Sans Unicode" style:font-family-asian="'Lucida Sans Unicode'" style:font-family-generic-asian="system" style:font-pitch-asian="variable" style:font-size-asian="12pt" style:font-name-complex="Tahoma1" style:font-family-complex="Tahoma" style:font-family-generic-complex="system" style:font-pitch-complex="variable" style:font-size-complex="10.5pt"/>
    </style:style>
    <style:style style:name="Колонтитул" style:family="paragraph" style:parent-style-name="Standard_20__28_WW_29_">
      <style:paragraph-properties fo:margin-left="0in" fo:margin-right="0in" text:number-lines="false" text:line-number="0">
        <style:tab-stops>
          <style:tab-stop style:position="3.3457in" style:type="center"/>
          <style:tab-stop style:position="6.6925in" style:type="right"/>
        </style:tab-stops>
      </style:paragraph-properties>
    </style:style>
    <style:style style:name="Титул" style:family="paragraph" style:parent-style-name="Standard">
      <style:paragraph-properties fo:margin-left="0.0984in" fo:margin-right="0.3957in" fo:margin-top="0in" fo:margin-bottom="0in" style:contextual-spacing="false" fo:line-height="100%" fo:orphans="0" fo:widows="0" style:vertical-align="baseline">
        <style:tab-stops>
          <style:tab-stop style:position="3.7409in"/>
        </style:tab-stops>
      </style:paragraph-properties>
      <style:text-properties fo:font-size="12pt" style:letter-kerning="true" style:font-name-asian="Lucida Sans Unicode" style:font-family-asian="'Lucida Sans Unicode'" style:font-family-generic-asian="system" style:font-pitch-asian="variable" style:font-size-asian="12pt" style:language-asian="ru" style:country-asian="RU" style:font-name-complex="Tahoma1" style:font-family-complex="Tahoma" style:font-family-generic-complex="system" style:font-pitch-complex="variable" style:font-size-complex="10.5pt"/>
    </style:style>
    <style:style style:name="главный_20_абзац" style:display-name="главный абзац" style:family="paragraph" style:parent-style-name="List_20_Paragraph" style:list-style-name="WWNum1">
      <style:paragraph-properties fo:margin-left="0in" fo:margin-top="0in" fo:margin-bottom="0in" style:contextual-spacing="true" fo:line-height="150%" fo:text-indent="0.4925in" style:auto-text-indent="false"/>
      <style:text-properties style:font-name-asian="Times New Roman2" style:font-family-asian="'Times New Roman'" style:font-family-generic-asian="system" style:font-pitch-asian="variable"/>
    </style:style>
    <style:style style:name="List_20_Paragraph" style:display-name="List Paragraph" style:family="paragraph" style:parent-style-name="Standard">
      <style:paragraph-properties fo:margin-left="0.4917in"/>
    </style:style>
    <style:style style:name="Body_20_Text_20_2" style:display-name="Body Text 2" style:family="paragraph" style:parent-style-name="Standard" loext:linked-style-name="Основной_20_текст_20_2_20_Знак">
      <style:paragraph-properties fo:margin-top="0in" fo:margin-bottom="0in" style:contextual-spacing="false" fo:line-height="100%" fo:text-align="justify" style:justify-single-word="false"/>
      <style:text-properties fo:font-size="16pt" style:font-name-asian="Times New Roman2" style:font-family-asian="'Times New Roman'" style:font-family-generic-asian="system" style:font-pitch-asian="variable" style:font-size-asian="16pt" style:language-asian="ru" style:country-asian="RU" style:font-size-complex="10pt"/>
    </style:style>
    <style:style style:name="Text_20_body_20_indent" style:display-name="Text body indent" style:family="paragraph" style:parent-style-name="Standard" loext:linked-style-name="Основной_20_текст_20_с_20_отступом_20_Знак" style:class="text">
      <style:paragraph-properties fo:margin-left="-0.3937in" fo:margin-top="0in" fo:margin-bottom="0in" style:contextual-spacing="false" fo:line-height="100%" fo:text-align="justify" style:justify-single-word="false" fo:text-indent="0.3937in" style:auto-text-indent="false"/>
      <style:text-properties fo:font-size="16pt" style:font-name-asian="Times New Roman2" style:font-family-asian="'Times New Roman'" style:font-family-generic-asian="system" style:font-pitch-asian="variable" style:font-size-asian="16pt" style:language-asian="ru" style:country-asian="RU" style:font-size-complex="10pt"/>
    </style:style>
    <style:style style:name="Body_20_Text_20_Indent_20_2" style:display-name="Body Text Indent 2" style:family="paragraph" style:parent-style-name="Standard" loext:linked-style-name="Основной_20_текст_20_с_20_отступом_20_2_20_Знак">
      <style:paragraph-properties fo:margin-left="-0.3937in" fo:margin-top="0in" fo:margin-bottom="0in" style:contextual-spacing="false" fo:line-height="100%" fo:text-indent="0.3937in" style:auto-text-indent="false"/>
      <style:text-properties fo:font-size="16pt" style:font-name-asian="Times New Roman2" style:font-family-asian="'Times New Roman'" style:font-family-generic-asian="system" style:font-pitch-asian="variable" style:font-size-asian="16pt" style:language-asian="ru" style:country-asian="RU" style:font-size-complex="10pt"/>
    </style:style>
    <style:style style:name="Body_20_Text_20_3" style:display-name="Body Text 3" style:family="paragraph" style:parent-style-name="Standard" loext:linked-style-name="Основной_20_текст_20_3_20_Знак">
      <style:paragraph-properties fo:margin-right="-0.2366in" fo:margin-top="0in" fo:margin-bottom="0in" style:contextual-spacing="false" fo:line-height="100%"/>
      <style:text-properties fo:font-size="16pt" fo:language="en" fo:country="US" style:font-name-asian="Times New Roman2" style:font-family-asian="'Times New Roman'" style:font-family-generic-asian="system" style:font-pitch-asian="variable" style:font-size-asian="16pt" style:language-asian="ru" style:country-asian="RU" style:font-size-complex="10pt"/>
    </style:style>
    <style:style style:name="Body_20_Text_20_Indent_20_3" style:display-name="Body Text Indent 3" style:family="paragraph" style:parent-style-name="Standard" loext:linked-style-name="Основной_20_текст_20_с_20_отступом_20_3_20_Знак">
      <style:paragraph-properties fo:margin-top="0in" fo:margin-bottom="0in" style:contextual-spacing="false" fo:line-height="100%" fo:text-align="justify" style:justify-single-word="false" fo:text-indent="0.3937in" style:auto-text-indent="false"/>
      <style:text-properties style:font-name-asian="Times New Roman2" style:font-family-asian="'Times New Roman'" style:font-family-generic-asian="system" style:font-pitch-asian="variable" style:language-asian="ru" style:country-asian="RU" style:font-size-complex="10pt"/>
    </style:style>
    <style:style style:name="Title" style:family="paragraph" style:parent-style-name="Standard" loext:linked-style-name="Название_20_Знак" style:class="chapter">
      <style:paragraph-properties fo:margin-top="0in" fo:margin-bottom="0in" style:contextual-spacing="false" fo:line-height="100%" fo:text-align="center" style:justify-single-word="false"/>
      <style:text-properties fo:font-size="20pt" style:font-name-asian="Times New Roman2" style:font-family-asian="'Times New Roman'" style:font-family-generic-asian="system" style:font-pitch-asian="variable" style:font-size-asian="20pt" style:language-asian="ru" style:country-asian="RU" style:font-size-complex="12pt"/>
    </style:style>
    <style:style style:name="Normal_20__28_Web_29_" style:display-name="Normal (Web)" style:family="paragraph" style:parent-style-name="Standard">
      <style:paragraph-properties fo:margin-top="0.1945in" fo:margin-bottom="0.1945in" style:contextual-spacing="false" fo:line-height="100%"/>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FR1" style:family="paragraph">
      <style:paragraph-properties fo:margin-left="0.361in" fo:margin-top="0in" fo:margin-bottom="0in" style:contextual-spacing="false" fo:text-align="start" style:justify-single-word="false" fo:orphans="0" fo:widows="0" style:writing-mode="lr-tb"/>
      <style:text-properties style:font-name="Arial"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R2" style:family="paragraph">
      <style:paragraph-properties fo:margin-right="0.139in" fo:margin-top="0.2362in" fo:margin-bottom="0in" style:contextual-spacing="false" fo:text-align="center" style:justify-single-word="false" fo:orphans="0" fo:widows="0" style:writing-mode="lr-tb"/>
      <style:text-properties style:font-name="Arial"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lock_20_Text" style:display-name="Block Text" style:family="paragraph" style:parent-style-name="Standard">
      <style:paragraph-properties fo:margin-left="1.039in" fo:margin-right="0.139in" fo:margin-top="0in" fo:margin-bottom="0in" style:contextual-spacing="false" fo:line-height="100%" fo:text-indent="-0.6638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Subtitle" style:family="paragraph" style:parent-style-name="Standard" loext:linked-style-name="Подзаголовок_20_Знак" style:class="chapter">
      <style:paragraph-properties fo:margin-top="0in" fo:margin-bottom="0in" style:contextual-spacing="false" fo:line-height="100%"/>
      <style:text-properties style:font-name="Arial" fo:font-family="Arial" style:font-family-generic="roman" style:font-pitch="variable" fo:language="en" fo:country="US" fo:font-style="italic" style:font-name-asian="Times New Roman2" style:font-family-asian="'Times New Roman'" style:font-family-generic-asian="system" style:font-pitch-asian="variable" style:language-asian="ru" style:country-asian="RU" style:font-style-asian="italic" style:font-size-complex="10pt"/>
    </style:style>
    <style:style style:name="текст" style:family="paragraph" style:parent-style-name="Standard">
      <style:paragraph-properties fo:margin-top="0.0417in" fo:margin-bottom="0.0417in" style:contextual-spacing="false" fo:line-height="150%" fo:text-align="justify" style:justify-single-word="false" fo:text-indent="0.472in" style:auto-text-indent="false" style:punctuation-wrap="hanging" style:vertical-align="baseline"/>
      <style:text-properties fo:font-size="12pt" style:font-name-asian="Times New Roman2" style:font-family-asian="'Times New Roman'" style:font-family-generic-asian="system" style:font-pitch-asian="variable" style:font-size-asian="12pt" style:language-asian="ru" style:country-asian="RU" style:font-size-complex="10pt"/>
    </style:style>
    <style:style style:name="текст_20_с_20_дефисом_20__28_в_20_реком_29_" style:display-name="текст с дефисом (в реком)" style:family="paragraph" style:parent-style-name="текст_20_с_20_дефисом"/>
    <style:style style:name="текст_20_с_20_дефисом" style:display-name="текст с дефисом" style:family="paragraph" style:parent-style-name="текст">
      <style:paragraph-properties fo:margin-left="0.7201in" fo:text-indent="-0.248in" style:auto-text-indent="false">
        <style:tab-stops>
          <style:tab-stop style:position="0.25in"/>
        </style:tab-stops>
      </style:paragraph-properties>
    </style:style>
    <style:style style:name="Обычный_5d_сw" style:display-name="Обычный]сw" style:family="paragraph">
      <style:paragraph-properties fo:margin-left="0.028in" fo:margin-top="0in" fo:margin-bottom="0in" style:contextual-spacing="false" fo:line-height="108%" fo:text-align="justify" style:justify-single-word="false" fo:orphans="0" fo:widows="0" fo:text-indent="0.2638in" style:auto-text-indent="false" style:punctuation-wrap="hanging" style:vertical-align="baseline" style:writing-mode="lr-tb"/>
      <style:text-properties style:font-name="Arial" fo:font-family="Arial" style:font-family-generic="roman" style:font-pitch="variable" fo:font-size="11pt" style:font-name-asian="Times New Roman2" style:font-family-asian="'Times New Roman'" style:font-family-generic-asian="system" style:font-pitch-asian="variable" style:font-size-asian="11pt"/>
    </style:style>
    <style:style style:name="HTML_20_Preformatted" style:display-name="HTML Preformatted" style:family="paragraph" style:parent-style-name="Standard" loext:linked-style-name="Стандартный_20_HTML_20_Знак">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family="'Courier New'" style:font-family-generic="roman" style:font-pitch="variable" fo:font-size="10pt" style:font-name-asian="Courier New2" style:font-family-asian="'Courier New'"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Plain_20_Text" style:display-name="Plain Text" style:family="paragraph" style:parent-style-name="Standard" loext:linked-style-name="Текст_20_Знак">
      <style:paragraph-properties fo:margin-top="0.0417in" fo:margin-bottom="0.0417in" style:contextual-spacing="false" fo:line-height="150%" fo:text-align="justify" style:justify-single-word="false" fo:text-indent="0.472in" style:auto-text-indent="false" style:punctuation-wrap="hanging"/>
      <style:text-properties style:font-name-asian="Times New Roman2" style:font-family-asian="'Times New Roman'" style:font-family-generic-asian="system" style:font-pitch-asian="variable" style:language-asian="ru" style:country-asian="RU" style:font-size-complex="10pt"/>
    </style:style>
    <style:style style:name="justified" style:family="paragraph" style:parent-style-name="Standard">
      <style:paragraph-properties fo:margin-left="0.0728in" fo:margin-right="0.0728in" fo:margin-top="0.0728in" fo:margin-bottom="0.0728in" style:contextual-spacing="false" fo:line-height="100%" fo:text-align="justify" style:justify-single-word="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Main" style:family="paragraph" style:parent-style-name="Body_20_Text_20_2">
      <style:paragraph-properties fo:line-height="150%" fo:text-indent="0.7874in" style:auto-text-indent="false"/>
      <style:text-properties fo:font-size="14pt" style:font-size-asian="14pt"/>
    </style:style>
    <style:style style:name="Contents_20_1" style:display-name="Contents 1" style:family="paragraph" style:parent-style-name="Standard" style:next-style-name="Standard" style:auto-update="true" style:class="index">
      <style:paragraph-properties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2" style:display-name="Contents 2" style:family="paragraph" style:parent-style-name="Standard" style:next-style-name="Standard" style:auto-update="true" style:class="index">
      <style:paragraph-properties fo:margin-left="0.1929in" fo:margin-top="0in" fo:margin-bottom="0in" style:contextual-spacing="false" fo:line-height="150%" fo:text-align="justify" style:justify-single-word="false" fo:text-indent="0.0043in" style:auto-text-indent="false">
        <style:tab-stops>
          <style:tab-stop style:position="6.4898in" style:type="right" style:leader-style="dotted" style:leader-text="."/>
        </style:tab-stops>
      </style:paragraph-properties>
      <style:text-properties style:font-name-asian="Times New Roman2" style:font-family-asian="'Times New Roman'" style:font-family-generic-asian="system" style:font-pitch-asian="variable" style:language-asian="ru" style:country-asian="RU" style:font-size-complex="16pt"/>
    </style:style>
    <style:style style:name="Contents_20_3" style:display-name="Contents 3" style:family="paragraph" style:parent-style-name="Standard" style:next-style-name="Standard" style:auto-update="true" style:class="index">
      <style:paragraph-properties fo:margin-left="0.389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4" style:display-name="Contents 4" style:family="paragraph" style:parent-style-name="Standard" style:next-style-name="Standard" style:auto-update="true" style:class="index">
      <style:paragraph-properties fo:margin-left="0.5835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5" style:display-name="Contents 5" style:family="paragraph" style:parent-style-name="Standard" style:next-style-name="Standard" style:auto-update="true" style:class="index">
      <style:paragraph-properties fo:margin-left="0.778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6" style:display-name="Contents 6" style:family="paragraph" style:parent-style-name="Standard" style:next-style-name="Standard" style:auto-update="true" style:class="index">
      <style:paragraph-properties fo:margin-left="0.972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7" style:display-name="Contents 7" style:family="paragraph" style:parent-style-name="Standard" style:next-style-name="Standard" style:auto-update="true" style:class="index">
      <style:paragraph-properties fo:margin-left="1.1665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8" style:display-name="Contents 8" style:family="paragraph" style:parent-style-name="Standard" style:next-style-name="Standard" style:auto-update="true" style:class="index">
      <style:paragraph-properties fo:margin-left="1.361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ontents_20_9" style:display-name="Contents 9" style:family="paragraph" style:parent-style-name="Standard" style:next-style-name="Standard" style:auto-update="true" style:class="index">
      <style:paragraph-properties fo:margin-left="1.5555in" fo:margin-top="0in" fo:margin-bottom="0in" style:contextual-spacing="false" fo:line-height="100%" fo:text-align="justify" style:justify-single-word="false" fo:text-indent="0.5909in" style:auto-text-indent="false"/>
      <style:text-properties style:font-name-asian="Times New Roman2" style:font-family-asian="'Times New Roman'" style:font-family-generic-asian="system" style:font-pitch-asian="variable" style:language-asian="ru" style:country-asian="RU" style:font-size-complex="10pt"/>
    </style:style>
    <style:style style:name="caption" style:family="paragraph" style:parent-style-name="Standard" style:next-style-name="Standard" style:default-outline-level="1" style:list-style-name="">
      <style:paragraph-properties fo:margin-top="0.3472in" fo:margin-bottom="0in" style:contextual-spacing="false" fo:line-height="150%" fo:text-align="justify" style:justify-single-word="false"/>
      <style:text-properties fo:font-weight="bold" style:font-name-asian="Times New Roman2" style:font-family-asian="'Times New Roman'" style:font-family-generic-asian="system" style:font-pitch-asian="variable" style:language-asian="ru" style:country-asian="RU" style:font-weight-asian="bold" style:font-size-complex="10pt"/>
    </style:style>
    <style:style style:name="small" style:family="paragraph" style:parent-style-name="Standard">
      <style:paragraph-properties fo:margin-top="0.1945in" fo:margin-bottom="0.1945in" style:contextual-spacing="false" fo:line-height="100%"/>
      <style:text-properties fo:color="#000000" loext:opacity="100%" style:font-name="Verdana" fo:font-family="Verdana" style:font-family-generic="roman" style:font-pitch="variable" fo:font-size="8pt" style:font-name-asian="Times New Roman2" style:font-family-asian="'Times New Roman'" style:font-family-generic-asian="system" style:font-pitch-asian="variable" style:font-size-asian="8pt" style:language-asian="ru" style:country-asian="RU" style:font-size-complex="8pt"/>
    </style:style>
    <style:style style:name="Обычный1" style:family="paragraph" style:auto-update="true">
      <style:paragraph-properties fo:margin-top="0in" fo:margin-bottom="0in" style:contextual-spacing="false" fo:line-height="150%" fo:text-align="justify" style:justify-single-word="false" fo:orphans="2" fo:widows="2" fo:text-indent="0.4925in" style:auto-text-indent="false" style:writing-mode="lr-tb"/>
      <style:text-properties fo:font-size="14pt" style:font-name-asian="SimSun" style:font-family-asian="SimSun" style:font-family-generic-asian="system" style:font-pitch-asian="variable" style:font-size-asian="14pt" style:font-size-complex="14pt"/>
    </style:style>
    <style:style style:name="заголовок_20_3" style:display-name="заголовок 3" style:family="paragraph" style:parent-style-name="Standard" style:next-style-name="Standard">
      <style:paragraph-properties fo:margin-top="0in" fo:margin-bottom="0in" style:contextual-spacing="false" fo:line-height="100%" fo:keep-with-next="always"/>
      <style:text-properties style:font-name-asian="Times New Roman2" style:font-family-asian="'Times New Roman'" style:font-family-generic-asian="system" style:font-pitch-asian="variable" style:language-asian="ru" style:country-asian="RU" style:font-size-complex="10pt"/>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fo:text-align="justify" style:justify-single-word="false" fo:text-indent="0.5909in" style:auto-text-indent="false"/>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macro" style:family="paragraph" loext:linked-style-name="Текст_20_макроса_20_Знак">
      <style:paragraph-properties fo:margin-top="0in" fo:margin-bottom="0in" style:contextual-spacing="false" fo:text-align="start" style:justify-single-word="false" fo:orphans="2" fo:widows="2" style:writing-mode="lr-tb">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 style:position="2.9535in"/>
          <style:tab-stop style:position="3.15in"/>
          <style:tab-stop style:position="3.3472in"/>
          <style:tab-stop style:position="3.5437in"/>
          <style:tab-stop style:position="3.9374in"/>
          <style:tab-stop style:position="4.1346in"/>
          <style:tab-stop style:position="4.3311in"/>
          <style:tab-stop style:position="4.5283in"/>
          <style:tab-stop style:position="4.7252in"/>
          <style:tab-stop style:position="4.922in"/>
          <style:tab-stop style:position="5.1189in"/>
          <style:tab-stop style:position="5.3161in"/>
          <style:tab-stop style:position="5.5126in"/>
        </style:tab-stops>
      </style:paragraph-properties>
      <style:text-properties style:font-name="Courier New1" fo:font-family="'Courier New'" style:font-family-generic="roman" style:font-pitch="variable" fo:letter-spacing="-0.0138in" style:font-name-asian="Times New Roman2" style:font-family-asian="'Times New Roman'" style:font-family-generic-asian="system" style:font-pitch-asian="variable"/>
    </style:style>
    <style:style style:name="çàãîëîâîê_20_6" style:display-name="çàãîëîâîê 6" style:family="paragraph" style:parent-style-name="Standard" style:next-style-name="Standard">
      <style:paragraph-properties fo:margin-top="0in" fo:margin-bottom="0in" style:contextual-spacing="false" fo:line-height="100%" fo:text-align="center" style:justify-single-word="false" fo:keep-with-next="always" style:punctuation-wrap="hanging" style:vertical-align="baseline"/>
      <style:text-properties fo:font-style="italic" style:font-name-asian="Times New Roman2" style:font-family-asian="'Times New Roman'" style:font-family-generic-asian="system" style:font-pitch-asian="variable" style:language-asian="ru" style:country-asian="RU" style:font-style-asian="italic" style:font-size-complex="10pt"/>
    </style:style>
    <style:style style:name="Основной_20_текст_20_с_20_отступом_20_31" style:display-name="Основной текст с отступом 31" style:family="paragraph" style:parent-style-name="Standard">
      <style:paragraph-properties fo:margin-left="0.1965in" fo:margin-top="0in" fo:margin-bottom="0.0835in" style:contextual-spacing="false" fo:line-height="100%" fo:text-align="justify" style:justify-single-word="false" fo:hyphenation-ladder-count="no-limit" style:punctuation-wrap="hanging" style:vertical-align="baseline"/>
      <style:text-properties fo:font-size="8pt" style:font-name-asian="Times New Roman2" style:font-family-asian="'Times New Roman'" style:font-family-generic-asian="system" style:font-pitch-asian="variable" style:font-size-asian="8pt" style:language-asian="ar" style:country-asian="SA" style:font-size-complex="8pt" fo:hyphenate="false" fo:hyphenation-remain-char-count="2" fo:hyphenation-push-char-count="2" loext:hyphenation-no-caps="false" loext:hyphenation-no-last-word="false" loext:hyphenation-word-char-count="5" loext:hyphenation-zone="no-limit"/>
    </style:style>
    <style:style style:name="_31__20_Знак" style:display-name="1 Знак" style:family="paragraph" style:parent-style-name="Standard">
      <style:paragraph-properties fo:margin-top="0in" fo:margin-bottom="0.111in" style:contextual-spacing="false" fo:line-height="0.1665in"/>
      <style:text-properties style:font-name="Verdana" fo:font-family="Verdana" style:font-family-generic="roman" style:font-pitch="variable" fo:font-size="10pt" fo:language="en" fo:country="US" style:font-name-asian="Times New Roman2" style:font-family-asian="'Times New Roman'" style:font-family-generic-asian="system" style:font-pitch-asian="variable" style:font-size-asian="10pt" style:font-name-complex="Verdana1" style:font-family-complex="Verdana" style:font-family-generic-complex="system" style:font-pitch-complex="variable" style:font-size-complex="10pt"/>
    </style:style>
    <style:style style:name="news_5f_txt" style:display-name="news_txt" style:family="paragraph" style:parent-style-name="Standard">
      <style:paragraph-properties fo:margin-top="0in" fo:margin-bottom="0.1165in" style:contextual-spacing="false" fo:line-height="130%"/>
      <style:text-properties style:font-name="Verdana" fo:font-family="Verdana" style:font-family-generic="roman" style:font-pitch="variable" fo:font-size="7pt" style:font-name-asian="Times New Roman2" style:font-family-asian="'Times New Roman'" style:font-family-generic-asian="system" style:font-pitch-asian="variable" style:font-size-asian="7pt" style:language-asian="ru" style:country-asian="RU" style:font-size-complex="7pt"/>
    </style:style>
    <style:style style:name="index_20_1" style:display-name="index 1" style:family="paragraph" style:parent-style-name="Standard" style:next-style-name="Standard" style:auto-update="true">
      <style:paragraph-properties fo:margin-left="0.166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2" style:display-name="index 2" style:family="paragraph" style:parent-style-name="Standard" style:next-style-name="Standard" style:auto-update="true">
      <style:paragraph-properties fo:margin-left="0.333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3" style:display-name="index 3" style:family="paragraph" style:parent-style-name="Standard" style:next-style-name="Standard" style:auto-update="true">
      <style:paragraph-properties fo:margin-left="0.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4" style:display-name="index 4" style:family="paragraph" style:parent-style-name="Standard" style:next-style-name="Standard" style:auto-update="true">
      <style:paragraph-properties fo:margin-left="0.666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5" style:display-name="index 5" style:family="paragraph" style:parent-style-name="Standard" style:next-style-name="Standard" style:auto-update="true">
      <style:paragraph-properties fo:margin-left="0.833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6" style:display-name="index 6" style:family="paragraph" style:parent-style-name="Standard" style:next-style-name="Standard" style:auto-update="true">
      <style:paragraph-properties fo:margin-left="1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7" style:display-name="index 7" style:family="paragraph" style:parent-style-name="Standard" style:next-style-name="Standard" style:auto-update="true">
      <style:paragraph-properties fo:margin-left="1.166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8" style:display-name="index 8" style:family="paragraph" style:parent-style-name="Standard" style:next-style-name="Standard" style:auto-update="true">
      <style:paragraph-properties fo:margin-left="1.333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9" style:display-name="index 9" style:family="paragraph" style:parent-style-name="Standard" style:next-style-name="Standard" style:auto-update="true">
      <style:paragraph-properties fo:margin-left="1.5in" fo:margin-top="0in" fo:margin-bottom="0in" style:contextual-spacing="false" fo:line-height="100%" fo:text-indent="-0.166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index_20_heading" style:display-name="index heading" style:family="paragraph" style:parent-style-name="Standard" style:next-style-name="index_20_1">
      <style:paragraph-properties fo:margin-top="0in" fo:margin-bottom="0in" style:contextual-spacing="false" fo:line-height="100%"/>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Figure_20_Index_20_1" style:display-name="Figure Index 1" style:family="paragraph" style:parent-style-name="Standard" style:next-style-name="Standard" style:class="index">
      <style:paragraph-properties fo:margin-left="0.3335in" fo:margin-top="0in" fo:margin-bottom="0in" style:contextual-spacing="false" fo:line-height="100%" fo:text-indent="-0.3335in" style:auto-text-indent="false"/>
      <style:text-properties fo:font-size="12pt" style:font-name-asian="Times New Roman2" style:font-family-asian="'Times New Roman'" style:font-family-generic-asian="system" style:font-pitch-asian="variable" style:font-size-asian="12pt" style:language-asian="ru" style:country-asian="RU" style:font-size-complex="12pt"/>
    </style:style>
    <style:style style:name="подпись1" style:family="paragraph" style:parent-style-name="Standard">
      <style:paragraph-properties fo:margin-top="0in" fo:margin-bottom="0in" style:contextual-spacing="false" fo:line-height="100%"/>
      <style:text-properties style:font-name="Times New Roman CYR" fo:font-family="'Times New Roman CYR'" style:font-family-generic="roman" style:font-pitch="variable" style:font-name-asian="Times New Roman2" style:font-family-asian="'Times New Roman'" style:font-family-generic-asian="system" style:font-pitch-asian="variable" style:language-asian="ru" style:country-asian="RU" style:font-name-complex="Times New Roman CYR1" style:font-family-complex="'Times New Roman CYR'" style:font-family-generic-complex="system" style:font-pitch-complex="variable"/>
    </style:style>
    <style:style style:name="маркированный" style:family="paragraph" style:parent-style-name="Standard">
      <style:paragraph-properties fo:margin-left="1.0236in" fo:margin-top="0in" fo:margin-bottom="0.0835in" style:contextual-spacing="false" fo:line-height="150%" fo:text-align="justify" style:justify-single-word="false" fo:text-indent="-0.2362in" style:auto-text-indent="false"/>
      <style:text-properties style:font-name-asian="Times New Roman2" style:font-family-asian="'Times New Roman'" style:font-family-generic-asian="system" style:font-pitch-asian="variable" style:language-asian="ru" style:country-asian="RU" style:font-size-complex="10pt"/>
    </style:style>
    <style:style style:name="Стиль_20_маркированныйSymbol_20__28_Symbol_29_Слева_3a__20__20_1.2_20_смВыступ_3a__20__20_0.7_20_см_20_..." style:display-name="Стиль маркированныйSymbol (Symbol)Слева:  1.2 смВыступ:  0.7 см ..." style:family="paragraph" style:parent-style-name="маркированный" style:list-style-name="WWNum2"/>
    <style:style style:name="List_20_1" style:display-name="List 1" style:family="paragraph" style:parent-style-name="Standard" style:auto-update="true" style:class="list">
      <style:paragraph-properties fo:margin-left="0.748in" fo:margin-top="0in" fo:margin-bottom="0.0417in" style:contextual-spacing="false" fo:line-height="150%" fo:text-align="justify" style:justify-single-word="false" fo:text-indent="-0.2756in" style:auto-text-indent="false">
        <style:tab-stops>
          <style:tab-stop style:position="0.748in"/>
        </style:tab-stops>
      </style:paragraph-properties>
      <style:text-properties style:font-name-asian="Times New Roman2" style:font-family-asian="'Times New Roman'" style:font-family-generic-asian="system" style:font-pitch-asian="variable" style:font-size-complex="10pt"/>
    </style:style>
    <style:style style:name="font_5f_text" style:display-name="font_text" style:family="paragraph" style:parent-style-name="Standard">
      <style:paragraph-properties fo:margin-top="0.1945in" fo:margin-bottom="0.1945in" style:contextual-spacing="false" fo:line-height="100%"/>
      <style:text-properties fo:color="#000000" loext:opacity="100%" style:font-name="Arial Unicode MS" fo:font-family="'Arial Unicode MS'" style:font-family-generic="roman" style:font-pitch="variable" fo:font-size="9pt" style:font-name-asian="Arial Unicode MS1" style:font-family-asian="'Arial Unicode MS'" style:font-family-generic-asian="system" style:font-pitch-asian="variable" style:font-size-asian="9pt" style:language-asian="ru" style:country-asian="RU" style:font-name-complex="Arial Unicode MS1" style:font-family-complex="'Arial Unicode MS'" style:font-family-generic-complex="system" style:font-pitch-complex="variable" style:font-size-complex="9pt"/>
    </style:style>
    <style:style style:name="Обычный_20__2b__20_Times_20_New_20_Roman" style:display-name="Обычный + Times New Roman" style:family="paragraph" style:parent-style-name="Standard">
      <style:paragraph-properties fo:margin-top="0in" fo:margin-bottom="0in" style:contextual-spacing="false" fo:line-height="100%" fo:text-align="justify" style:justify-single-word="false" fo:orphans="0" fo:widows="0" fo:text-indent="0.4925in" style:auto-text-indent="false"/>
      <style:text-properties style:font-name-asian="Times New Roman2" style:font-family-asian="'Times New Roman'" style:font-family-generic-asian="system" style:font-pitch-asian="variable" style:language-asian="ru" style:country-asian="RU"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_20__28_WW_29_" style:display-name="Default Paragraph Font (WW)" style:family="text"/>
    <style:style style:name="Верхний_20_колонтитул_20_Знак" style:display-name="Верхний колонтитул Знак" style:family="text" loext:linked-style-name="Header">
      <style:text-properties fo:font-size="14pt" style:font-size-asian="14pt" style:language-asian="en" style:country-asian="US" style:font-size-complex="14pt"/>
    </style:style>
    <style:style style:name="Нижний_20_колонтитул_20_Знак" style:display-name="Нижний колонтитул Знак" style:family="text" loext:linked-style-name="Footer">
      <style:text-properties fo:font-size="14pt" style:font-size-asian="14pt" style:language-asian="en" style:country-asian="US" style:font-size-complex="14pt"/>
    </style:style>
    <style:style style:name="Internet_20_link" style:display-name="Internet link" style:family="text">
      <style:text-properties fo:color="#0000ff" loext:opacity="100%" style:text-underline-style="solid" style:text-underline-width="auto" style:text-underline-color="font-color"/>
    </style:style>
    <style:style style:name="Заголовок_20_1_20_Знак" style:display-name="Заголовок 1 Знак" style:family="text" loext:linked-style-name="Heading_20_1">
      <style:text-properties style:font-name="Arial" fo:font-family="Arial" style:font-family-generic="roman" style:font-pitch="variable" fo:font-size="9pt" fo:font-style="italic" style:font-name-asian="Times New Roman2" style:font-family-asian="'Times New Roman'" style:font-family-generic-asian="system" style:font-pitch-asian="variable" style:font-size-asian="9pt" style:font-style-asian="italic"/>
    </style:style>
    <style:style style:name="Заголовок_20_2_20_Знак" style:display-name="Заголовок 2 Знак" style:family="text" loext:linked-style-name="Heading_20_2">
      <style:text-properties fo:font-size="16pt" fo:font-weight="bold" style:font-name-asian="Times New Roman2" style:font-family-asian="'Times New Roman'" style:font-family-generic-asian="system" style:font-pitch-asian="variable" style:font-size-asian="16pt" style:font-weight-asian="bold"/>
    </style:style>
    <style:style style:name="Заголовок_20_3_20_Знак" style:display-name="Заголовок 3 Знак" style:family="text" loext:linked-style-name="Heading_20_3">
      <style:text-properties fo:font-size="16pt" fo:font-weight="bold" style:font-name-asian="Times New Roman2" style:font-family-asian="'Times New Roman'" style:font-family-generic-asian="system" style:font-pitch-asian="variable" style:font-size-asian="16pt" style:font-weight-asian="bold"/>
    </style:style>
    <style:style style:name="Заголовок_20_4_20_Знак" style:display-name="Заголовок 4 Знак" style:family="text" loext:linked-style-name="Heading_20_4">
      <style:text-properties style:font-name="Arial" fo:font-family="Arial" style:font-family-generic="roman" style:font-pitch="variable" fo:font-size="14pt" fo:font-style="italic" style:font-name-asian="Times New Roman2" style:font-family-asian="'Times New Roman'" style:font-family-generic-asian="system" style:font-pitch-asian="variable" style:font-size-asian="14pt" style:font-style-asian="italic"/>
    </style:style>
    <style:style style:name="Заголовок_20_5_20_Знак" style:display-name="Заголовок 5 Знак" style:family="text" loext:linked-style-name="Heading_20_5">
      <style:text-properties style:font-name="Arial" fo:font-family="Arial" style:font-family-generic="roman" style:font-pitch="variable" fo:font-size="14pt" fo:font-style="italic" style:font-name-asian="Times New Roman2" style:font-family-asian="'Times New Roman'" style:font-family-generic-asian="system" style:font-pitch-asian="variable" style:font-size-asian="14pt" style:font-style-asian="italic"/>
    </style:style>
    <style:style style:name="Заголовок_20_6_20_Знак" style:display-name="Заголовок 6 Знак" style:family="text" loext:linked-style-name="Heading_20_6">
      <style:text-properties style:font-name="Arial" fo:font-family="Arial" style:font-family-generic="roman" style:font-pitch="variable" fo:font-size="12pt" fo:font-style="italic" style:font-name-asian="Times New Roman2" style:font-family-asian="'Times New Roman'" style:font-family-generic-asian="system" style:font-pitch-asian="variable" style:font-size-asian="12pt" style:font-style-asian="italic"/>
    </style:style>
    <style:style style:name="Заголовок_20_7_20_Знак" style:display-name="Заголовок 7 Знак" style:family="text" loext:linked-style-name="Heading_20_7">
      <style:text-properties style:font-name="Arial" fo:font-family="Arial" style:font-family-generic="roman" style:font-pitch="variable" fo:font-size="14pt" fo:language="en" fo:country="US" fo:font-style="italic" style:font-name-asian="Times New Roman2" style:font-family-asian="'Times New Roman'" style:font-family-generic-asian="system" style:font-pitch-asian="variable" style:font-size-asian="14pt" style:font-style-asian="italic"/>
    </style:style>
    <style:style style:name="Заголовок_20_8_20_Знак" style:display-name="Заголовок 8 Знак" style:family="text" loext:linked-style-name="Heading_20_8">
      <style:text-properties style:font-name="Arial" fo:font-family="Arial" style:font-family-generic="roman" style:font-pitch="variable" fo:font-size="14pt" fo:language="en" fo:country="US" fo:font-style="italic" style:font-name-asian="Times New Roman2" style:font-family-asian="'Times New Roman'" style:font-family-generic-asian="system" style:font-pitch-asian="variable" style:font-size-asian="14pt" style:font-style-asian="italic"/>
    </style:style>
    <style:style style:name="Заголовок_20_9_20_Знак" style:display-name="Заголовок 9 Знак" style:family="text" loext:linked-style-name="Heading_20_9">
      <style:text-properties style:font-name="Arial" fo:font-family="Arial" style:font-family-generic="roman" style:font-pitch="variable" fo:font-size="14pt" fo:font-style="italic" style:font-name-asian="Times New Roman2" style:font-family-asian="'Times New Roman'" style:font-family-generic-asian="system" style:font-pitch-asian="variable" style:font-size-asian="14pt" style:font-style-asian="italic"/>
    </style:style>
    <style:style style:name="page_20_number" style:display-name="page number" style:family="text"/>
    <style:style style:name="Основной_20_текст_20_Знак" style:display-name="Основной текст Знак" style:family="text">
      <style:text-properties fo:font-size="16pt" fo:font-style="italic" style:text-underline-style="solid" style:text-underline-width="auto" style:text-underline-color="font-color" fo:font-weight="bold" style:font-name-asian="Times New Roman2" style:font-family-asian="'Times New Roman'" style:font-family-generic-asian="system" style:font-pitch-asian="variable" style:font-size-asian="16pt" style:font-style-asian="italic" style:font-weight-asian="bold"/>
    </style:style>
    <style:style style:name="Основной_20_текст_20_2_20_Знак" style:display-name="Основной текст 2 Знак" style:family="text" loext:linked-style-name="Body_20_Text_20_2">
      <style:text-properties fo:font-size="16pt" style:font-name-asian="Times New Roman2" style:font-family-asian="'Times New Roman'" style:font-family-generic-asian="system" style:font-pitch-asian="variable" style:font-size-asian="16pt"/>
    </style:style>
    <style:style style:name="Основной_20_текст_20_с_20_отступом_20_Знак" style:display-name="Основной текст с отступом Знак" style:family="text">
      <style:text-properties fo:font-size="16pt" style:font-name-asian="Times New Roman2" style:font-family-asian="'Times New Roman'" style:font-family-generic-asian="system" style:font-pitch-asian="variable" style:font-size-asian="16pt"/>
    </style:style>
    <style:style style:name="Основной_20_текст_20_с_20_отступом_20_2_20_Знак" style:display-name="Основной текст с отступом 2 Знак" style:family="text" loext:linked-style-name="Body_20_Text_20_Indent_20_2">
      <style:text-properties fo:font-size="16pt" style:font-name-asian="Times New Roman2" style:font-family-asian="'Times New Roman'" style:font-family-generic-asian="system" style:font-pitch-asian="variable" style:font-size-asian="16pt"/>
    </style:style>
    <style:style style:name="Основной_20_текст_20_3_20_Знак" style:display-name="Основной текст 3 Знак" style:family="text" loext:linked-style-name="Body_20_Text_20_3">
      <style:text-properties fo:font-size="16pt" fo:language="en" fo:country="US" style:font-name-asian="Times New Roman2" style:font-family-asian="'Times New Roman'" style:font-family-generic-asian="system" style:font-pitch-asian="variable" style:font-size-asian="16pt"/>
    </style:style>
    <style:style style:name="Основной_20_текст_20_с_20_отступом_20_3_20_Знак" style:display-name="Основной текст с отступом 3 Знак" style:family="text" loext:linked-style-name="Body_20_Text_20_Indent_20_3">
      <style:text-properties fo:font-size="14pt" style:font-name-asian="Times New Roman2" style:font-family-asian="'Times New Roman'" style:font-family-generic-asian="system" style:font-pitch-asian="variable" style:font-size-asian="14pt"/>
    </style:style>
    <style:style style:name="Название_20_Знак" style:display-name="Название Знак" style:family="text" loext:linked-style-name="Title">
      <style:text-properties fo:font-size="20pt" style:font-name-asian="Times New Roman2" style:font-family-asian="'Times New Roman'" style:font-family-generic-asian="system" style:font-pitch-asian="variable" style:font-size-asian="20pt" style:font-size-complex="12pt"/>
    </style:style>
    <style:style style:name="Strong_20_Emphasis" style:display-name="Strong Emphasis" style:family="text">
      <style:text-properties fo:font-weight="bold" style:font-weight-asian="bold" style:font-weight-complex="bold"/>
    </style:style>
    <style:style style:name="Подзаголовок_20_Знак" style:display-name="Подзаголовок Знак" style:family="text" loext:linked-style-name="Subtitle">
      <style:text-properties style:font-name="Arial" fo:font-family="Arial" style:font-family-generic="roman" style:font-pitch="variable" fo:font-size="14pt" fo:language="en" fo:country="US" fo:font-style="italic" style:font-name-asian="Times New Roman2" style:font-family-asian="'Times New Roman'" style:font-family-generic-asian="system" style:font-pitch-asian="variable" style:font-size-asian="14pt" style:font-style-asian="italic"/>
    </style:style>
    <style:style style:name="Стандартный_20_HTML_20_Знак" style:display-name="Стандартный HTML Знак" style:family="text" loext:linked-style-name="HTML_20_Preformatted">
      <style:text-properties fo:color="#000000" loext:opacity="100%"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Текст_20_Знак" style:display-name="Текст Знак" style:family="text" loext:linked-style-name="Plain_20_Text">
      <style:text-properties fo:font-size="14pt" style:font-name-asian="Times New Roman2" style:font-family-asian="'Times New Roman'" style:font-family-generic-asian="system" style:font-pitch-asian="variable" style:font-size-asian="14pt"/>
    </style:style>
    <style:style style:name="Текст_20_выноски_20_Знак" style:display-name="Текст выноски Знак" style:family="text" loext:linked-style-name="Balloon_20_Tex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Текст_20_макроса_20_Знак" style:display-name="Текст макроса Знак" style:family="text" loext:linked-style-name="macro">
      <style:text-properties style:font-name="Courier New1" fo:font-family="'Courier New'" style:font-family-generic="roman" style:font-pitch="variable" fo:letter-spacing="-0.0138in" style:font-name-asian="Times New Roman2" style:font-family-asian="'Times New Roman'" style:font-family-generic-asian="system" style:font-pitch-asian="variable"/>
    </style:style>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Times New Roman2" style:font-family-complex="'Times New Roman'" style:font-family-generic-complex="system" style:font-pitch-complex="variable"/>
    </style:style>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omplex="Times New Roman2" style:font-family-complex="'Times New Roman'" style:font-family-generic-complex="system" style:font-pitch-complex="variable"/>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complex="Times New Roman2" style:font-family-complex="'Times New Roman'" style:font-family-generic-complex="system" style:font-pitch-complex="variable"/>
    </style:style>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2"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2"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complex="Times New Roman2" style:font-family-complex="'Times New Roman'" style:font-family-generic-complex="system" style:font-pitch-complex="variable"/>
    </style:style>
    <style:style style:name="ListLabel_20_200" style:display-name="ListLabel 200" style:family="text">
      <style:text-properties style:font-name-complex="Times New Roman2" style:font-family-complex="'Times New Roman'"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2"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complex="Times New Roman2" style:font-family-complex="'Times New Roman'" style:font-family-generic-complex="system" style:font-pitch-complex="variable"/>
    </style:style>
    <style:style style:name="ListLabel_20_209" style:display-name="ListLabel 209" style:family="text">
      <style:text-properties style:font-name-complex="Courier New2"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2"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2"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2"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2"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2"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2"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2"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2"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2"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2"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2"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2"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2"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2"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2"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2"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2"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text-properties style:font-name-complex="Times New Roman2" style:font-family-complex="'Times New Roman'" style:font-family-generic-complex="system" style:font-pitch-complex="variable"/>
    </style:style>
    <style:style style:name="ListLabel_20_337" style:display-name="ListLabel 337" style:family="text">
      <style:text-properties style:font-name-complex="Courier New2" style:font-family-complex="'Courier New'" style:font-family-generic-complex="system" style:font-pitch-complex="variable"/>
    </style:style>
    <style:style style:name="ListLabel_20_338" style:display-name="ListLabel 338" style:family="text"/>
    <style:style style:name="ListLabel_20_339" style:display-name="ListLabel 339" style:family="text"/>
    <style:style style:name="ListLabel_20_340" style:display-name="ListLabel 340" style:family="text">
      <style:text-properties style:font-name-complex="Courier New2" style:font-family-complex="'Courier New'" style:font-family-generic-complex="system" style:font-pitch-complex="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Courier New2" style:font-family-complex="'Courier New'" style:font-family-generic-complex="system" style:font-pitch-complex="variable"/>
    </style:style>
    <style:style style:name="ListLabel_20_344" style:display-name="ListLabel 344" style:family="text"/>
    <style:style style:name="ListLabel_20_345" style:display-name="ListLabel 345" style:family="text">
      <style:text-properties fo:color="#000000" loext:opacity="1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46" style:display-name="ListLabel 346" style:family="text">
      <style:text-properties style:font-name-complex="Courier New2" style:font-family-complex="'Courier New'" style:font-family-generic-complex="system" style:font-pitch-complex="variable"/>
    </style:style>
    <style:style style:name="ListLabel_20_347" style:display-name="ListLabel 347" style:family="text"/>
    <style:style style:name="ListLabel_20_348" style:display-name="ListLabel 348" style:family="text"/>
    <style:style style:name="ListLabel_20_349" style:display-name="ListLabel 349" style:family="text">
      <style:text-properties style:font-name-complex="Courier New2" style:font-family-complex="'Courier New'" style:font-family-generic-complex="system" style:font-pitch-complex="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style style:name="ListLabel_20_354" style:display-name="ListLabel 354" style:family="text">
      <style:text-properties style:font-name-complex="Times New Roman2" style:font-family-complex="'Times New Roman'"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style style:name="ListLabel_20_357" style:display-name="ListLabel 357" style:family="text"/>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Courier New2" style:font-family-complex="'Courier New'" style:font-family-generic-complex="system" style:font-pitch-complex="variable"/>
    </style:style>
    <style:style style:name="ListLabel_20_362" style:display-name="ListLabel 362" style:family="text"/>
    <style:style style:name="ListLabel_20_363" style:display-name="ListLabel 363" style:family="text">
      <style:text-properties fo:color="#000000" loext:opacity="1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64" style:display-name="ListLabel 364" style:family="text">
      <style:text-properties style:font-name-complex="Courier New2" style:font-family-complex="'Courier New'" style:font-family-generic-complex="system" style:font-pitch-complex="variable"/>
    </style:style>
    <style:style style:name="ListLabel_20_365" style:display-name="ListLabel 365" style:family="text"/>
    <style:style style:name="ListLabel_20_366" style:display-name="ListLabel 366" style:family="text"/>
    <style:style style:name="ListLabel_20_367" style:display-name="ListLabel 367" style:family="text">
      <style:text-properties style:font-name-complex="Courier New2" style:font-family-complex="'Courier New'" style:font-family-generic-complex="system" style:font-pitch-complex="variable"/>
    </style:style>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Courier New2" style:font-family-complex="'Courier New'" style:font-family-generic-complex="system" style:font-pitch-complex="variable"/>
    </style:style>
    <style:style style:name="ListLabel_20_371" style:display-name="ListLabel 371" style:family="text"/>
    <style:style style:name="Index_20_Link" style:display-name="Index Link" style:family="text"/>
    <style:style style:name="Numbering_20_Symbols" style:display-name="Numbering Symbols"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1" style:display-name="Нет списка1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2" style:display-name="Нет списка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2" style:display-name="Нет списка1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3" style:display-name="Нет списка3">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4" style:display-name="Нет списка4">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5" style:display-name="Нет списка5">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6" style:display-name="Нет списка6">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3" style:display-name="Нет списка13">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space" fo:text-indent="-0.2362in" fo:margin-left="1.0236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4925in" fo:text-indent="-0.25in" fo:margin-left="1.49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9925in" fo:text-indent="-0.25in" fo:margin-left="2.99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9925in" fo:text-indent="-0.25in" fo:margin-left="3.99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4925in" fo:text-indent="-0.25in" fo:margin-left="4.49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9925in"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3937in" fo:text-indent="-0.4134in" fo:margin-left="0.4134in"/>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2">
        <style:list-level-properties text:list-level-position-and-space-mode="label-alignment">
          <style:list-level-label-alignment text:label-followed-by="listtab" text:list-tab-stop-position="0.6354in" fo:text-indent="-0.6354in" fo:margin-left="0.6354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text:list-tab-stop-position="0.6354in" fo:text-indent="-0.6354in" fo:margin-left="0.6354in"/>
        </style:list-level-properties>
      </text:list-level-style-number>
      <text:list-level-style-number text:level="3" text:style-name="ListLabel_20_39" loext:num-list-format="%1%.%2%.%3%" style:num-format="1" text:start-value="4" text:display-levels="3">
        <style:list-level-properties text:list-level-position-and-space-mode="label-alignment">
          <style:list-level-label-alignment text:label-followed-by="listtab" text:list-tab-stop-position="0.6354in" fo:text-indent="-0.6354in" fo:margin-left="0.6354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2">
        <style:list-level-properties text:list-level-position-and-space-mode="label-alignment">
          <style:list-level-label-alignment text:label-followed-by="listtab" text:list-tab-stop-position="0.6043in" fo:text-indent="-0.6043in" fo:margin-left="0.6043in"/>
        </style:list-level-properties>
      </text:list-level-style-number>
      <text:list-level-style-number text:level="2" text:style-name="ListLabel_20_47" loext:num-list-format="%1%.%2%" style:num-format="1" text:start-value="2" text:display-levels="2">
        <style:list-level-properties text:list-level-position-and-space-mode="label-alignment">
          <style:list-level-label-alignment text:label-followed-by="listtab" text:list-tab-stop-position="0.6043in" fo:text-indent="-0.6043in" fo:margin-left="0.6043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text:list-tab-stop-position="0.6043in" fo:text-indent="-0.6043in" fo:margin-left="0.6043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3126in" fo:margin-left="0.3126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16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0165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16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016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16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016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16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0165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1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7429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2429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7429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2429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7429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2429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7429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2429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742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165in"/>
        </style:list-level-properties>
        <style:text-properties fo:font-family="'Times New Roman'"/>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0165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16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0165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16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0165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16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0165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1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text:start-value="2">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text:style-name="ListLabel_20_164" loext:num-list-format="%2%" style:num-format="" text:start-value="0">
        <style:list-level-properties text:list-level-position-and-space-mode="label-alignment">
          <style:list-level-label-alignment text:label-followed-by="listtab" text:list-tab-stop-position="0.5457in"/>
        </style:list-level-properties>
      </text:list-level-style-number>
      <text:list-level-style-number text:level="3" text:style-name="ListLabel_20_165" loext:num-list-format="%3%" style:num-format="" text:start-value="0">
        <style:list-level-properties text:list-level-position-and-space-mode="label-alignment">
          <style:list-level-label-alignment text:label-followed-by="listtab" text:list-tab-stop-position="0.5457in"/>
        </style:list-level-properties>
      </text:list-level-style-number>
      <text:list-level-style-number text:level="4" text:style-name="ListLabel_20_166" loext:num-list-format="%4%" style:num-format="" text:start-value="0">
        <style:list-level-properties text:list-level-position-and-space-mode="label-alignment">
          <style:list-level-label-alignment text:label-followed-by="listtab" text:list-tab-stop-position="0.5457in"/>
        </style:list-level-properties>
      </text:list-level-style-number>
      <text:list-level-style-number text:level="5" text:style-name="ListLabel_20_167" loext:num-list-format="%5%" style:num-format="" text:start-value="0">
        <style:list-level-properties text:list-level-position-and-space-mode="label-alignment">
          <style:list-level-label-alignment text:label-followed-by="listtab" text:list-tab-stop-position="0.5457in"/>
        </style:list-level-properties>
      </text:list-level-style-number>
      <text:list-level-style-number text:level="6" text:style-name="ListLabel_20_168" loext:num-list-format="%6%" style:num-format="" text:start-value="0">
        <style:list-level-properties text:list-level-position-and-space-mode="label-alignment">
          <style:list-level-label-alignment text:label-followed-by="listtab" text:list-tab-stop-position="0.5457in"/>
        </style:list-level-properties>
      </text:list-level-style-number>
      <text:list-level-style-number text:level="7" text:style-name="ListLabel_20_169" loext:num-list-format="%7%" style:num-format="" text:start-value="0">
        <style:list-level-properties text:list-level-position-and-space-mode="label-alignment">
          <style:list-level-label-alignment text:label-followed-by="listtab" text:list-tab-stop-position="0.5457in"/>
        </style:list-level-properties>
      </text:list-level-style-number>
      <text:list-level-style-number text:level="8" text:style-name="ListLabel_20_170" loext:num-list-format="%8%" style:num-format="" text:start-value="0">
        <style:list-level-properties text:list-level-position-and-space-mode="label-alignment">
          <style:list-level-label-alignment text:label-followed-by="listtab" text:list-tab-stop-position="0.5457in"/>
        </style:list-level-properties>
      </text:list-level-style-number>
      <text:list-level-style-number text:level="9" text:style-name="ListLabel_20_171" loext:num-list-format="%9%" style:num-format="" text:start-value="0">
        <style:list-level-properties text:list-level-position-and-space-mode="label-alignment">
          <style:list-level-label-alignment text:label-followed-by="listtab" text:list-tab-stop-position="0.54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25in" fo:margin-left="1in"/>
        </style:list-level-properties>
        <style:text-properties fo:font-family="'Times New Roman'"/>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Times New Roman'"/>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0.8035in" fo:text-indent="-0.25in" fo:margin-left="0.8035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3035in" fo:text-indent="-0.25in" fo:margin-left="1.303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8035in" fo:text-indent="-0.25in" fo:margin-left="1.8035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text:list-tab-stop-position="2.3035in" fo:text-indent="-0.25in" fo:margin-left="2.303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8035in" fo:text-indent="-0.25in" fo:margin-left="2.8035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3035in" fo:text-indent="-0.25in" fo:margin-left="3.3035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text:list-tab-stop-position="3.8035in" fo:text-indent="-0.25in" fo:margin-left="3.8035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3035in" fo:text-indent="-0.25in" fo:margin-left="4.30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fo:text-align="end">
          <style:list-level-label-alignment text:label-followed-by="listtab" text:list-tab-stop-position="0.5138in" fo:text-indent="-0.1252in" fo:margin-left="0.5138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fo:text-align="end">
          <style:list-level-label-alignment text:label-followed-by="listtab" fo:text-indent="-0.7874in" fo:margin-left="0.7874in"/>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fo:text-align="end">
          <style:list-level-label-alignment text:label-followed-by="listtab" text:list-tab-stop-position="0.252in" fo:text-indent="-0.252in" fo:margin-left="0.252in"/>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fo:text-align="end">
          <style:list-level-label-alignment text:label-followed-by="listtab" fo:text-indent="-0.7874in" fo:margin-left="0.7874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fo:text-align="end">
          <style:list-level-label-alignment text:label-followed-by="listtab" text:list-tab-stop-position="1in" fo:text-indent="-0.252in" fo:margin-left="1in"/>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fo:text-align="end">
          <style:list-level-label-alignment text:label-followed-by="listtab" fo:text-indent="-0.7874in" fo:margin-left="0.7874in"/>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fo:text-align="end">
          <style:list-level-label-alignment text:label-followed-by="listtab" fo:text-indent="-0.7874in" fo:margin-left="0.7874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fo:text-align="end">
          <style:list-level-label-alignment text:label-followed-by="listtab" text:list-tab-stop-position="1in" fo:text-indent="-0.252in" fo:margin-left="1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0" loext:num-list-format="%1%" style:num-format="1" text:start-value="2">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2" text:style-name="ListLabel_20_291" loext:num-list-format="%1%.%2%" style:num-format="1" text:start-value="4" text:display-levels="2">
        <style:list-level-properties text:list-level-position-and-space-mode="label-alignment">
          <style:list-level-label-alignment text:label-followed-by="listtab" text:list-tab-stop-position="1.2256in" fo:text-indent="-0.4335in" fo:margin-left="1.2256in"/>
        </style:list-level-properties>
      </text:list-level-style-number>
      <text:list-level-style-number text:level="3" text:style-name="ListLabel_20_292" loext:num-list-format="%1%.%2%.%3%" style:num-format="1" text:display-levels="3">
        <style:list-level-properties text:list-level-position-and-space-mode="label-alignment">
          <style:list-level-label-alignment text:label-followed-by="listtab" text:list-tab-stop-position="2.0846in" fo:text-indent="-0.5in" fo:margin-left="2.0846in"/>
        </style:list-level-properties>
      </text:list-level-style-number>
      <text:list-level-style-number text:level="4" text:style-name="ListLabel_20_293" loext:num-list-format="%1%.%2%.%3%.%4%" style:num-format="1" text:display-levels="4">
        <style:list-level-properties text:list-level-position-and-space-mode="label-alignment">
          <style:list-level-label-alignment text:label-followed-by="listtab" text:list-tab-stop-position="3.1272in" fo:text-indent="-0.75in" fo:margin-left="3.1272in"/>
        </style:list-level-properties>
      </text:list-level-style-number>
      <text:list-level-style-number text:level="5" text:style-name="ListLabel_20_294" loext:num-list-format="%1%.%2%.%3%.%4%.%5%" style:num-format="1" text:display-levels="5">
        <style:list-level-properties text:list-level-position-and-space-mode="label-alignment">
          <style:list-level-label-alignment text:label-followed-by="listtab" text:list-tab-stop-position="3.9193in" fo:text-indent="-0.75in" fo:margin-left="3.9193in"/>
        </style:list-level-properties>
      </text:list-level-style-number>
      <text:list-level-style-number text:level="6" text:style-name="ListLabel_20_295" loext:num-list-format="%1%.%2%.%3%.%4%.%5%.%6%" style:num-format="1" text:display-levels="6">
        <style:list-level-properties text:list-level-position-and-space-mode="label-alignment">
          <style:list-level-label-alignment text:label-followed-by="listtab" text:list-tab-stop-position="4.9618in" fo:text-indent="-1in" fo:margin-left="4.9618in"/>
        </style:list-level-properties>
      </text:list-level-style-number>
      <text:list-level-style-number text:level="7" text:style-name="ListLabel_20_296" loext:num-list-format="%1%.%2%.%3%.%4%.%5%.%6%.%7%" style:num-format="1" text:display-levels="7">
        <style:list-level-properties text:list-level-position-and-space-mode="label-alignment">
          <style:list-level-label-alignment text:label-followed-by="listtab" text:list-tab-stop-position="5.7543in" fo:text-indent="-1in" fo:margin-left="5.7543in"/>
        </style:list-level-properties>
      </text:list-level-style-number>
      <text:list-level-style-number text:level="8" text:style-name="ListLabel_20_297" loext:num-list-format="%1%.%2%.%3%.%4%.%5%.%6%.%7%.%8%" style:num-format="1" text:display-levels="8">
        <style:list-level-properties text:list-level-position-and-space-mode="label-alignment">
          <style:list-level-label-alignment text:label-followed-by="listtab" text:list-tab-stop-position="6.7965in" fo:text-indent="-1.25in" fo:margin-left="6.7965in"/>
        </style:list-level-properties>
      </text:list-level-style-number>
      <text:list-level-style-number text:level="9" text:style-name="ListLabel_20_298" loext:num-list-format="%1%.%2%.%3%.%4%.%5%.%6%.%7%.%8%.%9%" style:num-format="1" text:display-levels="9">
        <style:list-level-properties text:list-level-position-and-space-mode="label-alignment">
          <style:list-level-label-alignment text:label-followed-by="listtab" text:list-tab-stop-position="7.839in" fo:text-indent="-1.5in" fo:margin-left="7.8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99" loext:num-list-format="%1%"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00" loext:num-list-format="%1%.%2%" style:num-format="1" text:start-value="3"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ListLabel_20_301"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02" loext:num-list-format="%1%.%2%.%3%.%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ListLabel_20_303"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304" loext:num-list-format="%1%.%2%.%3%.%4%.%5%.%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ListLabel_20_305"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306" loext:num-list-format="%1%.%2%.%3%.%4%.%5%.%6%.%7%.%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ListLabel_20_307" loext:num-list-format="%1%.%2%.%3%.%4%.%5%.%6%.%7%.%8%.%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2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27"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text:style-name="ListLabel_20_3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36" loext:num-list-format="–" style:num-suffix="–" text:bullet-char="–">
        <style:list-level-properties text:list-level-position-and-space-mode="label-alignment">
          <style:list-level-label-alignment text:label-followed-by="listtab" fo:text-indent="-0.25in" fo:margin-left="3.2043in"/>
        </style:list-level-properties>
        <style:text-properties fo:font-family="'Times New Roman'"/>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45" loext:num-list-format="•" style:num-suffix="•" text:bullet-char="•">
        <style:list-level-properties text:list-level-position-and-space-mode="label-alignment">
          <style:list-level-label-alignment text:label-followed-by="listtab" fo:text-indent="-0.7917in" fo:margin-left="1.2917in"/>
        </style:list-level-properties>
        <style:text-properties fo:font-family="'Times New Roman'"/>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54" loext:num-list-format="–" style:num-suffix="–" text:bullet-char="–">
        <style:list-level-properties text:list-level-position-and-space-mode="label-alignment">
          <style:list-level-label-alignment text:label-followed-by="listtab" fo:text-indent="-0.25in" fo:margin-left="1in"/>
        </style:list-level-properties>
        <style:text-properties fo:font-family="'Times New Roman'"/>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63"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0736in" fo:margin-left="0.9846in" fo:margin-right="0.5909in" style:writing-mode="lr-tb" style:layout-grid-color="#c0c0c0" style:layout-grid-lines="39"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189in" fo:margin-left="0in" fo:margin-right="0in" fo:margin-top="0.3799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tab/></text:p>
        <text:p text:style-name="Footer"/>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555</meta:initial-creator>
    <meta:editing-cycles>185</meta:editing-cycles>
    <meta:print-date>2015-08-29T09:33:00</meta:print-date>
    <meta:creation-date>2021-04-02T11:09:00</meta:creation-date>
    <dc:date>2024-05-27T23:21:45.762098258</dc:date>
    <meta:editing-duration>P1DT14H18M42S</meta:editing-duration>
    <meta:generator>LibreOffice/24.2.3.2$Linux_X86_64 LibreOffice_project/420$Build-2</meta:generator>
    <meta:document-statistic meta:table-count="0" meta:image-count="0" meta:object-count="0" meta:page-count="27" meta:paragraph-count="351" meta:word-count="5111" meta:character-count="41354" meta:non-whitespace-character-count="35934"/>
    <meta:user-defined meta:name="AppVersion">14.0000</meta:user-defined>
    <meta:user-defined meta:name="Company">777</meta:user-defined>
    <meta:template xlink:type="simple" xlink:actuate="onRequest" xlink:title="Normal" xlink:href=""/>
  </office:meta>
</office:document-meta>
</file>